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2.0638in"/>
    </style:style>
    <style:style style:name="co4" style:family="table-column">
      <style:table-column-properties fo:break-before="auto" style:column-width="2.248in"/>
    </style:style>
    <style:style style:name="co5" style:family="table-column">
      <style:table-column-properties fo:break-before="auto" style:column-width="1.2283in"/>
    </style:style>
    <style:style style:name="co6" style:family="table-column">
      <style:table-column-properties fo:break-before="auto" style:column-width="1.4937in"/>
    </style:style>
    <style:style style:name="ro1" style:family="table-row">
      <style:table-row-properties style:row-height="1.2882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1.1291in" fo:break-before="auto" style:use-optimal-row-height="true"/>
    </style:style>
    <style:style style:name="ro8" style:family="table-row">
      <style:table-row-properties style:row-height="0.3339in" fo:break-before="auto" style:use-optimal-row-height="true"/>
    </style:style>
    <style:style style:name="ro9" style:family="table-row">
      <style:table-row-properties style:row-height="0.811in" fo:break-before="auto" style:use-optimal-row-height="true"/>
    </style:style>
    <style:style style:name="ro10" style:family="table-row">
      <style:table-row-properties style:row-height="0.9701in" fo:break-before="auto" style:use-optimal-row-height="true"/>
    </style:style>
    <style:style style:name="ro11" style:family="table-row">
      <style:table-row-properties style:row-height="1.6063in" fo:break-before="auto" style:use-optimal-row-height="true"/>
    </style:style>
    <style:style style:name="ro12" style:family="table-row">
      <style:table-row-properties style:row-height="1.4472in" fo:break-before="auto" style:use-optimal-row-height="true"/>
    </style:style>
    <style:style style:name="ro13" style:family="table-row">
      <style:table-row-properties style:row-height="1.7654in" fo:break-before="auto" style:use-optimal-row-height="true"/>
    </style:style>
    <style:style style:name="ro14" style:family="table-row">
      <style:table-row-properties style:row-height="1.2791in" fo:break-before="auto" style:use-optimal-row-height="false"/>
    </style:style>
    <style:style style:name="ro15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Pivot_20_Table_20_Result" style:data-style-name="N4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8" style:family="table-cell" style:parent-style-name="Pivot_20_Table_20_Result" style:data-style-name="N3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raftwerksliste Bundesnetzagentur (alle Netz- und Umspannebenen; Netto-Leistung ≥ 20 MW) Stand 13.10.2011" table:style-name="ta1">
        <table:table-column table:style-name="co1" table:number-columns-repeated="13" table:default-cell-style-name="ce2"/>
        <table:table-column table:style-name="co1" table:number-columns-repeated="5" table:default-cell-style-name="Default"/>
        <table:table-column table:style-name="co1" table:number-columns-repeated="13" table:default-cell-style-name="ce2"/>
        <table:table-row table:style-name="ro1">
          <table:table-cell table:style-name="ce3" office:value-type="string" calcext:value-type="string">
            <text:p>Lfd. Nr.</text:p>
          </table:table-cell>
          <table:table-cell table:style-name="ce3" office:value-type="string" calcext:value-type="string">
            <text:p>Unternehmen</text:p>
          </table:table-cell>
          <table:table-cell table:style-name="ce3" office:value-type="string" calcext:value-type="string">
            <text:p>Kraftwerksname</text:p>
          </table:table-cell>
          <table:table-cell table:style-name="ce3" office:value-type="string" calcext:value-type="string">
            <text:p>PLZ</text:p>
            <text:p>(Standort Kraftwerk)</text:p>
          </table:table-cell>
          <table:table-cell table:style-name="ce3" office:value-type="string" calcext:value-type="string">
            <text:p>Ort</text:p>
            <text:p>(Standort Kraftwerk)</text:p>
          </table:table-cell>
          <table:table-cell table:style-name="ce3" office:value-type="string" calcext:value-type="string">
            <text:p>Blockname</text:p>
          </table:table-cell>
          <table:table-cell table:style-name="ce3" office:value-type="string" calcext:value-type="string">
            <text:p>Aufnahme der kommerziellen </text:p>
            <text:p>Stromeinspeisung (Jahr)</text:p>
          </table:table-cell>
          <table:table-cell table:style-name="ce3" office:value-type="string" calcext:value-type="string">
            <text:p>Status des Kraftwerkes (in Betrieb / "Kaltreserve")</text:p>
          </table:table-cell>
          <table:table-cell table:style-name="ce3" office:value-type="string" calcext:value-type="string">
            <text:p>Energieträger</text:p>
          </table:table-cell>
          <table:table-cell table:style-name="ce3" office:value-type="string" calcext:value-type="string">
            <text:p>Spezifizierung "Mehrere Energieträger" und "Sonstige Energieträger"</text:p>
          </table:table-cell>
          <table:table-cell table:style-name="ce3" office:value-type="string" calcext:value-type="string">
            <text:p>Kraft-Wärme-Kopplung i.S.d. ¤ 2 und 3 KWKG (Ja/Nein)</text:p>
          </table:table-cell>
          <table:table-cell table:style-name="ce3" office:value-type="string" calcext:value-type="string">
            <text:p>Netto-</text:p>
            <text:p>Engpassleistung (elektrisch) in MW</text:p>
          </table:table-cell>
          <table:table-cell table:style-name="ce3" office:value-type="string" calcext:value-type="string">
            <text:p>Netz- oder Umspannebene des Anschlusses in kV</text:p>
          </table:table-cell>
          <table:table-cell table:number-columns-repeated="5"/>
          <table:table-cell table:style-name="ce1" office:value-type="string" calcext:value-type="string">
            <text:p>Lfd. Nr.</text:p>
          </table:table-cell>
          <table:table-cell table:style-name="ce1" office:value-type="string" calcext:value-type="string">
            <text:p>Unternehmen</text:p>
          </table:table-cell>
          <table:table-cell table:style-name="ce1" office:value-type="string" calcext:value-type="string">
            <text:p>Kraftwerksname</text:p>
          </table:table-cell>
          <table:table-cell table:style-name="ce1" office:value-type="string" calcext:value-type="string">
            <text:p>PLZ</text:p>
            <text:p>(Standort Kraftwerk)</text:p>
          </table:table-cell>
          <table:table-cell table:style-name="ce1" office:value-type="string" calcext:value-type="string">
            <text:p>Ort</text:p>
            <text:p>(Standort Kraftwerk)</text:p>
          </table:table-cell>
          <table:table-cell table:style-name="ce1" office:value-type="string" calcext:value-type="string">
            <text:p>Blockname</text:p>
          </table:table-cell>
          <table:table-cell table:style-name="ce1" office:value-type="string" calcext:value-type="string">
            <text:p>Aufnahme der kommerziellen </text:p>
            <text:p>Stromeinspeisung (Jahr)</text:p>
          </table:table-cell>
          <table:table-cell table:style-name="ce1" office:value-type="string" calcext:value-type="string">
            <text:p>Status des Kraftwerkes (in Betrieb / "Kaltreserve")</text:p>
          </table:table-cell>
          <table:table-cell table:style-name="ce1" office:value-type="string" calcext:value-type="string">
            <text:p>Energieträger</text:p>
          </table:table-cell>
          <table:table-cell table:style-name="ce1" office:value-type="string" calcext:value-type="string">
            <text:p>Spezifizierung "Mehrere Energieträger" und "Sonstige Energieträger"</text:p>
          </table:table-cell>
          <table:table-cell table:style-name="ce1" office:value-type="string" calcext:value-type="string">
            <text:p>Kraft-Wärme-Kopplung i.S.d. ¤ 2 und 3 KWKG (Ja/Nein)</text:p>
          </table:table-cell>
          <table:table-cell table:style-name="ce1" office:value-type="string" calcext:value-type="string">
            <text:p>Netto-</text:p>
            <text:p>Engpassleistung (elektrisch) in MW</text:p>
          </table:table-cell>
          <table:table-cell table:style-name="ce1" office:value-type="string" calcext:value-type="string">
            <text:p>Netz- oder Umspannebene des Anschlusses in kV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B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Ahrensfelde</text:p>
          </table:table-cell>
          <table:table-cell office:value-type="float" office:value="16356" calcext:value-type="float">
            <text:p>16356</text:p>
          </table:table-cell>
          <table:table-cell office:value-type="string" calcext:value-type="string">
            <text:p>Ahrensfelde</text:p>
          </table:table-cell>
          <table:table-cell office:value-type="string" calcext:value-type="string">
            <text:p>GT D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.5" calcext:value-type="float">
            <text:p>7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Papierfabrik Albbruck GmbH</text:p>
          </table:table-cell>
          <table:table-cell office:value-type="string" calcext:value-type="string">
            <text:p>Papierfabrik Albbruck</text:p>
          </table:table-cell>
          <table:table-cell office:value-type="float" office:value="79774" calcext:value-type="float">
            <text:p>79774</text:p>
          </table:table-cell>
          <table:table-cell office:value-type="string" calcext:value-type="string">
            <text:p>Albbru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Rinde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Dortmunder Energie- und Wasserversorgung GmbH</text:p>
          </table:table-cell>
          <table:table-cell office:value-type="string" calcext:value-type="string">
            <text:p>Windpark Alsleben</text:p>
          </table:table-cell>
          <table:table-cell office:value-type="float" office:value="6425" calcext:value-type="float">
            <text:p>6425</text:p>
          </table:table-cell>
          <table:table-cell office:value-type="string" calcext:value-type="string">
            <text:p>Alsleb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E (solo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A (solo)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GT C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/Mineralölprodukt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2 (DT Solobetrieb)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3" calcext:value-type="float">
            <text:p>4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Altbach/Deizisau</text:p>
          </table:table-cell>
          <table:table-cell office:value-type="float" office:value="73776" calcext:value-type="float">
            <text:p>73776</text:p>
          </table:table-cell>
          <table:table-cell office:value-type="string" calcext:value-type="string">
            <text:p>Altbach</text:p>
          </table:table-cell>
          <table:table-cell office:value-type="string" calcext:value-type="string">
            <text:p>ALT HKW 1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Amlach</text:p>
          </table:table-cell>
          <table:table-cell office:value-type="string" calcext:value-type="string">
            <text:p>A-9900</text:p>
          </table:table-cell>
          <table:table-cell office:value-type="string" calcext:value-type="string">
            <text:p>Amlach</text:p>
          </table:table-cell>
          <table:table-cell office:value-type="string" calcext:value-type="string">
            <text:p>AM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klam </text:p>
          </table:table-cell>
          <table:table-cell office:value-type="float" office:value="17389" calcext:value-type="float">
            <text:p>17389</text:p>
          </table:table-cell>
          <table:table-cell office:value-type="string" calcext:value-type="string">
            <text:p>Anklam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2.3" calcext:value-type="float">
            <text:p>92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Zellstoff Stendal GmbH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Arneburg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2,3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1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Jettenbach 2</text:p>
          </table:table-cell>
          <table:table-cell office:value-type="float" office:value="84544" calcext:value-type="float">
            <text:p>84544</text:p>
          </table:table-cell>
          <table:table-cell office:value-type="string" calcext:value-type="string">
            <text:p>Aschau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string" calcext:value-type="string">
            <text:p>Stadtwerke Augsburg Energie GmbH</text:p>
          </table:table-cell>
          <table:table-cell office:value-type="string" calcext:value-type="string">
            <text:p>Gasturbine</text:p>
          </table:table-cell>
          <table:table-cell office:value-type="float" office:value="86165" calcext:value-type="float">
            <text:p>8616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G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BARD Holding GmbH</text:p>
          </table:table-cell>
          <table:table-cell office:value-type="string" calcext:value-type="string">
            <text:p>BARD Offshore 1</text:p>
          </table:table-cell>
          <table:table-cell office:value-type="float" office:value="26548" calcext:value-type="float">
            <text:p>26548</text:p>
          </table:table-cell>
          <table:table-cell office:value-type="string" calcext:value-type="string">
            <text:p>AWZ</text:p>
          </table:table-cell>
          <table:table-cell office:value-type="string" calcext:value-type="string">
            <text:p>Cluster 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.4" calcext:value-type="float">
            <text:p>40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gglfing</text:p>
          </table:table-cell>
          <table:table-cell office:value-type="float" office:value="94072" calcext:value-type="float">
            <text:p>94072</text:p>
          </table:table-cell>
          <table:table-cell office:value-type="string" calcext:value-type="string">
            <text:p>Bad Füssing</text:p>
          </table:table-cell>
          <table:table-cell office:value-type="string" calcext:value-type="string">
            <text:p>Egglfing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3.6" calcext:value-type="float">
            <text:p>73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äckingen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3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0" calcext:value-type="float">
            <text:p>36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Säckingen</text:p>
          </table:table-cell>
          <table:table-cell office:value-type="float" office:value="79713" calcext:value-type="float">
            <text:p>79713</text:p>
          </table:table-cell>
          <table:table-cell office:value-type="string" calcext:value-type="string">
            <text:p>Bad Säckingen</text:p>
          </table:table-cell>
          <table:table-cell office:value-type="string" calcext:value-type="string">
            <text:p>SW Säckinge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Barby</text:p>
          </table:table-cell>
          <table:table-cell office:value-type="float" office:value="39249" calcext:value-type="float">
            <text:p>39249</text:p>
          </table:table-cell>
          <table:table-cell office:value-type="string" calcext:value-type="string">
            <text:p>Barby</text:p>
          </table:table-cell>
          <table:table-cell office:value-type="string" calcext:value-type="string">
            <text:p>-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telsdorf</text:p>
          </table:table-cell>
          <table:table-cell office:value-type="float" office:value="27383" calcext:value-type="float">
            <text:p>27383</text:p>
          </table:table-cell>
          <table:table-cell table:number-columns-repeated="2" office:value-type="string" calcext:value-type="string">
            <text:p>Bartelsdorf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8" calcext:value-type="float">
            <text:p>3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8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.1" calcext:value-type="float">
            <text:p>18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ased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1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.9" calcext:value-type="float">
            <text:p>11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Kassel </text:p>
          </table:table-cell>
          <table:table-cell office:value-type="float" office:value="34225" calcext:value-type="float">
            <text:p>34225</text:p>
          </table:table-cell>
          <table:table-cell office:value-type="string" calcext:value-type="string">
            <text:p>Baunatal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9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7" calcext:value-type="float">
            <text:p>2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ergheim</text:p>
          </table:table-cell>
          <table:table-cell office:value-type="float" office:value="86673" calcext:value-type="float">
            <text:p>86673</text:p>
          </table:table-cell>
          <table:table-cell office:value-type="string" calcext:value-type="string">
            <text:p>Bergheim</text:p>
          </table:table-cell>
          <table:table-cell office:value-type="string" calcext:value-type="string">
            <text:p>entfällt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BMKW 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17" calcext:value-type="float">
            <text:p>71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Bergkamen</text:p>
          </table:table-cell>
          <table:table-cell office:value-type="float" office:value="59192" calcext:value-type="float">
            <text:p>59192</text:p>
          </table:table-cell>
          <table:table-cell office:value-type="string" calcext:value-type="string">
            <text:p>Bergkamen</text:p>
          </table:table-cell>
          <table:table-cell office:value-type="string" calcext:value-type="string">
            <text:p>BKA 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1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rlin Sportforum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harit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pierfabrik Melitta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4" calcext:value-type="float">
            <text:p>4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itte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uD Mit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Klingenberg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lingenberg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Moabit</text:p>
          </table:table-cell>
          <table:table-cell office:value-type="float" office:value="10557" calcext:value-type="float">
            <text:p>1055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Moabit 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Charlottenburg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Charlottenburg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1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string" calcext:value-type="string">
            <text:p>RWE Innogy Cogen GmbH</text:p>
          </table:table-cell>
          <table:table-cell office:value-type="string" calcext:value-type="string">
            <text:p>HHKW Berlin-Neukölln</text:p>
          </table:table-cell>
          <table:table-cell office:value-type="float" office:value="12355" calcext:value-type="float">
            <text:p>123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weide</text:p>
          </table:table-cell>
          <table:table-cell office:value-type="float" office:value="12439" calcext:value-type="float">
            <text:p>124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öpenick</text:p>
          </table:table-cell>
          <table:table-cell office:value-type="float" office:value="12555" calcext:value-type="float">
            <text:p>1255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uch Heizkraftwerk</text:p>
          </table:table-cell>
          <table:table-cell office:value-type="float" office:value="13125" calcext:value-type="float">
            <text:p>131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 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M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 aus Müllverbrennungsanlag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2" calcext:value-type="float">
            <text:p>2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Reuter West</text:p>
          </table:table-cell>
          <table:table-cell office:value-type="float" office:value="13629" calcext:value-type="float">
            <text:p>136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Reuter West 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ilmersdorf</text:p>
          </table:table-cell>
          <table:table-cell office:value-type="float" office:value="14195" calcext:value-type="float">
            <text:p>1419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T Wilmersdorf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4" calcext:value-type="float">
            <text:p>14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Lichterfelde</text:p>
          </table:table-cell>
          <table:table-cell office:value-type="float" office:value="12205" calcext:value-type="float">
            <text:p>1220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Lichterfelde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" calcext:value-type="float">
            <text:p>53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Bernburg (IKB)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Ber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1.3" calcext:value-type="float">
            <text:p>341.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" calcext:value-type="float">
            <text:p>55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Bertikow)</text:p>
          </table:table-cell>
          <table:table-cell office:value-type="float" office:value="17291" calcext:value-type="float">
            <text:p>17291</text:p>
          </table:table-cell>
          <table:table-cell office:value-type="string" calcext:value-type="string">
            <text:p>Bertikow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1,3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21" calcext:value-type="float">
            <text:p>72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Bexbach</text:p>
          </table:table-cell>
          <table:table-cell office:value-type="float" office:value="66450" calcext:value-type="float">
            <text:p>66450</text:p>
          </table:table-cell>
          <table:table-cell office:value-type="string" calcext:value-type="string">
            <text:p>Bexbach</text:p>
          </table:table-cell>
          <table:table-cell office:value-type="string" calcext:value-type="string">
            <text:p>BEX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2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3" calcext:value-type="float">
            <text:p>68643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1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4" calcext:value-type="float">
            <text:p>68644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2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" calcext:value-type="float">
            <text:p>5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iblis</text:p>
          </table:table-cell>
          <table:table-cell office:value-type="float" office:value="68645" calcext:value-type="float">
            <text:p>68645</text:p>
          </table:table-cell>
          <table:table-cell office:value-type="string" calcext:value-type="string">
            <text:p>Biblis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MVA Bielefeld-Herford GmbH</text:p>
          </table:table-cell>
          <table:table-cell office:value-type="string" calcext:value-type="string">
            <text:p>MVA Bielefeld</text:p>
          </table:table-cell>
          <table:table-cell office:value-type="float" office:value="33609" calcext:value-type="float">
            <text:p>3360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Linien 1-3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" calcext:value-type="float">
            <text:p>61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Erdgas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53" calcext:value-type="float">
            <text:p>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Heizkraftwerk Schildescher Straße</text:p>
          </table:table-cell>
          <table:table-cell office:value-type="float" office:value="33611" calcext:value-type="float">
            <text:p>33611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Koh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" calcext:value-type="float">
            <text:p>63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Gasturbinenkraftwerk Bielefeld-Ummeln</text:p>
          </table:table-cell>
          <table:table-cell office:value-type="float" office:value="33649" calcext:value-type="float">
            <text:p>3364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GTU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string" calcext:value-type="string">
            <text:p>Stadtwerke Bielefeld</text:p>
          </table:table-cell>
          <table:table-cell office:value-type="string" calcext:value-type="string">
            <text:p>GuD-Kraftwerk Hillegossen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Bielefeld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8"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Bitterfeld</text:p>
          </table:table-cell>
          <table:table-cell office:value-type="float" office:value="6749" calcext:value-type="float">
            <text:p>6749</text:p>
          </table:table-cell>
          <table:table-cell office:value-type="string" calcext:value-type="string">
            <text:p>Bitterfeld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ocholt</text:p>
          </table:table-cell>
          <table:table-cell office:value-type="float" office:value="46395" calcext:value-type="float">
            <text:p>46395</text:p>
          </table:table-cell>
          <table:table-cell office:value-type="string" calcext:value-type="string">
            <text:p>Bochol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" calcext:value-type="float">
            <text:p>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ochum</text:p>
          </table:table-cell>
          <table:table-cell office:value-type="float" office:value="44799" calcext:value-type="float">
            <text:p>44799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KB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0.8" calcext:value-type="float">
            <text:p>30.8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8" calcext:value-type="float">
            <text:p>68</text:p>
          </table:table-cell>
          <table:table-cell office:value-type="string" calcext:value-type="string">
            <text:p>Stadtwerke Bochum GmbH</text:p>
          </table:table-cell>
          <table:table-cell office:value-type="string" calcext:value-type="string">
            <text:p>HKW Hiltrop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 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9" calcext:value-type="float">
            <text:p>6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Lippendorf</text:p>
          </table:table-cell>
          <table:table-cell office:value-type="float" office:value="4007" calcext:value-type="float">
            <text:p>4007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0" calcext:value-type="float">
            <text:p>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Braunkohlekraftwerk Lippendorf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Böhlen</text:p>
          </table:table-cell>
          <table:table-cell office:value-type="string" calcext:value-type="string">
            <text:p>LIP 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1" calcext:value-type="float">
            <text:p>71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Karlstraße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Karlstraß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Dampf aus MVA, …L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9"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2" calcext:value-type="float">
            <text:p>72</text:p>
          </table:table-cell>
          <table:table-cell office:value-type="string" calcext:value-type="string">
            <text:p>Energie- und Wasserversorgung Bonnn/Rhein-Sieg GmbH</text:p>
          </table:table-cell>
          <table:table-cell office:value-type="string" calcext:value-type="string">
            <text:p>HKW Süd</text:p>
          </table:table-cell>
          <table:table-cell office:value-type="float" office:value="53129" calcext:value-type="float">
            <text:p>53129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HKW Sü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…l (HEL),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3" calcext:value-type="float">
            <text:p>7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3" calcext:value-type="float">
            <text:p>2943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N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9" calcext:value-type="float">
            <text:p>489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9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8" calcext:value-type="float">
            <text:p>85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oxberg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Boxberg</text:p>
          </table:table-cell>
          <table:table-cell office:value-type="string" calcext:value-type="string">
            <text:p>Q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8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6" calcext:value-type="float">
            <text:p>76</text:p>
          </table:table-cell>
          <table:table-cell office:value-type="string" calcext:value-type="string">
            <text:p>Stadtwerke Brandenburg an der Havel GmbH</text:p>
          </table:table-cell>
          <table:table-cell office:value-type="string" calcext:value-type="string">
            <text:p>Heizkraftwerk StWB</text:p>
          </table:table-cell>
          <table:table-cell office:value-type="float" office:value="14772" calcext:value-type="float">
            <text:p>14772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7" calcext:value-type="float">
            <text:p>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rchmöser</text:p>
          </table:table-cell>
          <table:table-cell office:value-type="float" office:value="14774" calcext:value-type="float">
            <text:p>14774</text:p>
          </table:table-cell>
          <table:table-cell office:value-type="string" calcext:value-type="string">
            <text:p>Branden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2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79" calcext:value-type="float">
            <text:p>79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3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aldpolenz Energiepark FF 1</text:p>
          </table:table-cell>
          <table:table-cell office:value-type="float" office:value="4821" calcext:value-type="float">
            <text:p>4821</text:p>
          </table:table-cell>
          <table:table-cell office:value-type="string" calcext:value-type="string">
            <text:p>Brandis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u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float" office:value="43.4" calcext:value-type="float">
            <text:p>4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Mitte</text:p>
          </table:table-cell>
          <table:table-cell office:value-type="float" office:value="38106" calcext:value-type="float">
            <text:p>38106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Block 1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Heizöl schwer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string" calcext:value-type="string">
            <text:p>Braunschweiger Versorgungs-AG &amp; Co. KG</text:p>
          </table:table-cell>
          <table:table-cell office:value-type="string" calcext:value-type="string">
            <text:p>HKW Nord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Braunschweig</text:p>
          </table:table-cell>
          <table:table-cell office:value-type="string" calcext:value-type="string">
            <text:p>G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stedt</text:p>
          </table:table-cell>
          <table:table-cell office:value-type="float" office:value="28207" calcext:value-type="float">
            <text:p>2820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1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MK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,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GT 3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Mittelsbür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Gicht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5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92" calcext:value-type="float">
            <text:p>92</text:p>
          </table:table-cell>
          <table:table-cell office:value-type="string" calcext:value-type="string">
            <text:p>swb Erzeugung GmbH &amp; Co. KG</text:p>
          </table:table-cell>
          <table:table-cell office:value-type="string" calcext:value-type="string">
            <text:p>KW Hafen</text:p>
          </table:table-cell>
          <table:table-cell office:value-type="float" office:value="28237" calcext:value-type="float">
            <text:p>2823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Block 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Farge</text:p>
          </table:table-cell>
          <table:table-cell office:value-type="float" office:value="28777" calcext:value-type="float">
            <text:p>28777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 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35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Brokdorf</text:p>
          </table:table-cell>
          <table:table-cell office:value-type="float" office:value="25576" calcext:value-type="float">
            <text:p>25576</text:p>
          </table:table-cell>
          <table:table-cell office:value-type="string" calcext:value-type="string">
            <text:p>Brokdorf</text:p>
          </table:table-cell>
          <table:table-cell office:value-type="string" calcext:value-type="string">
            <text:p>KBR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5" calcext:value-type="float">
            <text:p>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A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B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7" calcext:value-type="float">
            <text:p>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3.5" calcext:value-type="float">
            <text:p>63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runsbüttel</text:p>
          </table:table-cell>
          <table:table-cell office:value-type="float" office:value="25541" calcext:value-type="float">
            <text:p>2554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GT 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3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1" calcext:value-type="float">
            <text:p>77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99" calcext:value-type="float">
            <text:p>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Brunsbüttel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KKB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1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EnBW Windpark Buchholz GmbH</text:p>
          </table:table-cell>
          <table:table-cell office:value-type="string" calcext:value-type="string">
            <text:p>Windpark Buchholz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Buchholz (Aller)</text:p>
          </table:table-cell>
          <table:table-cell office:value-type="string" calcext:value-type="string">
            <text:p>Buchholz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string" calcext:value-type="string">
            <text:p>Wacker Chemie GmbH / E.ON Energy Projects</text:p>
          </table:table-cell>
          <table:table-cell office:value-type="string" calcext:value-type="string">
            <text:p>Burghausen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2" calcext:value-type="float">
            <text:p>102</text:p>
          </table:table-cell>
          <table:table-cell office:value-type="string" calcext:value-type="string">
            <text:p>Alzwerke GmbH</text:p>
          </table:table-cell>
          <table:table-cell office:value-type="string" calcext:value-type="string">
            <text:p>Stufe 4 (Holzfeld)</text:p>
          </table:table-cell>
          <table:table-cell office:value-type="float" office:value="84489" calcext:value-type="float">
            <text:p>84489</text:p>
          </table:table-cell>
          <table:table-cell office:value-type="string" calcext:value-type="string">
            <text:p>Burghausen</text:p>
          </table:table-cell>
          <table:table-cell office:value-type="string" calcext:value-type="string">
            <text:p> 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3" calcext:value-type="float">
            <text:p>103</text:p>
          </table:table-cell>
          <table:table-cell office:value-type="string" calcext:value-type="string">
            <text:p>InfraServ GmbH &amp; Co. Gendorf KG</text:p>
          </table:table-cell>
          <table:table-cell office:value-type="string" calcext:value-type="string">
            <text:p>Industriepark Werk Gendorf</text:p>
          </table:table-cell>
          <table:table-cell office:value-type="float" office:value="84508" calcext:value-type="float">
            <text:p>84508</text:p>
          </table:table-cell>
          <table:table-cell office:value-type="string" calcext:value-type="string">
            <text:p>Burgkirchen</text:p>
          </table:table-cell>
          <table:table-cell office:value-type="string" calcext:value-type="string">
            <text:p> 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4" calcext:value-type="float">
            <text:p>104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B/2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55.5" calcext:value-type="float">
            <text:p>5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5" calcext:value-type="float">
            <text:p>105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A/1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float" office:value="85.1" calcext:value-type="float">
            <text:p>8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6" calcext:value-type="float">
            <text:p>106</text:p>
          </table:table-cell>
          <table:table-cell office:value-type="string" calcext:value-type="string">
            <text:p>eins - energie in sachsen GmbH &amp; Co. KG</text:p>
          </table:table-cell>
          <table:table-cell office:value-type="string" calcext:value-type="string">
            <text:p>HKW Nord II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Chemnitz</text:p>
          </table:table-cell>
          <table:table-cell office:value-type="string" calcext:value-type="string">
            <text:p>Block C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Rohbraunkohle, Ersatzbrennstoff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7" calcext:value-type="float">
            <text:p>107</text:p>
          </table:table-cell>
          <table:table-cell office:value-type="string" calcext:value-type="string">
            <text:p>HKW Heizkraftwerksgesellschaft Cottbus mbH</text:p>
          </table:table-cell>
          <table:table-cell office:value-type="string" calcext:value-type="string">
            <text:p>HKW Cottbus</text:p>
          </table:table-cell>
          <table:table-cell office:value-type="float" office:value="3052" calcext:value-type="float">
            <text:p>3052</text:p>
          </table:table-cell>
          <table:table-cell office:value-type="string" calcext:value-type="string">
            <text:p>Cottbus</text:p>
          </table:table-cell>
          <table:table-cell office:value-type="float" office:value="1" calcext:value-type="float">
            <text:p>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5.8" calcext:value-type="float">
            <text:p>25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string" calcext:value-type="string">
            <text:p>PNE WIND AG</text:p>
          </table:table-cell>
          <table:table-cell office:value-type="string" calcext:value-type="string">
            <text:p>Windpark Altenbruch II</text:p>
          </table:table-cell>
          <table:table-cell office:value-type="float" office:value="27478" calcext:value-type="float">
            <text:p>27478</text:p>
          </table:table-cell>
          <table:table-cell office:value-type="string" calcext:value-type="string">
            <text:p>Cuxhaven-Altenbruch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5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office:value-type="string" calcext:value-type="string">
            <text:p>EON Climate &amp; Renewables Central Europe GmbH</text:p>
          </table:table-cell>
          <table:table-cell office:value-type="string" calcext:value-type="string">
            <text:p>Windpark Dargelütz</text:p>
          </table:table-cell>
          <table:table-cell office:value-type="float" office:value="19370" calcext:value-type="float">
            <text:p>19370</text:p>
          </table:table-cell>
          <table:table-cell office:value-type="string" calcext:value-type="string">
            <text:p>Dargelütz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2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1" calcext:value-type="float">
            <text:p>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2" calcext:value-type="float">
            <text:p>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2" calcext:value-type="float">
            <text:p>1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Datteln</text:p>
          </table:table-cell>
          <table:table-cell office:value-type="float" office:value="45711" calcext:value-type="float">
            <text:p>45711</text:p>
          </table:table-cell>
          <table:table-cell office:value-type="string" calcext:value-type="string">
            <text:p>Datteln</text:p>
          </table:table-cell>
          <table:table-cell office:value-type="float" office:value="3" calcext:value-type="float">
            <text:p>3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Boreas Energie GmbH (UW Dauer)</text:p>
          </table:table-cell>
          <table:table-cell office:value-type="float" office:value="17292" calcext:value-type="float">
            <text:p>17292</text:p>
          </table:table-cell>
          <table:table-cell office:value-type="string" calcext:value-type="string">
            <text:p>Dauer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14" calcext:value-type="float">
            <text:p>114</text:p>
          </table:table-cell>
          <table:table-cell office:value-type="string" calcext:value-type="string">
            <text:p>Kraftwerk Dessau GmbH</text:p>
          </table:table-cell>
          <table:table-cell office:value-type="string" calcext:value-type="string">
            <text:p>Dessau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Dessau-Roßlau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5" calcext:value-type="float">
            <text:p>115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Deuben</text:p>
          </table:table-cell>
          <table:table-cell office:value-type="float" office:value="6682" calcext:value-type="float">
            <text:p>6682</text:p>
          </table:table-cell>
          <table:table-cell office:value-type="string" calcext:value-type="string">
            <text:p>Deuben</text:p>
          </table:table-cell>
          <table:table-cell office:value-type="string" calcext:value-type="string">
            <text:p>Industriekraftwerk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float" office:value="585" calcext:value-type="float">
            <text:p>5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Dormagen</text:p>
          </table:table-cell>
          <table:table-cell office:value-type="float" office:value="41539" calcext:value-type="float">
            <text:p>41539</text:p>
          </table:table-cell>
          <table:table-cell office:value-type="string" calcext:value-type="string">
            <text:p>Dormagen</text:p>
          </table:table-cell>
          <table:table-cell office:value-type="string" calcext:value-type="string">
            <text:p>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Dörpum</text:p>
          </table:table-cell>
          <table:table-cell office:value-type="float" office:value="25821" calcext:value-type="float">
            <text:p>25821</text:p>
          </table:table-cell>
          <table:table-cell office:value-type="string" calcext:value-type="string">
            <text:p>Dörpum</text:p>
          </table:table-cell>
          <table:table-cell office:value-type="string" calcext:value-type="string">
            <text:p> 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18" calcext:value-type="float">
            <text:p>11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ortmund HKW</text:p>
          </table:table-cell>
          <table:table-cell office:value-type="float" office:value="44135" calcext:value-type="float">
            <text:p>44135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19" calcext:value-type="float">
            <text:p>11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nepper </text:p>
          </table:table-cell>
          <table:table-cell office:value-type="float" office:value="44357" calcext:value-type="float">
            <text:p>44357</text:p>
          </table:table-cell>
          <table:table-cell office:value-type="string" calcext:value-type="string">
            <text:p>Dortmund</text:p>
          </table:table-cell>
          <table:table-cell office:value-type="string" calcext:value-type="string">
            <text:p>C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20" calcext:value-type="float">
            <text:p>12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resden-Nord 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float" office:value="250" calcext:value-type="float">
            <text:p>2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1" calcext:value-type="float">
            <text:p>121</text:p>
          </table:table-cell>
          <table:table-cell office:value-type="string" calcext:value-type="string">
            <text:p>DREWAG Stadtwerke Dresden GmbH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Dresden, Oederaner Str. 21-25 </text:p>
          </table:table-cell>
          <table:table-cell office:value-type="string" calcext:value-type="string">
            <text:p>GT-HKW Dresden-Nossener Brück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und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string" calcext:value-type="string">
            <text:p>BKW FMB Energie AG</text:p>
          </table:table-cell>
          <table:table-cell office:value-type="string" calcext:value-type="string">
            <text:p>Dubener Platte</text:p>
          </table:table-cell>
          <table:table-cell office:value-type="float" office:value="15926" calcext:value-type="float">
            <text:p>15926</text:p>
          </table:table-cell>
          <table:table-cell office:value-type="string" calcext:value-type="string">
            <text:p>Duben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3" calcext:value-type="float">
            <text:p>123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4" calcext:value-type="float">
            <text:p>124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ZAWSF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, Biom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/B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/B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26" calcext:value-type="float">
            <text:p>12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Walsum</text:p>
          </table:table-cell>
          <table:table-cell office:value-type="float" office:value="47179" calcext:value-type="float">
            <text:p>4717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Block 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A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39" calcext:value-type="float">
            <text:p>23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string" calcext:value-type="string">
            <text:p>Stadtwerke Duisburg AG</text:p>
          </table:table-cell>
          <table:table-cell office:value-type="string" calcext:value-type="string">
            <text:p>HKW III/B</text:p>
          </table:table-cell>
          <table:table-cell office:value-type="float" office:value="47249" calcext:value-type="float">
            <text:p>47249</text:p>
          </table:table-cell>
          <table:table-cell office:value-type="string" calcext:value-type="string">
            <text:p>Duisburg</text:p>
          </table:table-cell>
          <table:table-cell office:value-type="string" calcext:value-type="string">
            <text:p>HKW III/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29" calcext:value-type="float">
            <text:p>129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2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Ruhrort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Duisburg Ruhrort</text:p>
          </table:table-cell>
          <table:table-cell office:value-type="string" calcext:value-type="string">
            <text:p>Block 4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2" calcext:value-type="float">
            <text:p>132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AGu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3.5" calcext:value-type="float">
            <text:p>42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3" calcext:value-type="float">
            <text:p>133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Lausward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4" calcext:value-type="float">
            <text:p>134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GTKW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5"/>
          <table:table-cell office:value-type="float" office:value="135" calcext:value-type="float">
            <text:p>135</text:p>
          </table:table-cell>
          <table:table-cell office:value-type="string" calcext:value-type="string">
            <text:p>Stadtwerke Düsseldorf AG</text:p>
          </table:table-cell>
          <table:table-cell office:value-type="string" calcext:value-type="string">
            <text:p>Flingern</text:p>
          </table:table-cell>
          <table:table-cell office:value-type="float" office:value="40233" calcext:value-type="float">
            <text:p>40233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Flingern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1/Bringhausen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1/Bringhause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0" calcext:value-type="float">
            <text:p>48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37" calcext:value-type="float">
            <text:p>1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deck 2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Waldeck 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38" calcext:value-type="float">
            <text:p>13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emfurt</text:p>
          </table:table-cell>
          <table:table-cell office:value-type="float" office:value="34549" calcext:value-type="float">
            <text:p>34549</text:p>
          </table:table-cell>
          <table:table-cell office:value-type="string" calcext:value-type="string">
            <text:p>Edertal Hemfurth-Edersee</text:p>
          </table:table-cell>
          <table:table-cell office:value-type="string" calcext:value-type="string">
            <text:p>Hemfurt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39" calcext:value-type="float">
            <text:p>13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Eglis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Eglisau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4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float" office:value="42.2" calcext:value-type="float">
            <text:p>4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office:value-type="string" calcext:value-type="string">
            <text:p>Stora Enso Sachsen GmbH</text:p>
          </table:table-cell>
          <table:table-cell office:value-type="string" calcext:value-type="string">
            <text:p>Kombikraftwerk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ilenburg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 / Papierschlämm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,2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141" calcext:value-type="float">
            <text:p>14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Eisenach</text:p>
          </table:table-cell>
          <table:table-cell office:value-type="float" office:value="99817" calcext:value-type="float">
            <text:p>99817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,0</text:p>
          </table:table-cell>
          <table:table-cell office:value-type="string" calcext:value-type="string">
            <text:p>² 110</text:p>
          </table:table-cell>
        </table:table-row>
        <table:table-row table:style-name="ro11"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2" calcext:value-type="float">
            <text:p>142</text:p>
          </table:table-cell>
          <table:table-cell office:value-type="string" calcext:value-type="string">
            <text:p>EnBW Propower GmbH</text:p>
          </table:table-cell>
          <table:table-cell office:value-type="string" calcext:value-type="string">
            <text:p>EBS-Heizkraftwerk 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BS/Abfall (aufbereiteter Haushalts- und Gewerbemüll), Klärschlamm, Rejekte, 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office:value-type="string" calcext:value-type="string">
            <text:p>Vulkan Energiewirtschaft Oderbrücke GmbH</text:p>
          </table:table-cell>
          <table:table-cell office:value-type="string" calcext:value-type="string">
            <text:p>IKW VEO</text:p>
          </table:table-cell>
          <table:table-cell office:value-type="float" office:value="15890" calcext:value-type="float">
            <text:p>15890</text:p>
          </table:table-cell>
          <table:table-cell office:value-type="string" calcext:value-type="string">
            <text:p>Eisenhüttenstadt</text:p>
          </table:table-cell>
          <table:table-cell office:value-type="string" calcext:value-type="string">
            <text:p> 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Gichtgas, Konvertergas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1" calcext:value-type="float">
            <text:p>32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4" calcext:value-type="float">
            <text:p>14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untorf</text:p>
          </table:table-cell>
          <table:table-cell office:value-type="float" office:value="26931" calcext:value-type="float">
            <text:p>26931</text:p>
          </table:table-cell>
          <table:table-cell office:value-type="string" calcext:value-type="string">
            <text:p>Elsfleth</text:p>
          </table:table-cell>
          <table:table-cell office:value-type="string" calcext:value-type="string">
            <text:p> 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1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5" calcext:value-type="float">
            <text:p>145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3</text:p>
          </table:table-cell>
          <table:table-cell office:value-type="float" office:value="97483" calcext:value-type="float">
            <text:p>97483</text:p>
          </table:table-cell>
          <table:table-cell office:value-type="string" calcext:value-type="string">
            <text:p>Eltmann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46" calcext:value-type="float">
            <text:p>146</text:p>
          </table:table-cell>
          <table:table-cell office:value-type="string" calcext:value-type="string">
            <text:p>Windpark Wybelsumer Polder GmbH u. Co. KG</text:p>
          </table:table-cell>
          <table:table-cell office:value-type="string" calcext:value-type="string">
            <text:p>Windpark Wybelsumer Polder</text:p>
          </table:table-cell>
          <table:table-cell office:value-type="float" office:value="26721" calcext:value-type="float">
            <text:p>26721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6" calcext:value-type="float">
            <text:p>2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string" calcext:value-type="string">
            <text:p>Stadtwerke Emden GmbH</text:p>
          </table:table-cell>
          <table:table-cell office:value-type="string" calcext:value-type="string">
            <text:p>Windpark SWE</text:p>
          </table:table-cell>
          <table:table-cell office:value-type="float" office:value="26723" calcext:value-type="float">
            <text:p>26723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48" calcext:value-type="float">
            <text:p>1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 Biomasse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5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0" calcext:value-type="float">
            <text:p>43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49" calcext:value-type="float">
            <text:p>1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mden</text:p>
          </table:table-cell>
          <table:table-cell office:value-type="float" office:value="26725" calcext:value-type="float">
            <text:p>26725</text:p>
          </table:table-cell>
          <table:table-cell office:value-type="string" calcext:value-type="string">
            <text:p>Emd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ohnde</text:p>
          </table:table-cell>
          <table:table-cell office:value-type="float" office:value="31857" calcext:value-type="float">
            <text:p>31857</text:p>
          </table:table-cell>
          <table:table-cell office:value-type="string" calcext:value-type="string">
            <text:p>Emmerthal</text:p>
          </table:table-cell>
          <table:table-cell office:value-type="string" calcext:value-type="string">
            <text:p>KW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float" office:value="283" calcext:value-type="float">
            <text:p>28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51" calcext:value-type="float">
            <text:p>151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office:value-type="string" calcext:value-type="string">
            <text:p>VSE Aktiengesellschaft, Kraftwerk Ensdorf</text:p>
          </table:table-cell>
          <table:table-cell office:value-type="string" calcext:value-type="string">
            <text:p>Kraftwerk Ensdorf</text:p>
          </table:table-cell>
          <table:table-cell office:value-type="float" office:value="66806" calcext:value-type="float">
            <text:p>66806</text:p>
          </table:table-cell>
          <table:table-cell office:value-type="string" calcext:value-type="string">
            <text:p>Ensdorf</text:p>
          </table:table-cell>
          <table:table-cell office:value-type="string" calcext:value-type="string">
            <text:p>Block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Tiermehl,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Iderhoffstraße</text:p>
          </table:table-cell>
          <table:table-cell office:value-type="float" office:value="99085" calcext:value-type="float">
            <text:p>99085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4" calcext:value-type="float">
            <text:p>154</text:p>
          </table:table-cell>
          <table:table-cell office:value-type="string" calcext:value-type="string">
            <text:p>SWE Energie GmbH</text:p>
          </table:table-cell>
          <table:table-cell office:value-type="string" calcext:value-type="string">
            <text:p>HKW Erfurt-Ost</text:p>
          </table:table-cell>
          <table:table-cell office:value-type="float" office:value="99087" calcext:value-type="float">
            <text:p>99087</text:p>
          </table:table-cell>
          <table:table-cell office:value-type="string" calcext:value-type="string">
            <text:p>Erfurt</text:p>
          </table:table-cell>
          <table:table-cell office:value-type="string" calcext:value-type="string">
            <text:p>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5" calcext:value-type="float">
            <text:p>15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Ering</text:p>
          </table:table-cell>
          <table:table-cell office:value-type="float" office:value="94140" calcext:value-type="float">
            <text:p>94140</text:p>
          </table:table-cell>
          <table:table-cell table:number-columns-repeated="2" office:value-type="string" calcext:value-type="string">
            <text:p>Ering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float" office:value="21.1" calcext:value-type="float">
            <text:p>2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56" calcext:value-type="float">
            <text:p>156</text:p>
          </table:table-cell>
          <table:table-cell office:value-type="string" calcext:value-type="string">
            <text:p>Erlanger Stadtwerke AG</text:p>
          </table:table-cell>
          <table:table-cell office:value-type="string" calcext:value-type="string">
            <text:p>HKW Erlangen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 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Erd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57" calcext:value-type="float">
            <text:p>157</text:p>
          </table:table-cell>
          <table:table-cell office:value-type="string" calcext:value-type="string">
            <text:p>Weo GmbH &amp;. Co. KG</text:p>
          </table:table-cell>
          <table:table-cell office:value-type="string" calcext:value-type="string">
            <text:p>Windpark Esperstedt Obhausen</text:p>
          </table:table-cell>
          <table:table-cell office:value-type="float" office:value="6279" calcext:value-type="float">
            <text:p>6279</text:p>
          </table:table-cell>
          <table:table-cell office:value-type="string" calcext:value-type="string">
            <text:p>Esperstedt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8" calcext:value-type="float">
            <text:p>158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2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8" calcext:value-type="float">
            <text:p>8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59" calcext:value-type="float">
            <text:p>159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Isar 1</text:p>
          </table:table-cell>
          <table:table-cell office:value-type="float" office:value="84051" calcext:value-type="float">
            <text:p>84051</text:p>
          </table:table-cell>
          <table:table-cell office:value-type="string" calcext:value-type="string">
            <text:p>Essenbach</text:p>
          </table:table-cell>
          <table:table-cell office:value-type="string" calcext:value-type="string">
            <text:p>KKI 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P Fehmarn</text:p>
          </table:table-cell>
          <table:table-cell office:value-type="float" office:value="23769" calcext:value-type="float">
            <text:p>23769</text:p>
          </table:table-cell>
          <table:table-cell office:value-type="string" calcext:value-type="string">
            <text:p>Fehmar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Pumpspeicherwerk Rönkhausen</text:p>
          </table:table-cell>
          <table:table-cell office:value-type="float" office:value="57413" calcext:value-type="float">
            <text:p>57413</text:p>
          </table:table-cell>
          <table:table-cell office:value-type="string" calcext:value-type="string">
            <text:p>Finnentrop</text:p>
          </table:table-cell>
          <table:table-cell office:value-type="string" calcext:value-type="string">
            <text:p>PSW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4" calcext:value-type="float">
            <text:p>24944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39" calcext:value-type="float">
            <text:p>24939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1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0" calcext:value-type="float">
            <text:p>24940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1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5" calcext:value-type="float">
            <text:p>165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1" calcext:value-type="float">
            <text:p>24941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BS /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6" calcext:value-type="float">
            <text:p>166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2" calcext:value-type="float">
            <text:p>24942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8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office:value-type="string" calcext:value-type="string">
            <text:p>Stadtwerke Flensburg GmbH</text:p>
          </table:table-cell>
          <table:table-cell office:value-type="string" calcext:value-type="string">
            <text:p>HKW Flensburg</text:p>
          </table:table-cell>
          <table:table-cell office:value-type="float" office:value="24943" calcext:value-type="float">
            <text:p>24943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Block7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8" calcext:value-type="float">
            <text:p>168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</table:table-cell>
          <table:table-cell office:value-type="float" office:value="24983" calcext:value-type="float">
            <text:p>24983</text:p>
          </table:table-cell>
          <table:table-cell office:value-type="string" calcext:value-type="string">
            <text:p>Flensburg Handewit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69" calcext:value-type="float">
            <text:p>16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Forb/ Murgwerk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udolf-Fettweis-Werk </text:p>
          </table:table-cell>
          <table:table-cell office:value-type="float" office:value="76596" calcext:value-type="float">
            <text:p>76596</text:p>
          </table:table-cell>
          <table:table-cell office:value-type="string" calcext:value-type="string">
            <text:p>Forbach</text:p>
          </table:table-cell>
          <table:table-cell office:value-type="string" calcext:value-type="string">
            <text:p>Pumpspeicherkraftwerk Schwarzenbachwerk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office:value-type="string" calcext:value-type="string">
            <text:p>Stadtwerke Frankfurt (Oder) GmbH</text:p>
          </table:table-cell>
          <table:table-cell office:value-type="string" calcext:value-type="string">
            <text:p>HKW-FFO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Frankfurt (Oder)</text:p>
          </table:table-cell>
          <table:table-cell office:value-type="string" calcext:value-type="string">
            <text:p>Block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nstaub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float" office:value="46.5" calcext:value-type="float">
            <text:p>46.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72" calcext:value-type="float">
            <text:p>172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MHKW Frankfurt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T 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Müll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5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Niederrad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5" calcext:value-type="float">
            <text:p>17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6" calcext:value-type="float">
            <text:p>176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float" office:value="61.5" calcext:value-type="float">
            <text:p>6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7" calcext:value-type="float">
            <text:p>177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HKW West</text:p>
          </table:table-cell>
          <table:table-cell office:value-type="float" office:value="60627" calcext:value-type="float">
            <text:p>60627</text:p>
          </table:table-cell>
          <table:table-cell office:value-type="string" calcext:value-type="string">
            <text:p>Frankfurt am Main</text:p>
          </table:table-cell>
          <table:table-cell office:value-type="string" calcext:value-type="string">
            <text:p>Block 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echen / Wachtberg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Frechen</text:p>
          </table:table-cell>
          <table:table-cell office:value-type="string" calcext:value-type="string">
            <text:p>Frechen / Wachtberg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.1" calcext:value-type="float">
            <text:p>60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79" calcext:value-type="float">
            <text:p>179</text:p>
          </table:table-cell>
          <table:table-cell office:value-type="string" calcext:value-type="string">
            <text:p>Rhodia Acetow GmbH</text:p>
          </table:table-cell>
          <table:table-cell office:value-type="string" calcext:value-type="string">
            <text:p>WVK GuD Anlage</text:p>
          </table:table-cell>
          <table:table-cell office:value-type="float" office:value="79108" calcext:value-type="float">
            <text:p>79108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1" calcext:value-type="float">
            <text:p>18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4" calcext:value-type="float">
            <text:p>1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2" calcext:value-type="float">
            <text:p>18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G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3" calcext:value-type="float">
            <text:p>18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84" calcext:value-type="float">
            <text:p>18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F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8" calcext:value-type="float">
            <text:p>12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5" calcext:value-type="float">
            <text:p>18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I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6" calcext:value-type="float">
            <text:p>1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6" calcext:value-type="float">
            <text:p>18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7" calcext:value-type="float">
            <text:p>18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88" calcext:value-type="float">
            <text:p>18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M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1" calcext:value-type="float">
            <text:p>13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89" calcext:value-type="float">
            <text:p>18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L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1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0" calcext:value-type="float">
            <text:p>19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3,0</text:p>
          </table:table-cell>
          <table:table-cell office:value-type="string" calcext:value-type="string">
            <text:p>110 / 220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float" office:value="284" calcext:value-type="float">
            <text:p>28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91" calcext:value-type="float">
            <text:p>19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P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10 / 220</text:p>
          </table:table-cell>
          <table:table-cell table:number-columns-repeated="5"/>
          <table:table-cell office:value-type="float" office:value="192" calcext:value-type="float">
            <text:p>19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rimmersdorf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Frimmersdorf</text:p>
          </table:table-cell>
          <table:table-cell office:value-type="string" calcext:value-type="string">
            <text:p>Q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Papie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8,0</text:p>
          </table:table-cell>
          <table:table-cell office:value-type="string" calcext:value-type="string">
            <text:p>110 / 22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6" calcext:value-type="float">
            <text:p>2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93" calcext:value-type="float">
            <text:p>193</text:p>
          </table:table-cell>
          <table:table-cell office:value-type="string" calcext:value-type="string">
            <text:p>†berlandwerk Fulda Aktiengesellschaft</text:p>
          </table:table-cell>
          <table:table-cell office:value-type="string" calcext:value-type="string">
            <text:p>†WAG Kraftwerk Fulda</text:p>
          </table:table-cell>
          <table:table-cell office:value-type="float" office:value="36043" calcext:value-type="float">
            <text:p>36043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 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Gambsheim</text:p>
          </table:table-cell>
          <table:table-cell office:value-type="float" office:value="77866" calcext:value-type="float">
            <text:p>77866</text:p>
          </table:table-cell>
          <table:table-cell table:number-columns-repeated="2" office:value-type="string" calcext:value-type="string">
            <text:p>Gambsheim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6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5" calcext:value-type="float">
            <text:p>19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Gars</text:p>
          </table:table-cell>
          <table:table-cell office:value-type="float" office:value="83536" calcext:value-type="float">
            <text:p>83536</text:p>
          </table:table-cell>
          <table:table-cell office:value-type="string" calcext:value-type="string">
            <text:p>Gars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6" calcext:value-type="float">
            <text:p>1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A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7" calcext:value-type="float">
            <text:p>1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B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eesthacht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PSS C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office:value-type="string" calcext:value-type="string">
            <text:p>Vattenfall Europe Nuclear Energy GmbH</text:p>
          </table:table-cell>
          <table:table-cell office:value-type="string" calcext:value-type="string">
            <text:p>Krümmel</text:p>
          </table:table-cell>
          <table:table-cell office:value-type="float" office:value="21502" calcext:value-type="float">
            <text:p>21502</text:p>
          </table:table-cell>
          <table:table-cell office:value-type="string" calcext:value-type="string">
            <text:p>Geesthacht</text:p>
          </table:table-cell>
          <table:table-cell office:value-type="string" calcext:value-type="string">
            <text:p>KK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2" calcext:value-type="float">
            <text:p>20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D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03" calcext:value-type="float">
            <text:p>203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E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5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76" calcext:value-type="float">
            <text:p>6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olven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F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05" calcext:value-type="float">
            <text:p>20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WK Buer</text:p>
          </table:table-cell>
          <table:table-cell office:value-type="float" office:value="45896" calcext:value-type="float">
            <text:p>45896</text:p>
          </table:table-cell>
          <table:table-cell office:value-type="string" calcext:value-type="string">
            <text:p>Gelsenkirchen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4" calcext:value-type="float">
            <text:p>16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Langenprozelten</text:p>
          </table:table-cell>
          <table:table-cell office:value-type="float" office:value="97737" calcext:value-type="float">
            <text:p>97737</text:p>
          </table:table-cell>
          <table:table-cell office:value-type="string" calcext:value-type="string">
            <text:p>Gemünden</text:p>
          </table:table-cell>
          <table:table-cell office:value-type="string" calcext:value-type="string">
            <text:p>entfäll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08" calcext:value-type="float">
            <text:p>208</text:p>
          </table:table-cell>
          <table:table-cell office:value-type="string" calcext:value-type="string">
            <text:p>Energieversorgung Gera GmbH</text:p>
          </table:table-cell>
          <table:table-cell office:value-type="string" calcext:value-type="string">
            <text:p>HKW Gera-Nord</text:p>
          </table:table-cell>
          <table:table-cell office:value-type="float" office:value="7546" calcext:value-type="float">
            <text:p>7546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Block 2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09" calcext:value-type="float">
            <text:p>2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B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C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2" calcext:value-type="float">
            <text:p>21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Goldisthal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Goldisthal</text:p>
          </table:table-cell>
          <table:table-cell office:value-type="string" calcext:value-type="string">
            <text:p>PSS 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float" office:value="21.9" calcext:value-type="float">
            <text:p>21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3" calcext:value-type="float">
            <text:p>213</text:p>
          </table:table-cell>
          <table:table-cell office:value-type="string" calcext:value-type="string">
            <text:p>E.ON Mitte Wärme GmbH</text:p>
          </table:table-cell>
          <table:table-cell office:value-type="string" calcext:value-type="string">
            <text:p>HKW Göttingen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9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14" calcext:value-type="float">
            <text:p>214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Grafenrheinfeld</text:p>
          </table:table-cell>
          <table:table-cell office:value-type="float" office:value="97506" calcext:value-type="float">
            <text:p>97506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KG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5" calcext:value-type="float">
            <text:p>215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Greifswalder Thermo-Insel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6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.1" calcext:value-type="float">
            <text:p>1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6" calcext:value-type="float">
            <text:p>216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Siemensallee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BHKW "Altstadt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mot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float" office:value="13.8" calcext:value-type="float">
            <text:p>13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8" calcext:value-type="float">
            <text:p>218</text:p>
          </table:table-cell>
          <table:table-cell office:value-type="string" calcext:value-type="string">
            <text:p>Fernwärme Greifswald GmbH</text:p>
          </table:table-cell>
          <table:table-cell office:value-type="string" calcext:value-type="string">
            <text:p>HKW "Helmshäger Berg"</text:p>
          </table:table-cell>
          <table:table-cell office:value-type="float" office:value="17489" calcext:value-type="float">
            <text:p>17489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Gasturbin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…l als Ersat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,8</text:p>
          </table:table-cell>
          <table:table-cell office:value-type="float" office:value="20" calcext:value-type="float">
            <text:p>20</text:p>
          </table:table-cell>
        </table:table-row>
        <table:table-row table:style-name="ro9"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office:value-type="string" calcext:value-type="string">
            <text:p>KGW - Kraftwerk Grenzach-Wyhlen GmbH</text:p>
          </table:table-cell>
          <table:table-cell office:value-type="string" calcext:value-type="string">
            <text:p>Kraftwerk Grenzach-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 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9" calcext:value-type="float">
            <text:p>37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0" calcext:value-type="float">
            <text:p>2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Wyhlen</text:p>
          </table:table-cell>
          <table:table-cell office:value-type="float" office:value="79639" calcext:value-type="float">
            <text:p>79639</text:p>
          </table:table-cell>
          <table:table-cell office:value-type="string" calcext:value-type="string">
            <text:p>Grenzach-Wyhlen</text:p>
          </table:table-cell>
          <table:table-cell office:value-type="string" calcext:value-type="string">
            <text:p>KW Wyhlen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office:value-type="string" calcext:value-type="string">
            <text:p>Donaukraftwerk Jochenstein AG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entfällt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Jochenstein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Griesbach</text:p>
          </table:table-cell>
          <table:table-cell office:value-type="string" calcext:value-type="string">
            <text:p>Jochenstein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23" calcext:value-type="float">
            <text:p>22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ermuth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Großbothen Sermuth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24" calcext:value-type="float">
            <text:p>224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Großkayna</text:p>
          </table:table-cell>
          <table:table-cell office:value-type="float" office:value="6242" calcext:value-type="float">
            <text:p>6242</text:p>
          </table:table-cell>
          <table:table-cell office:value-type="string" calcext:value-type="string">
            <text:p>Großkayna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2" calcext:value-type="float">
            <text:p>62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6" calcext:value-type="float">
            <text:p>22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1" calcext:value-type="float">
            <text:p>1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3" calcext:value-type="float">
            <text:p>29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7" calcext:value-type="float">
            <text:p>22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0" calcext:value-type="float">
            <text:p>5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28" calcext:value-type="float">
            <text:p>228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taudinger</text:p>
          </table:table-cell>
          <table:table-cell office:value-type="float" office:value="63538" calcext:value-type="float">
            <text:p>63538</text:p>
          </table:table-cell>
          <table:table-cell office:value-type="string" calcext:value-type="string">
            <text:p>Großkrotzenburg</text:p>
          </table:table-cell>
          <table:table-cell office:value-type="float" office:value="5" calcext:value-type="float">
            <text:p>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29" calcext:value-type="float">
            <text:p>229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30" calcext:value-type="float">
            <text:p>23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ngolstadt</text:p>
          </table:table-cell>
          <table:table-cell office:value-type="float" office:value="85098" calcext:value-type="float">
            <text:p>85098</text:p>
          </table:table-cell>
          <table:table-cell office:value-type="string" calcext:value-type="string">
            <text:p>Großmehring</text:p>
          </table:table-cell>
          <table:table-cell office:value-type="float" office:value="4" calcext:value-type="float">
            <text:p>4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7"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1" calcext:value-type="float">
            <text:p>231</text:p>
          </table:table-cell>
          <table:table-cell office:value-type="string" calcext:value-type="string">
            <text:p>E.ON Energy from Waste Großräschen GmbH</text:p>
          </table:table-cell>
          <table:table-cell office:value-type="string" calcext:value-type="string">
            <text:p>EEW Großräschen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Großräschen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</text:p>
            <text:p>biol. abbaubarer Anteil vo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2" calcext:value-type="float">
            <text:p>2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5" calcext:value-type="float">
            <text:p>89355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B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33" calcext:value-type="float">
            <text:p>2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undremmingen</text:p>
          </table:table-cell>
          <table:table-cell office:value-type="float" office:value="89356" calcext:value-type="float">
            <text:p>89356</text:p>
          </table:table-cell>
          <table:table-cell office:value-type="string" calcext:value-type="string">
            <text:p>Gundremmingen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34" calcext:value-type="float">
            <text:p>23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Güstrow </text:p>
          </table:table-cell>
          <table:table-cell office:value-type="float" office:value="18273" calcext:value-type="float">
            <text:p>18273</text:p>
          </table:table-cell>
          <table:table-cell office:value-type="string" calcext:value-type="string">
            <text:p>Güstrow 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.2" calcext:value-type="float">
            <text:p>22.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35" calcext:value-type="float">
            <text:p>235</text:p>
          </table:table-cell>
          <table:table-cell office:value-type="string" calcext:value-type="string">
            <text:p>Mohn Media Energy GmbH</text:p>
          </table:table-cell>
          <table:table-cell office:value-type="string" calcext:value-type="string">
            <text:p>Energiezentrum Mohn Media</text:p>
          </table:table-cell>
          <table:table-cell office:value-type="float" office:value="33334" calcext:value-type="float">
            <text:p>33334</text:p>
          </table:table-cell>
          <table:table-cell office:value-type="string" calcext:value-type="string">
            <text:p>Gütersloh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2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6" calcext:value-type="float">
            <text:p>2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Hartenfelser Kopf</text:p>
          </table:table-cell>
          <table:table-cell office:value-type="float" office:value="56244" calcext:value-type="float">
            <text:p>56244</text:p>
          </table:table-cell>
          <table:table-cell office:value-type="string" calcext:value-type="string">
            <text:p>Hachenburg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7" calcext:value-type="float">
            <text:p>237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Biomasse-Verstromungs-Anlage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BV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float" office:value="230" calcext:value-type="float">
            <text:p>2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8" calcext:value-type="float">
            <text:p>238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Heizkraftwerk Hagen-Kabel</text:p>
          </table:table-cell>
          <table:table-cell office:value-type="float" office:value="58099" calcext:value-type="float">
            <text:p>58099</text:p>
          </table:table-cell>
          <table:table-cell office:value-type="string" calcext:value-type="string">
            <text:p>Hagen</text:p>
          </table:table-cell>
          <table:table-cell office:value-type="string" calcext:value-type="string">
            <text:p>H4/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39" calcext:value-type="float">
            <text:p>239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0" calcext:value-type="float">
            <text:p>240</text:p>
          </table:table-cell>
          <table:table-cell office:value-type="string" calcext:value-type="string">
            <text:p>Heizkraftwerk Halle Trotha GmbH</text:p>
          </table:table-cell>
          <table:table-cell office:value-type="string" calcext:value-type="string">
            <text:p>GuD Anlage HKW Dieselstraße</text:p>
          </table:table-cell>
          <table:table-cell office:value-type="float" office:value="6118" calcext:value-type="float">
            <text:p>6118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Block 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1" calcext:value-type="float">
            <text:p>241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3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3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2" calcext:value-type="float">
            <text:p>242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4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4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3" calcext:value-type="float">
            <text:p>243</text:p>
          </table:table-cell>
          <table:table-cell office:value-type="string" calcext:value-type="string">
            <text:p>ThyssenKrupp Steel Europe AG</text:p>
          </table:table-cell>
          <table:table-cell office:value-type="string" calcext:value-type="string">
            <text:p>Duisburg Hamborn 5</text:p>
          </table:table-cell>
          <table:table-cell office:value-type="float" office:value="47166" calcext:value-type="float">
            <text:p>47166</text:p>
          </table:table-cell>
          <table:table-cell office:value-type="string" calcext:value-type="string">
            <text:p>Hambor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gas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44" calcext:value-type="float">
            <text:p>244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MVR Müllverwertung Rugenberger Damm</text:p>
          </table:table-cell>
          <table:table-cell office:value-type="float" office:value="21129" calcext:value-type="float">
            <text:p>21129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5" calcext:value-type="float">
            <text:p>245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GuD 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GuD Tiefstac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6" calcext:value-type="float">
            <text:p>246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Tiefstack</text:p>
          </table:table-cell>
          <table:table-cell office:value-type="float" office:value="22113" calcext:value-type="float">
            <text:p>2211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Tiefst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47" calcext:value-type="float">
            <text:p>247</text:p>
          </table:table-cell>
          <table:table-cell office:value-type="string" calcext:value-type="string">
            <text:p>…lmühle Hamburg AG </text:p>
          </table:table-cell>
          <table:table-cell office:value-type="string" calcext:value-type="string">
            <text:p> 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 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1,0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8" calcext:value-type="float">
            <text:p>248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7" calcext:value-type="float">
            <text:p>1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49" calcext:value-type="float">
            <text:p>249</text:p>
          </table:table-cell>
          <table:table-cell office:value-type="string" calcext:value-type="string">
            <text:p>Vattenfall Europe Wärme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edel 1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float" office:value="14.7" calcext:value-type="float">
            <text:p>14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0" calcext:value-type="float">
            <text:p>250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Linien 1,3,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r Anteile in Abfällen aus Haushalten und Industrie.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4,7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6.8" calcext:value-type="float">
            <text:p>16.8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51" calcext:value-type="float">
            <text:p>251</text:p>
          </table:table-cell>
          <table:table-cell office:value-type="string" calcext:value-type="string">
            <text:p>Enertec Hameln GmbH</text:p>
          </table:table-cell>
          <table:table-cell office:value-type="string" calcext:value-type="string">
            <text:p>Enertec Hameln</text:p>
          </table:table-cell>
          <table:table-cell office:value-type="float" office:value="31789" calcext:value-type="float">
            <text:p>31789</text:p>
          </table:table-cell>
          <table:table-cell office:value-type="string" calcext:value-type="string">
            <text:p>Hameln</text:p>
          </table:table-cell>
          <table:table-cell office:value-type="string" calcext:value-type="string">
            <text:p>Block 7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,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2" calcext:value-type="float">
            <text:p>252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22.5" calcext:value-type="float">
            <text:p>422.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3" calcext:value-type="float">
            <text:p>253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Block 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22,5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54" calcext:value-type="float">
            <text:p>254</text:p>
          </table:table-cell>
          <table:table-cell office:value-type="string" calcext:value-type="string">
            <text:p>Trianel Gaskraftwerk Hamm GmbH &amp; Co. KG</text:p>
          </table:table-cell>
          <table:table-cell office:value-type="string" calcext:value-type="string">
            <text:p>Trianel Gaskraftwerk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</text:p>
          </table:table-cell>
          <table:table-cell office:value-type="string" calcext:value-type="string">
            <text:p>Solaranlag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5" calcext:value-type="float">
            <text:p>25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float" office:value="265" calcext:value-type="float">
            <text:p>2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7" calcext:value-type="float">
            <text:p>25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stfalen</text:p>
          </table:table-cell>
          <table:table-cell office:value-type="float" office:value="59071" calcext:value-type="float">
            <text:p>59071</text:p>
          </table:table-cell>
          <table:table-cell office:value-type="string" calcext:value-type="string">
            <text:p>Hamm-Uentrop</text:p>
          </table:table-cell>
          <table:table-cell office:value-type="string" calcext:value-type="string">
            <text:p>C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Tiermehl / SB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8" calcext:value-type="float">
            <text:p>258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L</text:p>
          </table:table-cell>
          <table:table-cell office:value-type="float" office:value="30169" calcext:value-type="float">
            <text:p>3016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GuD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59" calcext:value-type="float">
            <text:p>259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B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0" calcext:value-type="float">
            <text:p>26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1" calcext:value-type="float">
            <text:p>261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GKH</text:p>
          </table:table-cell>
          <table:table-cell office:value-type="float" office:value="30419" calcext:value-type="float">
            <text:p>3041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Block 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5,0</text:p>
          </table:table-cell>
          <table:table-cell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22.5" calcext:value-type="float">
            <text:p>22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2" calcext:value-type="float">
            <text:p>262</text:p>
          </table:table-cell>
          <table:table-cell office:value-type="string" calcext:value-type="string">
            <text:p>EEW Hannover GmbH</text:p>
          </table:table-cell>
          <table:table-cell office:value-type="string" calcext:value-type="string">
            <text:p>EEW Hannover</text:p>
          </table:table-cell>
          <table:table-cell office:value-type="float" office:value="30659" calcext:value-type="float">
            <text:p>30659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Linie 1 bzw.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3" calcext:value-type="float">
            <text:p>2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Happurg</text:p>
          </table:table-cell>
          <table:table-cell office:value-type="float" office:value="91230" calcext:value-type="float">
            <text:p>91230</text:p>
          </table:table-cell>
          <table:table-cell table:number-columns-repeated="2" office:value-type="string" calcext:value-type="string">
            <text:p>Happurg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4" calcext:value-type="float">
            <text:p>26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Häusern</text:p>
          </table:table-cell>
          <table:table-cell office:value-type="float" office:value="79837" calcext:value-type="float">
            <text:p>79837</text:p>
          </table:table-cell>
          <table:table-cell table:number-columns-repeated="2" office:value-type="string" calcext:value-type="string">
            <text:p>Häusern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1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6" calcext:value-type="float">
            <text:p>266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7" calcext:value-type="float">
            <text:p>267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3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8" calcext:value-type="float">
            <text:p>268</text:p>
          </table:table-cell>
          <table:table-cell office:value-type="string" calcext:value-type="string">
            <text:p>Peissenberger Kraftwerksgesellschaft mbH</text:p>
          </table:table-cell>
          <table:table-cell office:value-type="string" calcext:value-type="string">
            <text:p>Gasturbinen Hausham</text:p>
          </table:table-cell>
          <table:table-cell office:value-type="float" office:value="83734" calcext:value-type="float">
            <text:p>83734</text:p>
          </table:table-cell>
          <table:table-cell office:value-type="string" calcext:value-type="string">
            <text:p>Hausham</text:p>
          </table:table-cell>
          <table:table-cell office:value-type="string" calcext:value-type="string">
            <text:p>GT 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" calcext:value-type="float">
            <text:p>2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69" calcext:value-type="float">
            <text:p>26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Windfarm Heckelberg-Breydin</text:p>
          </table:table-cell>
          <table:table-cell office:value-type="float" office:value="16259" calcext:value-type="float">
            <text:p>16259</text:p>
          </table:table-cell>
          <table:table-cell office:value-type="string" calcext:value-type="string">
            <text:p>Heckelberg-Brunow und Breydin</text:p>
          </table:table-cell>
          <table:table-cell office:value-type="string" calcext:value-type="string">
            <text:p>Heckelberg-Breydi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5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5"/>
          <table:table-cell office:value-type="float" office:value="271" calcext:value-type="float">
            <text:p>2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6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78" calcext:value-type="float">
            <text:p>77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2" calcext:value-type="float">
            <text:p>2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Heilbronn</text:p>
          </table:table-cell>
          <table:table-cell office:value-type="float" office:value="74076" calcext:value-type="float">
            <text:p>74076</text:p>
          </table:table-cell>
          <table:table-cell office:value-type="string" calcext:value-type="string">
            <text:p>Heilbronn</text:p>
          </table:table-cell>
          <table:table-cell office:value-type="string" calcext:value-type="string">
            <text:p>HLB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78,0</text:p>
          </table:table-cell>
          <table:table-cell office:value-type="float" office:value="380" calcext:value-type="float">
            <text:p>380</text:p>
          </table:table-cell>
        </table:table-row>
        <table:table-row table:style-name="ro7"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3" calcext:value-type="float">
            <text:p>273</text:p>
          </table:table-cell>
          <table:table-cell office:value-type="string" calcext:value-type="string">
            <text:p>E.ON Energy from Waste Helmstedt GmbH</text:p>
          </table:table-cell>
          <table:table-cell office:value-type="string" calcext:value-type="string">
            <text:p>TRV 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Linie 1-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2" calcext:value-type="float">
            <text:p>35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274" calcext:value-type="float">
            <text:p>27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Buschhaus</text:p>
          </table:table-cell>
          <table:table-cell office:value-type="float" office:value="38350" calcext:value-type="float">
            <text:p>38350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7" calcext:value-type="float">
            <text:p>4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Cuno Heizkraftwerk Herdecke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H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6" calcext:value-type="float">
            <text:p>27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oepchenwerk</text:p>
          </table:table-cell>
          <table:table-cell office:value-type="float" office:value="58313" calcext:value-type="float">
            <text:p>58313</text:p>
          </table:table-cell>
          <table:table-cell office:value-type="string" calcext:value-type="string">
            <text:p>Herdecke</text:p>
          </table:table-cell>
          <table:table-cell office:value-type="string" calcext:value-type="string">
            <text:p>Koepchenwer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float" office:value="52.7" calcext:value-type="float">
            <text:p>52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Wintershall</text:p>
          </table:table-cell>
          <table:table-cell office:value-type="float" office:value="36266" calcext:value-type="float">
            <text:p>36266</text:p>
          </table:table-cell>
          <table:table-cell office:value-type="string" calcext:value-type="string">
            <text:p>Heringen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Dampf von extern aus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7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278" calcext:value-type="float">
            <text:p>27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ermsdorf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Hermsdorf</text:p>
          </table:table-cell>
          <table:table-cell office:value-type="string" calcext:value-type="string">
            <text:p> 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6"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8" calcext:value-type="float">
            <text:p>13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79" calcext:value-type="float">
            <text:p>2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2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32" calcext:value-type="float">
            <text:p>13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80" calcext:value-type="float">
            <text:p>28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hamrock</text:p>
          </table:table-cell>
          <table:table-cell office:value-type="float" office:value="44652" calcext:value-type="float">
            <text:p>44652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 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32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0" calcext:value-type="float">
            <text:p>28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1" calcext:value-type="float">
            <text:p>281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0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40" calcext:value-type="float">
            <text:p>4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82" calcext:value-type="float">
            <text:p>28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HKW Herne</text:p>
          </table:table-cell>
          <table:table-cell office:value-type="float" office:value="44653" calcext:value-type="float">
            <text:p>44653</text:p>
          </table:table-cell>
          <table:table-cell office:value-type="string" calcext:value-type="string">
            <text:p>Herne</text:p>
          </table:table-cell>
          <table:table-cell office:value-type="string" calcext:value-type="string">
            <text:p>Block 4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3" calcext:value-type="float">
            <text:p>28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1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4" calcext:value-type="float">
            <text:p>28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5" calcext:value-type="float">
            <text:p>28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86" calcext:value-type="float">
            <text:p>2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7" calcext:value-type="float">
            <text:p>2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8" calcext:value-type="float">
            <text:p>2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9" calcext:value-type="float">
            <text:p>2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Krusemark</text:p>
          </table:table-cell>
          <table:table-cell office:value-type="float" office:value="39596" calcext:value-type="float">
            <text:p>39596</text:p>
          </table:table-cell>
          <table:table-cell office:value-type="string" calcext:value-type="string">
            <text:p>Hohenberg</text:p>
          </table:table-cell>
          <table:table-cell office:value-type="string" calcext:value-type="string">
            <text:p>Krusemark 7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0" calcext:value-type="float">
            <text:p>6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office:value-type="string" calcext:value-type="string">
            <text:p>Stadtwerke Hannover AG</text:p>
          </table:table-cell>
          <table:table-cell office:value-type="string" calcext:value-type="string">
            <text:p>KWM</text:p>
          </table:table-cell>
          <table:table-cell office:value-type="float" office:value="31249" calcext:value-type="float">
            <text:p>31249</text:p>
          </table:table-cell>
          <table:table-cell office:value-type="string" calcext:value-type="string">
            <text:p>Hohenhameln OT Mehrum</text:p>
          </table:table-cell>
          <table:table-cell office:value-type="string" calcext:value-type="string">
            <text:p>Block 3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1" calcext:value-type="float">
            <text:p>2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292" calcext:value-type="float">
            <text:p>2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1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3" calcext:value-type="float">
            <text:p>293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A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4" calcext:value-type="float">
            <text:p>29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B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5" calcext:value-type="float">
            <text:p>29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C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6" calcext:value-type="float">
            <text:p>29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D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8" calcext:value-type="float">
            <text:p>29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F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G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Hohenwarte 2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Hohenwarte</text:p>
          </table:table-cell>
          <table:table-cell office:value-type="string" calcext:value-type="string">
            <text:p>PSS 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2" calcext:value-type="float">
            <text:p>302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3" calcext:value-type="float">
            <text:p>303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4" calcext:value-type="float">
            <text:p>304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Schmarloh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Hohne</text:p>
          </table:table-cell>
          <table:table-cell office:value-type="string" calcext:value-type="string">
            <text:p>Schmarloh 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6" calcext:value-type="float">
            <text:p>30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Huckingen</text:p>
          </table:table-cell>
          <table:table-cell office:value-type="float" office:value="47259" calcext:value-type="float">
            <text:p>47259</text:p>
          </table:table-cell>
          <table:table-cell office:value-type="string" calcext:value-type="string">
            <text:p>Huckingen</text:p>
          </table:table-cell>
          <table:table-cell office:value-type="string" calcext:value-type="string">
            <text:p>B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-/Gicht-/ Hochofen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8" calcext:value-type="float">
            <text:p>30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09" calcext:value-type="float">
            <text:p>30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oldenberg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F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Berrenrath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Hürth</text:p>
          </table:table-cell>
          <table:table-cell office:value-type="string" calcext:value-type="string">
            <text:p>Berrenr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Altholz / SB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float" office:value="788" calcext:value-type="float">
            <text:p>78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1" calcext:value-type="float">
            <text:p>31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Ibbenbüren</text:p>
          </table:table-cell>
          <table:table-cell office:value-type="float" office:value="49479" calcext:value-type="float">
            <text:p>49479</text:p>
          </table:table-cell>
          <table:table-cell office:value-type="string" calcext:value-type="string">
            <text:p>Ibbenbüren</text:p>
          </table:table-cell>
          <table:table-cell office:value-type="string" calcext:value-type="string">
            <text:p>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Klärschlamm / Tiermeh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2" calcext:value-type="float">
            <text:p>31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Iffezheim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ffezheim</text:p>
          </table:table-cell>
          <table:table-cell office:value-type="string" calcext:value-type="string">
            <text:p>Iffezheim M1-M4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3" calcext:value-type="float">
            <text:p>31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Imst</text:p>
          </table:table-cell>
          <table:table-cell office:value-type="string" calcext:value-type="string">
            <text:p>A-6491</text:p>
          </table:table-cell>
          <table:table-cell office:value-type="string" calcext:value-type="string">
            <text:p>Imsterberg</text:p>
          </table:table-cell>
          <table:table-cell office:value-type="string" calcext:value-type="string">
            <text:p>IM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4" calcext:value-type="float">
            <text:p>314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B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B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float" office:value="86" calcext:value-type="float">
            <text:p>8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Heizkraftwerk Block A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Block 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Restga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16" calcext:value-type="float">
            <text:p>316</text:p>
          </table:table-cell>
          <table:table-cell office:value-type="string" calcext:value-type="string">
            <text:p>Infraserv GmbH &amp; Co.Höchst KG</text:p>
          </table:table-cell>
          <table:table-cell office:value-type="string" calcext:value-type="string">
            <text:p>ADS-Anlage</text:p>
          </table:table-cell>
          <table:table-cell office:value-type="float" office:value="65926" calcext:value-type="float">
            <text:p>65926</text:p>
          </table:table-cell>
          <table:table-cell office:value-type="string" calcext:value-type="string">
            <text:p>Industriepark Höchst</text:p>
          </table:table-cell>
          <table:table-cell office:value-type="string" calcext:value-type="string">
            <text:p>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ch nicht 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98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7" calcext:value-type="float">
            <text:p>3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HKW Jena</text:p>
          </table:table-cell>
          <table:table-cell office:value-type="float" office:value="7745" calcext:value-type="float">
            <text:p>7745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HKW Jen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9" calcext:value-type="float">
            <text:p>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Jenbach</text:p>
          </table:table-cell>
          <table:table-cell office:value-type="string" calcext:value-type="string">
            <text:p>A-6200</text:p>
          </table:table-cell>
          <table:table-cell office:value-type="string" calcext:value-type="string">
            <text:p>Jenbach</text:p>
          </table:table-cell>
          <table:table-cell office:value-type="string" calcext:value-type="string">
            <text:p>AW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319" calcext:value-type="float">
            <text:p>319</text:p>
          </table:table-cell>
          <table:table-cell office:value-type="string" calcext:value-type="string">
            <text:p>Technische Werke Kaiserslautern</text:p>
          </table:table-cell>
          <table:table-cell office:value-type="string" calcext:value-type="string">
            <text:p>HKW Karcherstr.</text:p>
          </table:table-cell>
          <table:table-cell office:value-type="float" office:value="67665" calcext:value-type="float">
            <text:p>67665</text:p>
          </table:table-cell>
          <table:table-cell office:value-type="string" calcext:value-type="string">
            <text:p>Kaiserslauter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3" calcext:value-type="float">
            <text:p>35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20" calcext:value-type="float">
            <text:p>3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4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1" calcext:value-type="float">
            <text:p>321</text:p>
          </table:table-cell>
          <table:table-cell office:value-type="string" calcext:value-type="string">
            <text:p>Stadtwerke Karlsruhe GmbH</text:p>
          </table:table-cell>
          <table:table-cell office:value-type="string" calcext:value-type="string">
            <text:p>HKW West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T 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5" calcext:value-type="float">
            <text:p>50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22" calcext:value-type="float">
            <text:p>3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hafen-Dampfkraftwerk</text:p>
          </table:table-cell>
          <table:table-cell office:value-type="float" office:value="76189" calcext:value-type="float">
            <text:p>7618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RDK 7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5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3" calcext:value-type="float">
            <text:p>323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4" calcext:value-type="float">
            <text:p>324</text:p>
          </table:table-cell>
          <table:table-cell office:value-type="string" calcext:value-type="string">
            <text:p>Mineralölraffinerie Oberrhein GmbH &amp; Co. KG</text:p>
          </table:table-cell>
          <table:table-cell office:value-type="string" calcext:value-type="string">
            <text:p>MiRO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Kesselhaus Wer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5" calcext:value-type="float">
            <text:p>32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Karnap</text:p>
          </table:table-cell>
          <table:table-cell office:value-type="float" office:value="45329" calcext:value-type="float">
            <text:p>45329</text:p>
          </table:table-cell>
          <table:table-cell office:value-type="string" calcext:value-type="string">
            <text:p>Karnap</text:p>
          </table:table-cell>
          <table:table-cell office:value-type="string" calcext:value-type="string">
            <text:p>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6" calcext:value-type="float">
            <text:p>326</text:p>
          </table:table-cell>
          <table:table-cell office:value-type="string" calcext:value-type="string">
            <text:p>Stora Enso Maxau GmbH</text:p>
          </table:table-cell>
          <table:table-cell office:value-type="string" calcext:value-type="string">
            <text:p>Stora Enso Maxau</text:p>
          </table:table-cell>
          <table:table-cell office:value-type="float" office:value="76187" calcext:value-type="float">
            <text:p>76187</text:p>
          </table:table-cell>
          <table:table-cell office:value-type="string" calcext:value-type="string">
            <text:p>Karsruhe-Maxau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iomasse, Steinkohle, 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.4" calcext:value-type="float">
            <text:p>21.4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7" calcext:value-type="float">
            <text:p>327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1+HDE+DT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4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.6" calcext:value-type="float">
            <text:p>27.6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28" calcext:value-type="float">
            <text:p>328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Kombi-HKW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GT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,6</text:p>
          </table:table-cell>
          <table:table-cell office:value-type="float" office:value="60" calcext:value-type="float">
            <text:p>60</text:p>
          </table:table-cell>
        </table:table-row>
        <table:table-row table:style-name="ro12"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float" office:value="33.5" calcext:value-type="float">
            <text:p>33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29" calcext:value-type="float">
            <text:p>329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FKK (Fernwärmekraftwerk Kassel)</text:p>
          </table:table-cell>
          <table:table-cell office:value-type="float" office:value="34134" calcext:value-type="float">
            <text:p>34134</text:p>
          </table:table-cell>
          <table:table-cell office:value-type="string" calcext:value-type="string">
            <text:p>Kassel, Dennhäuser Str. 122 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Braunkohle Briketts, Hartbraunkohle, Petrolkoks, Ballastkohle, Gas (Anfahrbrennstoff)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30" calcext:value-type="float">
            <text:p>330</text:p>
          </table:table-cell>
          <table:table-cell office:value-type="string" calcext:value-type="string">
            <text:p>Kasseler Fernwärme GmbH</text:p>
          </table:table-cell>
          <table:table-cell office:value-type="string" calcext:value-type="string">
            <text:p>HKW Mittelfeld</text:p>
          </table:table-cell>
          <table:table-cell office:value-type="float" office:value="34117" calcext:value-type="float">
            <text:p>34117</text:p>
          </table:table-cell>
          <table:table-cell office:value-type="string" calcext:value-type="string">
            <text:p>Kassel, Henschelplatz 1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3" calcext:value-type="float">
            <text:p>32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31" calcext:value-type="float">
            <text:p>33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Kiel</text:p>
          </table:table-cell>
          <table:table-cell office:value-type="float" office:value="24149" calcext:value-type="float">
            <text:p>24149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3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32" calcext:value-type="float">
            <text:p>332</text:p>
          </table:table-cell>
          <table:table-cell office:value-type="string" calcext:value-type="string">
            <text:p>Stadtwerke Kiel AG / SWKiel Erzeugung GmbH</text:p>
          </table:table-cell>
          <table:table-cell office:value-type="string" calcext:value-type="string">
            <text:p>HKW Humboldtstr.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Kiel, Goethestr. 14</text:p>
          </table:table-cell>
          <table:table-cell office:value-type="string" calcext:value-type="string">
            <text:p> 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,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1" calcext:value-type="float">
            <text:p>23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3" calcext:value-type="float">
            <text:p>333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irchbichl</text:p>
          </table:table-cell>
          <table:table-cell office:value-type="string" calcext:value-type="string">
            <text:p>A-6322</text:p>
          </table:table-cell>
          <table:table-cell office:value-type="string" calcext:value-type="string">
            <text:p>Kirchbichl</text:p>
          </table:table-cell>
          <table:table-cell office:value-type="string" calcext:value-type="string">
            <text:p>KI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1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4" calcext:value-type="float">
            <text:p>33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Braunau-Simbach</text:p>
          </table:table-cell>
          <table:table-cell office:value-type="float" office:value="84375" calcext:value-type="float">
            <text:p>84375</text:p>
          </table:table-cell>
          <table:table-cell office:value-type="string" calcext:value-type="string">
            <text:p>Kirchdorf</text:p>
          </table:table-cell>
          <table:table-cell office:value-type="string" calcext:value-type="string">
            <text:p>Braunau-Simbac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float" office:value="201.5" calcext:value-type="float">
            <text:p>20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5" calcext:value-type="float">
            <text:p>335</text:p>
          </table:table-cell>
          <table:table-cell office:value-type="string" calcext:value-type="string">
            <text:p>E.ON Westfalen Weser Energie-Service GmbH</text:p>
          </table:table-cell>
          <table:table-cell office:value-type="string" calcext:value-type="string">
            <text:p>KW Kirchlengern</text:p>
          </table:table-cell>
          <table:table-cell office:value-type="float" office:value="32278" calcext:value-type="float">
            <text:p>32278</text:p>
          </table:table-cell>
          <table:table-cell office:value-type="string" calcext:value-type="string">
            <text:p>Kirchlengern</text:p>
          </table:table-cell>
          <table:table-cell office:value-type="string" calcext:value-type="string">
            <text:p>Gu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E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1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.4" calcext:value-type="float">
            <text:p>22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6" calcext:value-type="float">
            <text:p>33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Kisselbach</text:p>
          </table:table-cell>
          <table:table-cell office:value-type="float" office:value="67304" calcext:value-type="float">
            <text:p>67304</text:p>
          </table:table-cell>
          <table:table-cell office:value-type="string" calcext:value-type="string">
            <text:p>Kisselbac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7" calcext:value-type="float">
            <text:p>33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Walchensee</text:p>
          </table:table-cell>
          <table:table-cell office:value-type="float" office:value="82431" calcext:value-type="float">
            <text:p>82431</text:p>
          </table:table-cell>
          <table:table-cell office:value-type="string" calcext:value-type="string">
            <text:p>Kochel am See</text:p>
          </table:table-cell>
          <table:table-cell office:value-type="string" calcext:value-type="string">
            <text:p>Walchensee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1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8" calcext:value-type="float">
            <text:p>338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Südstadt</text:p>
          </table:table-cell>
          <table:table-cell office:value-type="float" office:value="50677" calcext:value-type="float">
            <text:p>5067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13" calcext:value-type="float">
            <text:p>41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39" calcext:value-type="float">
            <text:p>339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Niehl 2</text:p>
          </table:table-cell>
          <table:table-cell office:value-type="float" office:value="50735" calcext:value-type="float">
            <text:p>5073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.3" calcext:value-type="float">
            <text:p>7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Block 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3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office:value-type="string" calcext:value-type="string">
            <text:p>RheinEnergie AG</text:p>
          </table:table-cell>
          <table:table-cell office:value-type="string" calcext:value-type="string">
            <text:p>HKW Merkenich</text:p>
          </table:table-cell>
          <table:table-cell office:value-type="float" office:value="50769" calcext:value-type="float">
            <text:p>50769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Gu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42" calcext:value-type="float">
            <text:p>342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Raffineriekraftwerk Köln Godorf</text:p>
          </table:table-cell>
          <table:table-cell office:value-type="float" office:value="50997" calcext:value-type="float">
            <text:p>50997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 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8" calcext:value-type="float">
            <text:p>7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3" calcext:value-type="float">
            <text:p>343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Knapsack</text:p>
          </table:table-cell>
          <table:table-cell office:value-type="float" office:value="50354" calcext:value-type="float">
            <text:p>50354</text:p>
          </table:table-cell>
          <table:table-cell office:value-type="string" calcext:value-type="string">
            <text:p>Köln-Hürth</text:p>
          </table:table-cell>
          <table:table-cell office:value-type="string" calcext:value-type="string">
            <text:p>Block 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4" calcext:value-type="float">
            <text:p>344</text:p>
          </table:table-cell>
          <table:table-cell office:value-type="string" calcext:value-type="string">
            <text:p>Cargill Deutschland GmbH</text:p>
          </table:table-cell>
          <table:table-cell office:value-type="string" calcext:value-type="string">
            <text:p>KWK-Anlage Krefeld</text:p>
          </table:table-cell>
          <table:table-cell office:value-type="float" office:value="47809" calcext:value-type="float">
            <text:p>4780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-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45" calcext:value-type="float">
            <text:p>345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Krefeld-Uerdingen N 230</text:p>
          </table:table-cell>
          <table:table-cell office:value-type="float" office:value="47829" calcext:value-type="float">
            <text:p>47829</text:p>
          </table:table-cell>
          <table:table-cell office:value-type="string" calcext:value-type="string">
            <text:p>Krefeld</text:p>
          </table:table-cell>
          <table:table-cell office:value-type="string" calcext:value-type="string">
            <text:p>Krefeld-Uerdingen N 23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5"/>
          <table:table-cell office:value-type="float" office:value="346" calcext:value-type="float">
            <text:p>346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Erzhausen</text:p>
          </table:table-cell>
          <table:table-cell office:value-type="float" office:value="37547" calcext:value-type="float">
            <text:p>37547</text:p>
          </table:table-cell>
          <table:table-cell office:value-type="string" calcext:value-type="string">
            <text:p>Kreiensen</text:p>
          </table:table-cell>
          <table:table-cell office:value-type="string" calcext:value-type="string">
            <text:p>Pumpspeicher Kraftwerk Erzhausen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9" calcext:value-type="float">
            <text:p>28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47" calcext:value-type="float">
            <text:p>347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ühtai</text:p>
          </table:table-cell>
          <table:table-cell office:value-type="string" calcext:value-type="string">
            <text:p>A-6183</text:p>
          </table:table-cell>
          <table:table-cell table:number-columns-repeated="2" office:value-type="string" calcext:value-type="string">
            <text:p>Kühtai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9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48" calcext:value-type="float">
            <text:p>348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 Biomasse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60" calcext:value-type="float">
            <text:p>60</text:p>
          </table:table-cell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7" calcext:value-type="float">
            <text:p>48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49" calcext:value-type="float">
            <text:p>349</text:p>
          </table:table-cell>
          <table:table-cell office:value-type="string" calcext:value-type="string">
            <text:p>Statkraft Markets GmbH</text:p>
          </table:table-cell>
          <table:table-cell office:value-type="string" calcext:value-type="string">
            <text:p>Landesbergen</text:p>
          </table:table-cell>
          <table:table-cell office:value-type="float" office:value="31268" calcext:value-type="float">
            <text:p>31268</text:p>
          </table:table-cell>
          <table:table-cell office:value-type="string" calcext:value-type="string">
            <text:p>Landesbergen</text:p>
          </table:table-cell>
          <table:table-cell office:value-type="string" calcext:value-type="string">
            <text:p>Block 4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.5" calcext:value-type="float">
            <text:p>31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0" calcext:value-type="float">
            <text:p>350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Langkampfen</text:p>
          </table:table-cell>
          <table:table-cell office:value-type="string" calcext:value-type="string">
            <text:p>A-6336</text:p>
          </table:table-cell>
          <table:table-cell office:value-type="string" calcext:value-type="string">
            <text:p>Langkampfen</text:p>
          </table:table-cell>
          <table:table-cell office:value-type="string" calcext:value-type="string">
            <text:p>L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2" calcext:value-type="float">
            <text:p>52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1" calcext:value-type="float">
            <text:p>351</text:p>
          </table:table-cell>
          <table:table-cell office:value-type="string" calcext:value-type="string">
            <text:p>Energiedienst Holding AG</text:p>
          </table:table-cell>
          <table:table-cell office:value-type="string" calcext:value-type="string">
            <text:p>KW Laufenburg</text:p>
          </table:table-cell>
          <table:table-cell office:value-type="string" calcext:value-type="string">
            <text:p>CH-5080</text:p>
          </table:table-cell>
          <table:table-cell office:value-type="string" calcext:value-type="string">
            <text:p>Laufenburg</text:p>
          </table:table-cell>
          <table:table-cell office:value-type="string" calcext:value-type="string">
            <text:p>KW Laufenburg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2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2" calcext:value-type="float">
            <text:p>352</text:p>
          </table:table-cell>
          <table:table-cell office:value-type="string" calcext:value-type="string">
            <text:p>Rheinkraftwerk Albbruck-Dogern AG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3" calcext:value-type="float">
            <text:p>353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Rheinkraftwerk Albbruck-Dogern Wehrkraftwerk</text:p>
          </table:table-cell>
          <table:table-cell office:value-type="float" office:value="79761" calcext:value-type="float">
            <text:p>79761</text:p>
          </table:table-cell>
          <table:table-cell office:value-type="string" calcext:value-type="string">
            <text:p>Leibstadt (Schweiz)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float" office:value="167" calcext:value-type="float">
            <text:p>16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4" calcext:value-type="float">
            <text:p>354</text:p>
          </table:table-cell>
          <table:table-cell office:value-type="string" calcext:value-type="string">
            <text:p>Stadtwerke Leipzig GmbH</text:p>
          </table:table-cell>
          <table:table-cell office:value-type="string" calcext:value-type="string">
            <text:p>Heizkraftwerk Leipzig-Nord</text:p>
          </table:table-cell>
          <table:table-cell office:value-type="float" office:value="4105" calcext:value-type="float">
            <text:p>4105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lternativ leichtes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.8" calcext:value-type="float">
            <text:p>1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55" calcext:value-type="float">
            <text:p>35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68" calcext:value-type="float">
            <text:p>38268</text:p>
          </table:table-cell>
          <table:table-cell office:value-type="string" calcext:value-type="string">
            <text:p>Lengede</text:p>
          </table:table-cell>
          <table:table-cell office:value-type="string" calcext:value-type="string">
            <text:p>Barbeck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8</text:p>
          </table:table-cell>
          <table:table-cell office:value-type="float" office:value="20" calcext:value-type="float">
            <text:p>20</text:p>
          </table:table-cell>
        </table:table-row>
        <table:table-row table:style-name="ro8"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6" calcext:value-type="float">
            <text:p>356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.3" calcext:value-type="float">
            <text:p>16.3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57" calcext:value-type="float">
            <text:p>357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TREA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Lini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,3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GuD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59" calcext:value-type="float">
            <text:p>359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7" calcext:value-type="float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1" calcext:value-type="float">
            <text:p>361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GT3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2" calcext:value-type="float">
            <text:p>362</text:p>
          </table:table-cell>
          <table:table-cell office:value-type="string" calcext:value-type="string">
            <text:p>TOTAL Raffinerie Mitteldeutschland GmbH</text:p>
          </table:table-cell>
          <table:table-cell office:value-type="string" calcext:value-type="string">
            <text:p>Raffinerie-Kraftwerk Leuna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float" office:value="8.7" calcext:value-type="float">
            <text:p>8.7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3" calcext:value-type="float">
            <text:p>363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DT1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,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office:value-type="string" calcext:value-type="string">
            <text:p>ILE InfraLeuna Energiegesellschaft mbH</text:p>
          </table:table-cell>
          <table:table-cell office:value-type="string" calcext:value-type="string">
            <text:p>ILK-GuD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Leuna</text:p>
          </table:table-cell>
          <table:table-cell office:value-type="string" calcext:value-type="string">
            <text:p>KT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Dampf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30" calcext:value-type="float">
            <text:p>30</text:p>
          </table:table-cell>
        </table:table-row>
        <table:table-row table:style-name="ro9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AVEA MHKW Leverkusen GmbH &amp; Co. KG</text:p>
          </table:table-cell>
          <table:table-cell office:value-type="float" office:value="51373" calcext:value-type="float">
            <text:p>51373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 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ausmüll, diverse Abfallschlüsselnummer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  <table:table-cell table:number-columns-repeated="5"/>
          <table:table-cell office:value-type="float" office:value="366" calcext:value-type="float">
            <text:p>366</text:p>
          </table:table-cell>
          <table:table-cell office:value-type="string" calcext:value-type="string">
            <text:p>Currenta Gmbh &amp; Co. KG</text:p>
          </table:table-cell>
          <table:table-cell office:value-type="string" calcext:value-type="string">
            <text:p>Leverkusen G15/G22</text:p>
          </table:table-cell>
          <table:table-cell office:value-type="float" office:value="51368" calcext:value-type="float">
            <text:p>51368</text:p>
          </table:table-cell>
          <table:table-cell office:value-type="string" calcext:value-type="string">
            <text:p>Leverkusen</text:p>
          </table:table-cell>
          <table:table-cell office:value-type="string" calcext:value-type="string">
            <text:p>Leverkusen G15/G22</text:p>
          </table:table-cell>
          <table:table-cell office:value-type="string" calcext:value-type="string">
            <text:p>1962/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Steinkohle</text:p>
          </table:table-cell>
          <table:table-cell office:value-type="string" calcext:value-type="string">
            <text:p> 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7" calcext:value-type="float">
            <text:p>36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68" calcext:value-type="float">
            <text:p>36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69" calcext:value-type="float">
            <text:p>36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B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0" calcext:value-type="float">
            <text:p>37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C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76" calcext:value-type="float">
            <text:p>87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1" calcext:value-type="float">
            <text:p>37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7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372" calcext:value-type="float">
            <text:p>372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Emsland</text:p>
          </table:table-cell>
          <table:table-cell office:value-type="float" office:value="49811" calcext:value-type="float">
            <text:p>49811</text:p>
          </table:table-cell>
          <table:table-cell office:value-type="string" calcext:value-type="string">
            <text:p>Lingen</text:p>
          </table:table-cell>
          <table:table-cell office:value-type="string" calcext:value-type="string">
            <text:p>KK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29,0</text:p>
          </table:table-cell>
          <table:table-cell office:value-type="float" office:value="380" calcext:value-type="float">
            <text:p>380</text:p>
          </table:table-cell>
        </table:table-row>
        <table:table-row table:style-name="ro10"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6" calcext:value-type="float">
            <text:p>0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3" calcext:value-type="float">
            <text:p>37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6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.6" calcext:value-type="float">
            <text:p>64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4" calcext:value-type="float">
            <text:p>37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Louisfelde GbR c/o JWP Jade Windpark GmbH &amp; Co.</text:p>
          </table:table-cell>
          <table:table-cell office:value-type="float" office:value="17335" calcext:value-type="float">
            <text:p>17335</text:p>
          </table:table-cell>
          <table:table-cell office:value-type="string" calcext:value-type="string">
            <text:p>Louisfeld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375" calcext:value-type="float">
            <text:p>375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Mitte 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A800, GT 11, GT 12, DT 1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91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Sü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GUD C 200, GT1, GT2, DT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0,0</text:p>
          </table:table-cell>
          <table:table-cell office:value-type="string" calcext:value-type="string">
            <text:p>Werksnetz</text:p>
          </table:table-cell>
        </table:table-row>
        <table:table-row table:style-name="ro9"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377" calcext:value-type="float">
            <text:p>377</text:p>
          </table:table-cell>
          <table:table-cell office:value-type="string" calcext:value-type="string">
            <text:p>BASF SE</text:p>
          </table:table-cell>
          <table:table-cell office:value-type="string" calcext:value-type="string">
            <text:p>Kraftwerk Nord</text:p>
          </table:table-cell>
          <table:table-cell office:value-type="float" office:value="67056" calcext:value-type="float">
            <text:p>67056</text:p>
          </table:table-cell>
          <table:table-cell office:value-type="string" calcext:value-type="string">
            <text:p>Ludwigshafen</text:p>
          </table:table-cell>
          <table:table-cell office:value-type="string" calcext:value-type="string">
            <text:p>S 300, VT1, VT2, NT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l, Ersatzbrennstoffe gasförmig + flüssi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string" calcext:value-type="string">
            <text:p>Werksnetz</text:p>
          </table:table-cell>
        </table:table-row>
        <table:table-row table:style-name="ro6"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49" calcext:value-type="float">
            <text:p>1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78" calcext:value-type="float">
            <text:p>37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6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24" calcext:value-type="float">
            <text:p>324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379" calcext:value-type="float">
            <text:p>37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Lünen</text:p>
          </table:table-cell>
          <table:table-cell office:value-type="float" office:value="44356" calcext:value-type="float">
            <text:p>4435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Block 7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24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80" calcext:value-type="float">
            <text:p>380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BMK Lünen</text:p>
          </table:table-cell>
          <table:table-cell office:value-type="float" office:value="44536" calcext:value-type="float">
            <text:p>44536</text:p>
          </table:table-cell>
          <table:table-cell office:value-type="string" calcext:value-type="string">
            <text:p>Lün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1" calcext:value-type="float">
            <text:p>381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7"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float" office:value="29.2" calcext:value-type="float">
            <text:p>29.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382" calcext:value-type="float">
            <text:p>382</text:p>
          </table:table-cell>
          <table:table-cell office:value-type="string" calcext:value-type="string">
            <text:p>Müllheizkraftwerk Rothensee GmbH</text:p>
          </table:table-cell>
          <table:table-cell office:value-type="string" calcext:value-type="string">
            <text:p>MHKW Rothensee</text:p>
          </table:table-cell>
          <table:table-cell office:value-type="float" office:value="39126" calcext:value-type="float">
            <text:p>39126</text:p>
          </table:table-cell>
          <table:table-cell office:value-type="string" calcext:value-type="string">
            <text:p>Magdeburg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einschließlich biologisch abbaubare Anteile in Abfällen aus Haushalten und Industri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2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383" calcext:value-type="float">
            <text:p>38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agdeburg</text:p>
          </table:table-cell>
          <table:table-cell office:value-type="float" office:value="39104" calcext:value-type="float">
            <text:p>39104</text:p>
          </table:table-cell>
          <table:table-cell office:value-type="string" calcext:value-type="string">
            <text:p>Magedeburg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98" calcext:value-type="float">
            <text:p>39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4" calcext:value-type="float">
            <text:p>384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98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5" calcext:value-type="float">
            <text:p>3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385" calcext:value-type="float">
            <text:p>385</text:p>
          </table:table-cell>
          <table:table-cell office:value-type="string" calcext:value-type="string">
            <text:p>Kraftwerke Mainz-Wiesbaden AG</text:p>
          </table:table-cell>
          <table:table-cell office:value-type="string" calcext:value-type="string">
            <text:p>Kraftwerk Mainz</text:p>
          </table:table-cell>
          <table:table-cell office:value-type="float" office:value="55120" calcext:value-type="float">
            <text:p>55120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KW2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6" calcext:value-type="float">
            <text:p>386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8" calcext:value-type="float">
            <text:p>1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7" calcext:value-type="float">
            <text:p>38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8" calcext:value-type="float">
            <text:p>38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2b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,6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0" calcext:value-type="float">
            <text:p>39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1" calcext:value-type="float">
            <text:p>39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Malterhausen</text:p>
          </table:table-cell>
          <table:table-cell office:value-type="float" office:value="14913" calcext:value-type="float">
            <text:p>14913</text:p>
          </table:table-cell>
          <table:table-cell office:value-type="string" calcext:value-type="string">
            <text:p>Malterhausen</text:p>
          </table:table-cell>
          <table:table-cell office:value-type="string" calcext:value-type="string">
            <text:p>Malterhausen 1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2.8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2" calcext:value-type="float">
            <text:p>392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"Kaltreserve"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8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5.6" calcext:value-type="float">
            <text:p>5.6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3" calcext:value-type="float">
            <text:p>393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D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,6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float" office:value="8.7" calcext:value-type="float">
            <text:p>8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4" calcext:value-type="float">
            <text:p>394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,7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float" office:value="22.1" calcext:value-type="float">
            <text:p>22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95" calcext:value-type="float">
            <text:p>395</text:p>
          </table:table-cell>
          <table:table-cell office:value-type="string" calcext:value-type="string">
            <text:p>MVV Energie AG</text:p>
          </table:table-cell>
          <table:table-cell office:value-type="string" calcext:value-type="string">
            <text:p>HKW Mannheim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Turbine 6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7" calcext:value-type="float">
            <text:p>397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4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2,5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8" calcext:value-type="float">
            <text:p>398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399" calcext:value-type="float">
            <text:p>399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7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220 und 110</text:p>
          </table:table-cell>
          <table:table-cell table:number-columns-repeated="5"/>
          <table:table-cell office:value-type="float" office:value="400" calcext:value-type="float">
            <text:p>400</text:p>
          </table:table-cell>
          <table:table-cell office:value-type="string" calcext:value-type="string">
            <text:p>Grosskraftwerk Mannheim AG</text:p>
          </table:table-cell>
          <table:table-cell office:value-type="string" calcext:value-type="string">
            <text:p>GKM</text:p>
          </table:table-cell>
          <table:table-cell office:value-type="float" office:value="68199" calcext:value-type="float">
            <text:p>68199</text:p>
          </table:table-cell>
          <table:table-cell office:value-type="string" calcext:value-type="string">
            <text:p>Mannheim</text:p>
          </table:table-cell>
          <table:table-cell office:value-type="string" calcext:value-type="string">
            <text:p>Block 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5,0</text:p>
          </table:table-cell>
          <table:table-cell office:value-type="string" calcext:value-type="string">
            <text:p>220 und 110</text:p>
          </table:table-cell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7.4" calcext:value-type="float">
            <text:p>77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1" calcext:value-type="float">
            <text:p>4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 GT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7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02" calcext:value-type="float">
            <text:p>4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bach III GT (solo)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2" calcext:value-type="float">
            <text:p>26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03" calcext:value-type="float">
            <text:p>40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Dampfkraftwerk Marbach am Neckar</text:p>
          </table:table-cell>
          <table:table-cell office:value-type="float" office:value="71672" calcext:value-type="float">
            <text:p>71672</text:p>
          </table:table-cell>
          <table:table-cell office:value-type="string" calcext:value-type="string">
            <text:p>Marbach</text:p>
          </table:table-cell>
          <table:table-cell office:value-type="string" calcext:value-type="string">
            <text:p>MAR III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2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4" calcext:value-type="float">
            <text:p>404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5" calcext:value-type="float">
            <text:p>40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B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6" calcext:value-type="float">
            <text:p>40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C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7" calcext:value-type="float">
            <text:p>40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8" calcext:value-type="float">
            <text:p>40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0" calcext:value-type="float">
            <text:p>16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09" calcext:value-type="float">
            <text:p>40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Markersbach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Markersbach</text:p>
          </table:table-cell>
          <table:table-cell office:value-type="string" calcext:value-type="string">
            <text:p>PSS F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0" calcext:value-type="float">
            <text:p>410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Gasförmige Einsatzstoff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1" calcext:value-type="float">
            <text:p>411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12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2" calcext:value-type="float">
            <text:p>412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4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3" calcext:value-type="float">
            <text:p>413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3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Erdgas, feste Abfäll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4" calcext:value-type="float">
            <text:p>414</text:p>
          </table:table-cell>
          <table:table-cell office:value-type="string" calcext:value-type="string">
            <text:p>Infracor GmbH</text:p>
          </table:table-cell>
          <table:table-cell office:value-type="string" calcext:value-type="string">
            <text:p>Kraftwerk I</text:p>
          </table:table-cell>
          <table:table-cell office:value-type="float" office:value="45772" calcext:value-type="float">
            <text:p>45772</text:p>
          </table:table-cell>
          <table:table-cell office:value-type="string" calcext:value-type="string">
            <text:p>Marl</text:p>
          </table:table-cell>
          <table:table-cell office:value-type="string" calcext:value-type="string">
            <text:p>Block 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Feste u. flüssige Abfälle, Gasförmige Einsatzstoffe, Heizö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5" calcext:value-type="float">
            <text:p>41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Pumpspeicherkraftwerk Glems</text:p>
          </table:table-cell>
          <table:table-cell office:value-type="float" office:value="72555" calcext:value-type="float">
            <text:p>72555</text:p>
          </table:table-cell>
          <table:table-cell office:value-type="string" calcext:value-type="string">
            <text:p>Metzingen-Glems</text:p>
          </table:table-cell>
          <table:table-cell office:value-type="string" calcext:value-type="string">
            <text:p>Pumpspeicherkraftwerk Glems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6" calcext:value-type="float">
            <text:p>41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Morbach</text:p>
          </table:table-cell>
          <table:table-cell office:value-type="float" office:value="54497" calcext:value-type="float">
            <text:p>54497</text:p>
          </table:table-cell>
          <table:table-cell office:value-type="string" calcext:value-type="string">
            <text:p>Morbach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17" calcext:value-type="float">
            <text:p>417</text:p>
          </table:table-cell>
          <table:table-cell office:value-type="string" calcext:value-type="string">
            <text:p>E.ON Thüringer Energie AG</text:p>
          </table:table-cell>
          <table:table-cell office:value-type="string" calcext:value-type="string">
            <text:p>Grabe</text:p>
          </table:table-cell>
          <table:table-cell office:value-type="float" office:value="99974" calcext:value-type="float">
            <text:p>99974</text:p>
          </table:table-cell>
          <table:table-cell office:value-type="string" calcext:value-type="string">
            <text:p>Mühlhausen Grabe</text:p>
          </table:table-cell>
          <table:table-cell office:value-type="string" calcext:value-type="string">
            <text:p>GTKW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² 110</text:p>
          </table:table-cell>
        </table:table-row>
        <table:table-row table:style-name="ro10"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8" calcext:value-type="float">
            <text:p>4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Mumsdorf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Mumsdorf</text:p>
          </table:table-cell>
          <table:table-cell office:value-type="string" calcext:value-type="string">
            <text:p>Industriekraftwerk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19" calcext:value-type="float">
            <text:p>41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1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0" calcext:value-type="float">
            <text:p>42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Freimann</text:p>
          </table:table-cell>
          <table:table-cell office:value-type="float" office:value="80807" calcext:value-type="float">
            <text:p>80807</text:p>
          </table:table-cell>
          <table:table-cell office:value-type="string" calcext:value-type="string">
            <text:p>München, Frankfurter Ring 182</text:p>
          </table:table-cell>
          <table:table-cell office:value-type="float" office:value="2" calcext:value-type="float">
            <text:p>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75.5" calcext:value-type="float">
            <text:p>27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1" calcext:value-type="float">
            <text:p>421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5</text:p>
          </table:table-cell>
          <table:table-cell office:value-type="float" office:value="1" calcext:value-type="float">
            <text:p>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7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82.9" calcext:value-type="float">
            <text:p>38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22" calcext:value-type="float">
            <text:p>422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Süd </text:p>
          </table:table-cell>
          <table:table-cell office:value-type="float" office:value="81371" calcext:value-type="float">
            <text:p>81371</text:p>
          </table:table-cell>
          <table:table-cell office:value-type="string" calcext:value-type="string">
            <text:p>München, Schäftlarnstr.16</text:p>
          </table:table-cell>
          <table:table-cell office:value-type="float" office:value="2" calcext:value-type="float">
            <text:p>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8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23" calcext:value-type="float">
            <text:p>423</text:p>
          </table:table-cell>
          <table:table-cell office:value-type="string" calcext:value-type="string">
            <text:p>Stadtwerke Münster GmbH</text:p>
          </table:table-cell>
          <table:table-cell office:value-type="string" calcext:value-type="string">
            <text:p>Heizkraftwerk Hafen</text:p>
          </table:table-cell>
          <table:table-cell office:value-type="float" office:value="48155" calcext:value-type="float">
            <text:p>48155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Heizkraftwerk Hafen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4,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" calcext:value-type="float">
            <text:p>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4" calcext:value-type="float">
            <text:p>424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Marke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5" calcext:value-type="float">
            <text:p>425</text:p>
          </table:table-cell>
          <table:table-cell office:value-type="string" calcext:value-type="string">
            <text:p>Mainova AG</text:p>
          </table:table-cell>
          <table:table-cell office:value-type="string" calcext:value-type="string">
            <text:p>Windpark Havelland</text:p>
          </table:table-cell>
          <table:table-cell office:value-type="float" office:value="14641" calcext:value-type="float">
            <text:p>14641</text:p>
          </table:table-cell>
          <table:table-cell office:value-type="string" calcext:value-type="string">
            <text:p>Nauen</text:p>
          </table:table-cell>
          <table:table-cell office:value-type="string" calcext:value-type="string">
            <text:p>Berge-Lietzow-Naue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6" calcext:value-type="float">
            <text:p>42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85" calcext:value-type="float">
            <text:p>78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27" calcext:value-type="float">
            <text:p>42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Gemeinschaftskernkraftwerk Neckarwestheim I</text:p>
          </table:table-cell>
          <table:table-cell office:value-type="float" office:value="74382" calcext:value-type="float">
            <text:p>74382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GKN 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85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428" calcext:value-type="float">
            <text:p>428</text:p>
          </table:table-cell>
          <table:table-cell office:value-type="string" calcext:value-type="string">
            <text:p>Neubrandenburger Stadtwerke GmbH</text:p>
          </table:table-cell>
          <table:table-cell office:value-type="string" calcext:value-type="string">
            <text:p>GuD-HKW Neubrandenburg</text:p>
          </table:table-cell>
          <table:table-cell office:value-type="float" office:value="17034" calcext:value-type="float">
            <text:p>17034</text:p>
          </table:table-cell>
          <table:table-cell office:value-type="string" calcext:value-type="string">
            <text:p>Neubrandenburg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2" calcext:value-type="float">
            <text:p>20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29" calcext:value-type="float">
            <text:p>429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Bittenbrunn</text:p>
          </table:table-cell>
          <table:table-cell office:value-type="float" office:value="86633" calcext:value-type="float">
            <text:p>86633</text:p>
          </table:table-cell>
          <table:table-cell office:value-type="string" calcext:value-type="string">
            <text:p>Neuburg a.d. Donau</text:p>
          </table:table-cell>
          <table:table-cell office:value-type="string" calcext:value-type="string">
            <text:p>entfällt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73.1" calcext:value-type="float">
            <text:p>7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 office:value-type="string" calcext:value-type="string">
            <text:p>SWN Stadtwerke Neumünster GmbH</text:p>
          </table:table-cell>
          <table:table-cell office:value-type="string" calcext:value-type="string">
            <text:p>HKW-Bismarckstraße</text:p>
          </table:table-cell>
          <table:table-cell office:value-type="float" office:value="24534" calcext:value-type="float">
            <text:p>24534</text:p>
          </table:table-cell>
          <table:table-cell office:value-type="string" calcext:value-type="string">
            <text:p>Neumünster</text:p>
          </table:table-cell>
          <table:table-cell office:value-type="string" calcext:value-type="string">
            <text:p>HKW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31" calcext:value-type="float">
            <text:p>4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Aubach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6.1" calcext:value-type="float">
            <text:p>26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2" calcext:value-type="float">
            <text:p>432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Neuötting</text:p>
          </table:table-cell>
          <table:table-cell office:value-type="float" office:value="84524" calcext:value-type="float">
            <text:p>84524</text:p>
          </table:table-cell>
          <table:table-cell office:value-type="string" calcext:value-type="string">
            <text:p>Neuötting</text:p>
          </table:table-cell>
          <table:table-cell office:value-type="string" calcext:value-type="string">
            <text:p> 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6,1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7" calcext:value-type="float">
            <text:p>27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3" calcext:value-type="float">
            <text:p>4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8" calcext:value-type="float">
            <text:p>28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4" calcext:value-type="float">
            <text:p>4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2" calcext:value-type="float">
            <text:p>29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5" calcext:value-type="float">
            <text:p>4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C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2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7" calcext:value-type="float">
            <text:p>60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6" calcext:value-type="float">
            <text:p>4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D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7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01" calcext:value-type="float">
            <text:p>601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37" calcext:value-type="float">
            <text:p>4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eurath</text:p>
          </table:table-cell>
          <table:table-cell office:value-type="float" office:value="41517" calcext:value-type="float">
            <text:p>41517</text:p>
          </table:table-cell>
          <table:table-cell office:value-type="string" calcext:value-type="string">
            <text:p>Neurath</text:p>
          </table:table-cell>
          <table:table-cell office:value-type="string" calcext:value-type="string">
            <text:p>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01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38" calcext:value-type="float">
            <text:p>438</text:p>
          </table:table-cell>
          <table:table-cell office:value-type="string" calcext:value-type="string">
            <text:p>Bayernoil Raffineriegesellschaft mbH</text:p>
          </table:table-cell>
          <table:table-cell office:value-type="string" calcext:value-type="string">
            <text:p>Cogeneration</text:p>
          </table:table-cell>
          <table:table-cell office:value-type="float" office:value="93328" calcext:value-type="float">
            <text:p>93328</text:p>
          </table:table-cell>
          <table:table-cell office:value-type="string" calcext:value-type="string">
            <text:p>Neustadt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7" calcext:value-type="float">
            <text:p>29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39" calcext:value-type="float">
            <text:p>43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D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40" calcext:value-type="float">
            <text:p>44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9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48" calcext:value-type="float">
            <text:p>64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1" calcext:value-type="float">
            <text:p>44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48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3" calcext:value-type="float">
            <text:p>65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2" calcext:value-type="float">
            <text:p>44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44" calcext:value-type="float">
            <text:p>94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44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4" calcext:value-type="float">
            <text:p>4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B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5" calcext:value-type="float">
            <text:p>4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6" calcext:value-type="float">
            <text:p>4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C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4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20 / 110</text:p>
          </table:table-cell>
          <table:table-cell table:number-columns-repeated="5"/>
          <table:table-cell office:value-type="float" office:value="447" calcext:value-type="float">
            <text:p>4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Niederaußem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5,0</text:p>
          </table:table-cell>
          <table:table-cell office:value-type="string" calcext:value-type="string">
            <text:p>220 / 110</text:p>
          </table:table-cell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48" calcext:value-type="float">
            <text:p>4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Fortuna Nord</text:p>
          </table:table-cell>
          <table:table-cell office:value-type="float" office:value="50129" calcext:value-type="float">
            <text:p>50129</text:p>
          </table:table-cell>
          <table:table-cell office:value-type="string" calcext:value-type="string">
            <text:p>Niederaußem</text:p>
          </table:table-cell>
          <table:table-cell office:value-type="string" calcext:value-type="string">
            <text:p>Fortuna Nor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Lehmen</text:p>
          </table:table-cell>
          <table:table-cell office:value-type="float" office:value="56332" calcext:value-type="float">
            <text:p>56332</text:p>
          </table:table-cell>
          <table:table-cell office:value-type="string" calcext:value-type="string">
            <text:p>Niederfel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0" calcext:value-type="float">
            <text:p>450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Windpark Niederkirchen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Niederkirch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1" calcext:value-type="float">
            <text:p>45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C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2" calcext:value-type="float">
            <text:p>45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Niederwartha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Niederwartha</text:p>
          </table:table-cell>
          <table:table-cell office:value-type="string" calcext:value-type="string">
            <text:p>PSS D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453" calcext:value-type="float">
            <text:p>45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reiberg</text:p>
          </table:table-cell>
          <table:table-cell office:value-type="float" office:value="9577" calcext:value-type="float">
            <text:p>9577</text:p>
          </table:table-cell>
          <table:table-cell office:value-type="string" calcext:value-type="string">
            <text:p>Niederwiesa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,0</text:p>
          </table:table-cell>
          <table:table-cell office:value-type="string" calcext:value-type="string">
            <text:p>² 110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4" calcext:value-type="float">
            <text:p>454</text:p>
          </table:table-cell>
          <table:table-cell office:value-type="string" calcext:value-type="string">
            <text:p>Vattenfall Europe Windkraft GmbH</text:p>
          </table:table-cell>
          <table:table-cell office:value-type="string" calcext:value-type="string">
            <text:p>alpha ventus</text:p>
          </table:table-cell>
          <table:table-cell office:value-type="float" office:value="26506" calcext:value-type="float">
            <text:p>26506</text:p>
          </table:table-cell>
          <table:table-cell office:value-type="string" calcext:value-type="string">
            <text:p>Nordsee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5" calcext:value-type="float">
            <text:p>455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6" calcext:value-type="float">
            <text:p>456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7" calcext:value-type="float">
            <text:p>45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G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5" calcext:value-type="float">
            <text:p>3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H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0" calcext:value-type="float">
            <text:p>46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B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1" calcext:value-type="float">
            <text:p>4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C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7.5" calcext:value-type="float">
            <text:p>37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2" calcext:value-type="float">
            <text:p>4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Thyrow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Nunsdorf</text:p>
          </table:table-cell>
          <table:table-cell office:value-type="string" calcext:value-type="string">
            <text:p>GT D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7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3" calcext:value-type="float">
            <text:p>463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GuD 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5" calcext:value-type="float">
            <text:p>465</text:p>
          </table:table-cell>
          <table:table-cell office:value-type="string" calcext:value-type="string">
            <text:p>N-ERGIE Aktiengesellschaft</text:p>
          </table:table-cell>
          <table:table-cell office:value-type="string" calcext:value-type="string">
            <text:p>HKW Sandreuth</text:p>
          </table:table-cell>
          <table:table-cell office:value-type="float" office:value="90441" calcext:value-type="float">
            <text:p>9044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onstig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 (Fremddampfbezug), Gas, …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3" calcext:value-type="float">
            <text:p>38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6" calcext:value-type="float">
            <text:p>46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7" calcext:value-type="float">
            <text:p>46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Franken 1</text:p>
          </table:table-cell>
          <table:table-cell office:value-type="float" office:value="90449" calcext:value-type="float">
            <text:p>90449</text:p>
          </table:table-cell>
          <table:table-cell office:value-type="string" calcext:value-type="string">
            <text:p>Nürnberg</text:p>
          </table:table-cell>
          <table:table-cell office:value-type="float" office:value="2" calcext:value-type="float">
            <text:p>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.6" calcext:value-type="float">
            <text:p>36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8" calcext:value-type="float">
            <text:p>4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Nußdorf</text:p>
          </table:table-cell>
          <table:table-cell office:value-type="float" office:value="83131" calcext:value-type="float">
            <text:p>83131</text:p>
          </table:table-cell>
          <table:table-cell table:number-columns-repeated="2" office:value-type="string" calcext:value-type="string">
            <text:p>Nußdor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6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69" calcext:value-type="float">
            <text:p>469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Oberaudorf-Ebbs</text:p>
          </table:table-cell>
          <table:table-cell office:value-type="float" office:value="83080" calcext:value-type="float">
            <text:p>83080</text:p>
          </table:table-cell>
          <table:table-cell office:value-type="string" calcext:value-type="string">
            <text:p>Oberaudorf</text:p>
          </table:table-cell>
          <table:table-cell office:value-type="string" calcext:value-type="string">
            <text:p>Oberaudorf-Ebbs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3.1" calcext:value-type="float">
            <text:p>23.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0" calcext:value-type="float">
            <text:p>470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</text:p>
          </table:table-cell>
          <table:table-cell office:value-type="float" office:value="46045" calcext:value-type="float">
            <text:p>460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1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1" calcext:value-type="float">
            <text:p>47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2" calcext:value-type="float">
            <text:p>47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Oberhausen Lirich</text:p>
          </table:table-cell>
          <table:table-cell office:value-type="float" office:value="46049" calcext:value-type="float">
            <text:p>46049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7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float" office:value="24.5" calcext:value-type="float">
            <text:p>24.5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73" calcext:value-type="float">
            <text:p>473</text:p>
          </table:table-cell>
          <table:table-cell office:value-type="string" calcext:value-type="string">
            <text:p>Energieversorgung Oberhausen AG</text:p>
          </table:table-cell>
          <table:table-cell office:value-type="string" calcext:value-type="string">
            <text:p>HKW II</text:p>
          </table:table-cell>
          <table:table-cell office:value-type="float" office:value="46145" calcext:value-type="float">
            <text:p>46145</text:p>
          </table:table-cell>
          <table:table-cell office:value-type="string" calcext:value-type="string">
            <text:p>Oberhausen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5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74" calcext:value-type="float">
            <text:p>474</text:p>
          </table:table-cell>
          <table:table-cell office:value-type="string" calcext:value-type="string">
            <text:p>Kraftwerk Obernburg GmbH</text:p>
          </table:table-cell>
          <table:table-cell office:value-type="string" calcext:value-type="string">
            <text:p>Obernburg</text:p>
          </table:table-cell>
          <table:table-cell office:value-type="float" office:value="63784" calcext:value-type="float">
            <text:p>63784</text:p>
          </table:table-cell>
          <table:table-cell office:value-type="string" calcext:value-type="string">
            <text:p>Obernburg</text:p>
          </table:table-cell>
          <table:table-cell office:value-type="string" calcext:value-type="string">
            <text:p> 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4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office:value-type="string" calcext:value-type="string">
            <text:p>Energieversorgung Offenbach AG</text:p>
          </table:table-cell>
          <table:table-cell office:value-type="string" calcext:value-type="string">
            <text:p>Heizkraftwerk Offenbach</text:p>
          </table:table-cell>
          <table:table-cell office:value-type="float" office:value="63067" calcext:value-type="float">
            <text:p>63067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 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Zufeuerung Biomas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6" calcext:value-type="float">
            <text:p>47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tzehoe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Oldendorf</text:p>
          </table:table-cell>
          <table:table-cell office:value-type="string" calcext:value-type="string">
            <text:p> 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77" calcext:value-type="float">
            <text:p>47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Audorf</text:p>
          </table:table-cell>
          <table:table-cell office:value-type="float" office:value="24783" calcext:value-type="float">
            <text:p>24783</text:p>
          </table:table-cell>
          <table:table-cell office:value-type="string" calcext:value-type="string">
            <text:p>Osterrönfeld</text:p>
          </table:table-cell>
          <table:table-cell office:value-type="string" calcext:value-type="string">
            <text:p> 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.3" calcext:value-type="float">
            <text:p>48.3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office:value-type="float" office:value="478" calcext:value-type="float">
            <text:p>478</text:p>
          </table:table-cell>
          <table:table-cell office:value-type="string" calcext:value-type="string">
            <text:p>EnBW Baltic 1 GmbH &amp; Co. KG</text:p>
          </table:table-cell>
          <table:table-cell office:value-type="string" calcext:value-type="string">
            <text:p>Windpark Baltic 1</text:p>
          </table:table-cell>
          <table:table-cell office:value-type="float" office:value="18182" calcext:value-type="float">
            <text:p>18182</text:p>
          </table:table-cell>
          <table:table-cell office:value-type="string" calcext:value-type="string">
            <text:p>Ostsee</text:p>
          </table:table-cell>
          <table:table-cell office:value-type="string" calcext:value-type="string">
            <text:p>Baltic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ff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3</text:p>
          </table:table-cell>
          <table:table-cell office:value-type="float" office:value="150" calcext:value-type="float">
            <text:p>150</text:p>
          </table:table-cell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7" calcext:value-type="float">
            <text:p>24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79" calcext:value-type="float">
            <text:p>47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7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5" calcext:value-type="float">
            <text:p>52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opswerk II 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3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1" calcext:value-type="float">
            <text:p>48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Ober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u. 2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82" calcext:value-type="float">
            <text:p>48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Vermuntwerk</text:p>
          </table:table-cell>
          <table:table-cell office:value-type="string" calcext:value-type="string">
            <text:p>A-6794</text:p>
          </table:table-cell>
          <table:table-cell office:value-type="string" calcext:value-type="string">
            <text:p>Partenen</text:p>
          </table:table-cell>
          <table:table-cell office:value-type="string" calcext:value-type="string">
            <text:p>Masch. 1 bis 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6,0</text:p>
          </table:table-cell>
          <table:table-cell office:value-type="float" office:value="220" calcext:value-type="float">
            <text:p>220</text:p>
          </table:table-cell>
        </table:table-row>
        <table:table-row table:style-name="ro9"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9.1" calcext:value-type="float">
            <text:p>29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3" calcext:value-type="float">
            <text:p>483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Windfeld Verwaltungsgesellschaft mbH</text:p>
          </table:table-cell>
          <table:table-cell office:value-type="float" office:value="17309" calcext:value-type="float">
            <text:p>17309</text:p>
          </table:table-cell>
          <table:table-cell office:value-type="string" calcext:value-type="string">
            <text:p>Pasewalk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9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4" calcext:value-type="float">
            <text:p>484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Kachle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.7" calcext:value-type="float">
            <text:p>53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85" calcext:value-type="float">
            <text:p>485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Kachlet</text:p>
          </table:table-cell>
          <table:table-cell office:value-type="float" office:value="94034" calcext:value-type="float">
            <text:p>94034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entfällt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3.2" calcext:value-type="float">
            <text:p>4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86" calcext:value-type="float">
            <text:p>486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Passau-Ingling</text:p>
          </table:table-cell>
          <table:table-cell office:value-type="float" office:value="94036" calcext:value-type="float">
            <text:p>94036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Passau-Ingling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7" calcext:value-type="float">
            <text:p>48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8" calcext:value-type="float">
            <text:p>48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B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89" calcext:value-type="float">
            <text:p>48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C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0" calcext:value-type="float">
            <text:p>49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D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1" calcext:value-type="float">
            <text:p>49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0" calcext:value-type="float">
            <text:p>4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2" calcext:value-type="float">
            <text:p>49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Jänschwalde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Peitz</text:p>
          </table:table-cell>
          <table:table-cell office:value-type="string" calcext:value-type="string">
            <text:p>F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.4" calcext:value-type="float">
            <text:p>19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3" calcext:value-type="float">
            <text:p>493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Perach</text:p>
          </table:table-cell>
          <table:table-cell office:value-type="float" office:value="84567" calcext:value-type="float">
            <text:p>84567</text:p>
          </table:table-cell>
          <table:table-cell office:value-type="string" calcext:value-type="string">
            <text:p>Perach</text:p>
          </table:table-cell>
          <table:table-cell office:value-type="string" calcext:value-type="string">
            <text:p> 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75" calcext:value-type="float">
            <text:p>87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Heyden</text:p>
          </table:table-cell>
          <table:table-cell office:value-type="float" office:value="32469" calcext:value-type="float">
            <text:p>32469</text:p>
          </table:table-cell>
          <table:table-cell office:value-type="string" calcext:value-type="string">
            <text:p>Petershagen</text:p>
          </table:table-cell>
          <table:table-cell office:value-type="float" office:value="4" calcext:value-type="float">
            <text:p>4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7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5" calcext:value-type="float">
            <text:p>495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Geisling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496" calcext:value-type="float">
            <text:p>496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Geisling</text:p>
          </table:table-cell>
          <table:table-cell office:value-type="float" office:value="93102" calcext:value-type="float">
            <text:p>93102</text:p>
          </table:table-cell>
          <table:table-cell office:value-type="string" calcext:value-type="string">
            <text:p>Pfatter</text:p>
          </table:table-cell>
          <table:table-cell office:value-type="string" calcext:value-type="string">
            <text:p>entfällt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float" office:value="12.3" calcext:value-type="float">
            <text:p>12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7" calcext:value-type="float">
            <text:p>497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Biomass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Erdgas, Klär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11.3" calcext:value-type="float">
            <text:p>11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8" calcext:value-type="float">
            <text:p>498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Gaskesselanlag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,3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float" office:value="41.2" calcext:value-type="float">
            <text:p>41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499" calcext:value-type="float">
            <text:p>499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Kombiblock/GuD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1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float" office:value="26.9" calcext:value-type="float">
            <text:p>26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office:value-type="string" calcext:value-type="string">
            <text:p>Heizkraftwerk Pforzheim GmbH</text:p>
          </table:table-cell>
          <table:table-cell office:value-type="string" calcext:value-type="string">
            <text:p>Heizkraftwerk</text:p>
          </table:table-cell>
          <table:table-cell office:value-type="float" office:value="75175" calcext:value-type="float">
            <text:p>75175</text:p>
          </table:table-cell>
          <table:table-cell office:value-type="string" calcext:value-type="string">
            <text:p>Pforzheim</text:p>
          </table:table-cell>
          <table:table-cell office:value-type="string" calcext:value-type="string">
            <text:p>Wirbelschichtbl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Abfall (Ersatzbrennstoffe), 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6,9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1" calcext:value-type="float">
            <text:p>50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2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40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90" calcext:value-type="float">
            <text:p>8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02" calcext:value-type="float">
            <text:p>50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ernkraftwerk Philippsburg 1</text:p>
          </table:table-cell>
          <table:table-cell office:value-type="float" office:value="76661" calcext:value-type="float">
            <text:p>76661</text:p>
          </table:table-cell>
          <table:table-cell office:value-type="string" calcext:value-type="string">
            <text:p>Philippsburg</text:p>
          </table:table-cell>
          <table:table-cell office:value-type="string" calcext:value-type="string">
            <text:p>KKP 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3" calcext:value-type="float">
            <text:p>503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Hattorf</text:p>
          </table:table-cell>
          <table:table-cell office:value-type="float" office:value="36269" calcext:value-type="float">
            <text:p>36269</text:p>
          </table:table-cell>
          <table:table-cell office:value-type="string" calcext:value-type="string">
            <text:p>Phillippsthal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>Kraftwerk Plattling GmbH</text:p>
          </table:table-cell>
          <table:table-cell office:value-type="float" office:value="94447" calcext:value-type="float">
            <text:p>94447</text:p>
          </table:table-cell>
          <table:table-cell office:value-type="string" calcext:value-type="string">
            <text:p>Plattling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Putlitz</text:p>
          </table:table-cell>
          <table:table-cell office:value-type="float" office:value="16949" calcext:value-type="float">
            <text:p>16949</text:p>
          </table:table-cell>
          <table:table-cell office:value-type="string" calcext:value-type="string">
            <text:p>Porep</text:p>
          </table:table-cell>
          <table:table-cell office:value-type="string" calcext:value-type="string">
            <text:p>Putlitz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2,0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6" calcext:value-type="float">
            <text:p>50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Ummeln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7" calcext:value-type="float">
            <text:p>507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GT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10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float" office:value="335" calcext:value-type="float">
            <text:p>33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08" calcext:value-type="float">
            <text:p>508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string" calcext:value-type="string">
            <text:p>4 DT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izöl EL (50 %)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35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09" calcext:value-type="float">
            <text:p>509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3" calcext:value-type="float">
            <text:p>30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0" calcext:value-type="float">
            <text:p>510</text:p>
          </table:table-cell>
          <table:table-cell office:value-type="string" calcext:value-type="string">
            <text:p>Gemeinschaftskraftwerk Veltheim GmbH</text:p>
          </table:table-cell>
          <table:table-cell office:value-type="string" calcext:value-type="string">
            <text:p>Kraftwerk Veltheim</text:p>
          </table:table-cell>
          <table:table-cell office:value-type="float" office:value="32457" calcext:value-type="float">
            <text:p>32457</text:p>
          </table:table-cell>
          <table:table-cell office:value-type="string" calcext:value-type="string">
            <text:p>Porta Westfalica</text:p>
          </table:table-cell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3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78.4" calcext:value-type="float">
            <text:p>78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1" calcext:value-type="float">
            <text:p>511</text:p>
          </table:table-cell>
          <table:table-cell office:value-type="string" calcext:value-type="string">
            <text:p>Energie und Wasser Potsdam GmbH</text:p>
          </table:table-cell>
          <table:table-cell office:value-type="string" calcext:value-type="string">
            <text:p>HKW Potsdam-Süd</text:p>
          </table:table-cell>
          <table:table-cell office:value-type="float" office:value="14478" calcext:value-type="float">
            <text:p>14478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Gesamtanlag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,4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92" calcext:value-type="float">
            <text:p>39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2" calcext:value-type="float">
            <text:p>512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Kaunertal</text:p>
          </table:table-cell>
          <table:table-cell office:value-type="string" calcext:value-type="string">
            <text:p>A-6522</text:p>
          </table:table-cell>
          <table:table-cell office:value-type="string" calcext:value-type="string">
            <text:p>Prutz</text:p>
          </table:table-cell>
          <table:table-cell office:value-type="string" calcext:value-type="string">
            <text:p>KtW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92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655.6" calcext:value-type="float">
            <text:p>655.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13" calcext:value-type="float">
            <text:p>513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Weiher</text:p>
          </table:table-cell>
          <table:table-cell office:value-type="float" office:value="66287" calcext:value-type="float">
            <text:p>66287</text:p>
          </table:table-cell>
          <table:table-cell office:value-type="string" calcext:value-type="string">
            <text:p>Quierschied</text:p>
          </table:table-cell>
          <table:table-cell office:value-type="string" calcext:value-type="string">
            <text:p>Weiher II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55,6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9" calcext:value-type="float">
            <text:p>52.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4" calcext:value-type="float">
            <text:p>514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Umspannwerk Raguhn GmbH</text:p>
          </table:table-cell>
          <table:table-cell office:value-type="float" office:value="6779" calcext:value-type="float">
            <text:p>6779</text:p>
          </table:table-cell>
          <table:table-cell office:value-type="string" calcext:value-type="string">
            <text:p>Raguhn-Jeßnitz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9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5" calcext:value-type="float">
            <text:p>515</text:p>
          </table:table-cell>
          <table:table-cell office:value-type="string" calcext:value-type="string">
            <text:p>HEAG Südhessische Energie AG</text:p>
          </table:table-cell>
          <table:table-cell office:value-type="string" calcext:value-type="string">
            <text:p>Windpark Havelland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Raum Branden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63,0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6" calcext:value-type="float">
            <text:p>51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eckingen</text:p>
          </table:table-cell>
          <table:table-cell office:value-type="float" office:value="79790" calcext:value-type="float">
            <text:p>79790</text:p>
          </table:table-cell>
          <table:table-cell table:number-columns-repeated="2" office:value-type="string" calcext:value-type="string">
            <text:p>Reckingen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9" calcext:value-type="float">
            <text:p>9.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17" calcext:value-type="float">
            <text:p>517</text:p>
          </table:table-cell>
          <table:table-cell office:value-type="string" calcext:value-type="string">
            <text:p>FairEnergie GmbH</text:p>
          </table:table-cell>
          <table:table-cell office:value-type="string" calcext:value-type="string">
            <text:p>BHKW Hauffstrasse</text:p>
          </table:table-cell>
          <table:table-cell office:value-type="float" office:value="72762" calcext:value-type="float">
            <text:p>72762</text:p>
          </table:table-cell>
          <table:table-cell office:value-type="string" calcext:value-type="string">
            <text:p>Reutlingen</text:p>
          </table:table-cell>
          <table:table-cell office:value-type="string" calcext:value-type="string">
            <text:p>ne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18" calcext:value-type="float">
            <text:p>518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heinau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Rheinau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6,0</text:p>
          </table:table-cell>
          <table:table-cell office:value-type="string" calcext:value-type="string">
            <text:p>unbekannt</text:p>
          </table:table-cell>
        </table:table-row>
        <table:table-row table:style-name="ro9"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19" calcext:value-type="float">
            <text:p>519</text:p>
          </table:table-cell>
          <table:table-cell office:value-type="string" calcext:value-type="string">
            <text:p>Solvay Chemicals GmbH</text:p>
          </table:table-cell>
          <table:table-cell office:value-type="string" calcext:value-type="string">
            <text:p>Industriekraftwerk Solvay Rheinberg (KWK Anlage)</text:p>
          </table:table-cell>
          <table:table-cell office:value-type="float" office:value="47495" calcext:value-type="float">
            <text:p>474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3.4" calcext:value-type="float">
            <text:p>93.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0" calcext:value-type="float">
            <text:p>520</text:p>
          </table:table-cell>
          <table:table-cell office:value-type="string" calcext:value-type="string">
            <text:p>Energiedienst AG</text:p>
          </table:table-cell>
          <table:table-cell office:value-type="string" calcext:value-type="string">
            <text:p>KW Rheinfelden</text:p>
          </table:table-cell>
          <table:table-cell office:value-type="float" office:value="79618" calcext:value-type="float">
            <text:p>79618</text:p>
          </table:table-cell>
          <table:table-cell office:value-type="string" calcext:value-type="string">
            <text:p>Rheinfelden</text:p>
          </table:table-cell>
          <table:table-cell office:value-type="string" calcext:value-type="string">
            <text:p>KW Rheinfeld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3,4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.1" calcext:value-type="float">
            <text:p>35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1" calcext:value-type="float">
            <text:p>52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Rosenheim</text:p>
          </table:table-cell>
          <table:table-cell office:value-type="float" office:value="83101" calcext:value-type="float">
            <text:p>83101</text:p>
          </table:table-cell>
          <table:table-cell office:value-type="string" calcext:value-type="string">
            <text:p>Rohrdorf</text:p>
          </table:table-cell>
          <table:table-cell office:value-type="string" calcext:value-type="string">
            <text:p> 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5" calcext:value-type="float">
            <text:p>9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2" calcext:value-type="float">
            <text:p>522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9.8" calcext:value-type="float">
            <text:p>9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3" calcext:value-type="float">
            <text:p>523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e 1-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4" calcext:value-type="float">
            <text:p>524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MHKW</text:p>
          </table:table-cell>
          <table:table-cell office:value-type="float" office:value="83022" calcext:value-type="float">
            <text:p>83022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Turbine 1a/b,2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Abfall, Erdgas, 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5" calcext:value-type="float">
            <text:p>525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Gasmotore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Gasmotor 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26" calcext:value-type="float">
            <text:p>526</text:p>
          </table:table-cell>
          <table:table-cell office:value-type="string" calcext:value-type="string">
            <text:p>Stadtwerke Rosenheim GmbH &amp; Co. KG</text:p>
          </table:table-cell>
          <table:table-cell office:value-type="string" calcext:value-type="string">
            <text:p>Wasserkraft-werk</text:p>
          </table:table-cell>
          <table:table-cell office:value-type="float" office:value="83026" calcext:value-type="float">
            <text:p>83026</text:p>
          </table:table-cell>
          <table:table-cell office:value-type="string" calcext:value-type="string">
            <text:p>Rosenheim</text:p>
          </table:table-cell>
          <table:table-cell office:value-type="string" calcext:value-type="string">
            <text:p>Wasserkraftwerk Oberwöh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5.5" calcext:value-type="float">
            <text:p>4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7" calcext:value-type="float">
            <text:p>527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Roßhaupten</text:p>
          </table:table-cell>
          <table:table-cell office:value-type="float" office:value="87672" calcext:value-type="float">
            <text:p>87672</text:p>
          </table:table-cell>
          <table:table-cell table:number-columns-repeated="2" office:value-type="string" calcext:value-type="string">
            <text:p>Roßhaupten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5,5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28" calcext:value-type="float">
            <text:p>528</text:p>
          </table:table-cell>
          <table:table-cell office:value-type="string" calcext:value-type="string">
            <text:p>Stadtwerke Rostock AG</text:p>
          </table:table-cell>
          <table:table-cell office:value-type="string" calcext:value-type="string">
            <text:p>GuD Marienehe</text:p>
          </table:table-cell>
          <table:table-cell office:value-type="float" office:value="18069" calcext:value-type="float">
            <text:p>18069</text:p>
          </table:table-cell>
          <table:table-cell office:value-type="string" calcext:value-type="string">
            <text:p>Rostock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08" calcext:value-type="float">
            <text:p>508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29" calcext:value-type="float">
            <text:p>5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NG Kraftwerk Rostock</text:p>
          </table:table-cell>
          <table:table-cell office:value-type="float" office:value="18147" calcext:value-type="float">
            <text:p>18147</text:p>
          </table:table-cell>
          <table:table-cell table:number-columns-repeated="2" office:value-type="string" calcext:value-type="string">
            <text:p>Rost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08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0.4" calcext:value-type="float">
            <text:p>20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0" calcext:value-type="float">
            <text:p>530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Gehrlicher GmbH &amp; Co. Solarpark Rothenburg KG</text:p>
          </table:table-cell>
          <table:table-cell office:value-type="float" office:value="2929" calcext:value-type="float">
            <text:p>2929</text:p>
          </table:table-cell>
          <table:table-cell office:value-type="string" calcext:value-type="string">
            <text:p>Rothenburg</text:p>
          </table:table-cell>
          <table:table-cell office:value-type="string" calcext:value-type="string">
            <text:p>-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8.2" calcext:value-type="float">
            <text:p>38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1" calcext:value-type="float">
            <text:p>531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Feldkirchen</text:p>
          </table:table-cell>
          <table:table-cell office:value-type="float" office:value="83543" calcext:value-type="float">
            <text:p>83543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 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8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2" calcext:value-type="float">
            <text:p>532</text:p>
          </table:table-cell>
          <table:table-cell office:value-type="string" calcext:value-type="string">
            <text:p>Vattenfall Europe New Energy GmbH</text:p>
          </table:table-cell>
          <table:table-cell office:value-type="string" calcext:value-type="string">
            <text:p>IKW Rüdersdorf</text:p>
          </table:table-cell>
          <table:table-cell office:value-type="float" office:value="15562" calcext:value-type="float">
            <text:p>15562</text:p>
          </table:table-cell>
          <table:table-cell office:value-type="string" calcext:value-type="string">
            <text:p>Rüdersdorf bei Berlin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,0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3" calcext:value-type="float">
            <text:p>533</text:p>
          </table:table-cell>
          <table:table-cell office:value-type="string" calcext:value-type="string">
            <text:p>Energie- und Medienversorgung Schwarza GmbH</text:p>
          </table:table-cell>
          <table:table-cell office:value-type="string" calcext:value-type="string">
            <text:p>HKW Schwarza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Rudolstadt</text:p>
          </table:table-cell>
          <table:table-cell office:value-type="string" calcext:value-type="string">
            <text:p> 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8</text:p>
          </table:table-cell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4" calcext:value-type="float">
            <text:p>534</text:p>
          </table:table-cell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string" calcext:value-type="string">
            <text:p>GuD-Heizkraftwerk M120 Rüsselsheim</text:p>
          </table:table-cell>
          <table:table-cell office:value-type="float" office:value="65429" calcext:value-type="float">
            <text:p>65429</text:p>
          </table:table-cell>
          <table:table-cell office:value-type="string" calcext:value-type="string">
            <text:p>Rüsselsheim</text:p>
          </table:table-cell>
          <table:table-cell office:value-type="string" calcext:value-type="string">
            <text:p>GuD-Anlag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5" calcext:value-type="float">
            <text:p>53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Ryburg-Schwörstadt </text:p>
          </table:table-cell>
          <table:table-cell office:value-type="float" office:value="79739" calcext:value-type="float">
            <text:p>79739</text:p>
          </table:table-cell>
          <table:table-cell table:number-columns-repeated="2" office:value-type="string" calcext:value-type="string">
            <text:p>Ryburg-Schwörstadt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36" calcext:value-type="float">
            <text:p>536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Heizkraftwerk Römerbrücke</text:p>
          </table:table-cell>
          <table:table-cell office:value-type="float" office:value="66121" calcext:value-type="float">
            <text:p>66121</text:p>
          </table:table-cell>
          <table:table-cell office:value-type="string" calcext:value-type="string">
            <text:p>Saarbrück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67 / 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Steinkohle, Heizöl extra leicht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7" calcext:value-type="float">
            <text:p>537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9" calcext:value-type="float">
            <text:p>6.9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9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.2" calcext:value-type="float">
            <text:p>7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0" calcext:value-type="float">
            <text:p>540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4b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41" calcext:value-type="float">
            <text:p>541</text:p>
          </table:table-cell>
          <table:table-cell office:value-type="string" calcext:value-type="string">
            <text:p>RWE Innogy Windpower Hannover GmbH</text:p>
          </table:table-cell>
          <table:table-cell office:value-type="string" calcext:value-type="string">
            <text:p>Barbecke/Lesse</text:p>
          </table:table-cell>
          <table:table-cell office:value-type="float" office:value="38228" calcext:value-type="float">
            <text:p>38228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Lesse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,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2" calcext:value-type="float">
            <text:p>542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AB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4,5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3" calcext:value-type="float">
            <text:p>543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1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Werksnetz</text:p>
          </table:table-cell>
          <table:table-cell table:number-columns-repeated="5"/>
          <table:table-cell office:value-type="float" office:value="544" calcext:value-type="float">
            <text:p>544</text:p>
          </table:table-cell>
          <table:table-cell office:value-type="string" calcext:value-type="string">
            <text:p>Salzgitter Flachstahl GmbH</text:p>
          </table:table-cell>
          <table:table-cell office:value-type="string" calcext:value-type="string">
            <text:p>Kraftwerk SZ Bl2</text:p>
          </table:table-cell>
          <table:table-cell office:value-type="float" office:value="38239" calcext:value-type="float">
            <text:p>38239</text:p>
          </table:table-cell>
          <table:table-cell office:value-type="string" calcext:value-type="string">
            <text:p>Salzgitter</text:p>
          </table:table-cell>
          <table:table-cell office:value-type="string" calcext:value-type="string">
            <text:p>Block 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nstige Energieträger</text:p>
          </table:table-cell>
          <table:table-cell office:value-type="string" calcext:value-type="string">
            <text:p>Kuppelprodukte der Stahlerzeugung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7,0</text:p>
          </table:table-cell>
          <table:table-cell office:value-type="string" calcext:value-type="string">
            <text:p>Werksnetz</text:p>
          </table:table-cell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heinkraftwerk Schaffhausen</text:p>
          </table:table-cell>
          <table:table-cell office:value-type="float" office:value="79798" calcext:value-type="float">
            <text:p>79798</text:p>
          </table:table-cell>
          <table:table-cell table:number-columns-repeated="2" office:value-type="string" calcext:value-type="string">
            <text:p>Schaffhausen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6" calcext:value-type="float">
            <text:p>546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50" calcext:value-type="float">
            <text:p>45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47" calcext:value-type="float">
            <text:p>547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Schkopau</text:p>
          </table:table-cell>
          <table:table-cell office:value-type="float" office:value="6258" calcext:value-type="float">
            <text:p>6258</text:p>
          </table:table-cell>
          <table:table-cell office:value-type="string" calcext:value-type="string">
            <text:p>Schkopau</text:p>
          </table:table-cell>
          <table:table-cell office:value-type="string" calcext:value-type="string">
            <text:p>B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8" calcext:value-type="float">
            <text:p>548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Detzem</text:p>
          </table:table-cell>
          <table:table-cell office:value-type="float" office:value="54340" calcext:value-type="float">
            <text:p>54340</text:p>
          </table:table-cell>
          <table:table-cell office:value-type="string" calcext:value-type="string">
            <text:p>Schleich</text:p>
          </table:table-cell>
          <table:table-cell office:value-type="string" calcext:value-type="string">
            <text:p>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A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0" calcext:value-type="float">
            <text:p>55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Bleiloch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Schleiz</text:p>
          </table:table-cell>
          <table:table-cell office:value-type="string" calcext:value-type="string">
            <text:p>PSS B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6"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² 110</text:p>
          </table:table-cell>
          <table:table-cell table:number-columns-repeated="5"/>
          <table:table-cell office:value-type="float" office:value="551" calcext:value-type="float">
            <text:p>5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chönerlinde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Schönerlin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² 110</text:p>
          </table:table-cell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82" calcext:value-type="float">
            <text:p>18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52" calcext:value-type="float">
            <text:p>55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Windpark Schönewalde</text:p>
          </table:table-cell>
          <table:table-cell office:value-type="float" office:value="4916" calcext:value-type="float">
            <text:p>4916</text:p>
          </table:table-cell>
          <table:table-cell office:value-type="string" calcext:value-type="string">
            <text:p>Schönewalde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82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3" calcext:value-type="float">
            <text:p>553</text:p>
          </table:table-cell>
          <table:table-cell office:value-type="string" calcext:value-type="string">
            <text:p>BASF Schwarzheide GmbH</text:p>
          </table:table-cell>
          <table:table-cell office:value-type="string" calcext:value-type="string">
            <text:p>GuD-Schwarzheid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chwarzheide</text:p>
          </table:table-cell>
          <table:table-cell office:value-type="string" calcext:value-type="string">
            <text:p>GUD-Anlag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float" office:value="186.5" calcext:value-type="float">
            <text:p>186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4" calcext:value-type="float">
            <text:p>554</text:p>
          </table:table-cell>
          <table:table-cell office:value-type="string" calcext:value-type="string">
            <text:p>PCK Raffinerie GmbH</text:p>
          </table:table-cell>
          <table:table-cell office:value-type="string" calcext:value-type="string">
            <text:p>IKS PCK Schwedt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Schwedt</text:p>
          </table:table-cell>
          <table:table-cell office:value-type="string" calcext:value-type="string">
            <text:p> 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HSC-R, Visbreaker, CLO, LCO, Raffinerie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86,5</text:p>
          </table:table-cell>
          <table:table-cell office:value-type="float" office:value="110" calcext:value-type="float">
            <text:p>110</text:p>
          </table:table-cell>
        </table:table-row>
        <table:table-row table:style-name="ro9"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126" calcext:value-type="float">
            <text:p>12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5" calcext:value-type="float">
            <text:p>555</text:p>
          </table:table-cell>
          <table:table-cell office:value-type="string" calcext:value-type="string">
            <text:p>GKS-Gemeinschaftskraftwerk Schweinfurt GmbH</text:p>
          </table:table-cell>
          <table:table-cell office:value-type="string" calcext:value-type="string">
            <text:p>Gemeinschaftskraftwerk Schweinfurt </text:p>
          </table:table-cell>
          <table:table-cell office:value-type="float" office:value="97424" calcext:value-type="float">
            <text:p>97424</text:p>
          </table:table-cell>
          <table:table-cell office:value-type="string" calcext:value-type="string">
            <text:p>Schweinfurt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26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56" calcext:value-type="float">
            <text:p>556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Lankow</text:p>
          </table:table-cell>
          <table:table-cell office:value-type="float" office:value="19057" calcext:value-type="float">
            <text:p>19057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10"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office:value-type="string" calcext:value-type="string">
            <text:p>Energieversorgung Schwerin GmbH &amp; Co. Erzeugung KG</text:p>
          </table:table-cell>
          <table:table-cell office:value-type="string" calcext:value-type="string">
            <text:p>HKW Süd</text:p>
          </table:table-cell>
          <table:table-cell office:value-type="float" office:value="19061" calcext:value-type="float">
            <text:p>19061</text:p>
          </table:table-cell>
          <table:table-cell office:value-type="string" calcext:value-type="string">
            <text:p>Schwerin</text:p>
          </table:table-cell>
          <table:table-cell office:value-type="string" calcext:value-type="string">
            <text:p> 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HE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58" calcext:value-type="float">
            <text:p>558</text:p>
          </table:table-cell>
          <table:table-cell office:value-type="string" calcext:value-type="string">
            <text:p>TIWAG-Tiroler Wasserkraft AG</text:p>
          </table:table-cell>
          <table:table-cell office:value-type="string" calcext:value-type="string">
            <text:p>KW Silz</text:p>
          </table:table-cell>
          <table:table-cell office:value-type="string" calcext:value-type="string">
            <text:p>A-6424</text:p>
          </table:table-cell>
          <table:table-cell table:number-columns-repeated="2" office:value-type="string" calcext:value-type="string">
            <text:p>Silz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peicherwasser (ohne Pumpspeiche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59" calcext:value-type="float">
            <text:p>559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eufelsbruck</text:p>
          </table:table-cell>
          <table:table-cell office:value-type="float" office:value="83564" calcext:value-type="float">
            <text:p>83564</text:p>
          </table:table-cell>
          <table:table-cell office:value-type="string" calcext:value-type="string">
            <text:p>Soyen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0" calcext:value-type="float">
            <text:p>560</text:p>
          </table:table-cell>
          <table:table-cell office:value-type="string" calcext:value-type="string">
            <text:p>Alpiq Spreetal GmbH</text:p>
          </table:table-cell>
          <table:table-cell office:value-type="string" calcext:value-type="string">
            <text:p>GuD Anlage Spreetal</text:p>
          </table:table-cell>
          <table:table-cell office:value-type="float" office:value="2979" calcext:value-type="float">
            <text:p>2979</text:p>
          </table:table-cell>
          <table:table-cell office:value-type="string" calcext:value-type="string">
            <text:p>Spreetal</text:p>
          </table:table-cell>
          <table:table-cell office:value-type="string" calcext:value-type="string">
            <text:p>Gu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1" calcext:value-type="float">
            <text:p>561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67" calcext:value-type="float">
            <text:p>767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2" calcext:value-type="float">
            <text:p>562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Schwarze Pumpe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Spremberg</text:p>
          </table:table-cell>
          <table:table-cell office:value-type="string" calcext:value-type="string">
            <text:p>B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67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8" calcext:value-type="float">
            <text:p>4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3" calcext:value-type="float">
            <text:p>563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chärding-Neuhaus</text:p>
          </table:table-cell>
          <table:table-cell office:value-type="string" calcext:value-type="string">
            <text:p>A-4782</text:p>
          </table:table-cell>
          <table:table-cell office:value-type="string" calcext:value-type="string">
            <text:p>St. Florian am Inn</text:p>
          </table:table-cell>
          <table:table-cell office:value-type="string" calcext:value-type="string">
            <text:p>Schärding-Neuhaus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8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float" office:value="193" calcext:value-type="float">
            <text:p>193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64" calcext:value-type="float">
            <text:p>564</text:p>
          </table:table-cell>
          <table:table-cell office:value-type="string" calcext:value-type="string">
            <text:p>Dow Deutschland Anlagengesellschaft mbH</text:p>
          </table:table-cell>
          <table:table-cell office:value-type="string" calcext:value-type="string">
            <text:p>Dow Stade</text:p>
          </table:table-cell>
          <table:table-cell office:value-type="float" office:value="21683" calcext:value-type="float">
            <text:p>21683</text:p>
          </table:table-cell>
          <table:table-cell office:value-type="string" calcext:value-type="string">
            <text:p>Stade</text:p>
          </table:table-cell>
          <table:table-cell office:value-type="string" calcext:value-type="string">
            <text:p>Kraftwärme-kopplungsanlag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93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.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65" calcext:value-type="float">
            <text:p>565</text:p>
          </table:table-cell>
          <table:table-cell office:value-type="string" calcext:value-type="string">
            <text:p>E.ON Kernkraft GmbH</text:p>
          </table:table-cell>
          <table:table-cell office:value-type="string" calcext:value-type="string">
            <text:p>Unterweser</text:p>
          </table:table-cell>
          <table:table-cell office:value-type="float" office:value="26935" calcext:value-type="float">
            <text:p>26935</text:p>
          </table:table-cell>
          <table:table-cell office:value-type="string" calcext:value-type="string">
            <text:p>Stadland</text:p>
          </table:table-cell>
          <table:table-cell office:value-type="string" calcext:value-type="string">
            <text:p>KKU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tillgelegt gemäß AtG</text:p>
          </table:table-cell>
          <table:table-cell office:value-type="string" calcext:value-type="string">
            <text:p>Kern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.3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2" calcext:value-type="float">
            <text:p>23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6" calcext:value-type="float">
            <text:p>56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Stammham</text:p>
          </table:table-cell>
          <table:table-cell office:value-type="float" office:value="84533" calcext:value-type="float">
            <text:p>84533</text:p>
          </table:table-cell>
          <table:table-cell office:value-type="string" calcext:value-type="string">
            <text:p>Stammham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67" calcext:value-type="float">
            <text:p>567</text:p>
          </table:table-cell>
          <table:table-cell office:value-type="string" calcext:value-type="string">
            <text:p>KWG Kraftwerksgesellschaft mbH</text:p>
          </table:table-cell>
          <table:table-cell office:value-type="string" calcext:value-type="string">
            <text:p>GuD-IKW</text:p>
          </table:table-cell>
          <table:table-cell office:value-type="float" office:value="39418" calcext:value-type="float">
            <text:p>39418</text:p>
          </table:table-cell>
          <table:table-cell office:value-type="string" calcext:value-type="string">
            <text:p>Staßfurt</text:p>
          </table:table-cell>
          <table:table-cell office:value-type="string" calcext:value-type="string">
            <text:p>GuD-IKW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A-Gas, H-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8" calcext:value-type="float">
            <text:p>568</text:p>
          </table:table-cell>
          <table:table-cell office:value-type="string" calcext:value-type="string">
            <text:p>E.ON Wasserkraft GmbH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table:number-columns-repeated="2" office:value-type="string" calcext:value-type="string">
            <text:p>Straubing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69" calcext:value-type="float">
            <text:p>569</text:p>
          </table:table-cell>
          <table:table-cell office:value-type="string" calcext:value-type="string">
            <text:p>Rhein-Main-Donau AG</text:p>
          </table:table-cell>
          <table:table-cell office:value-type="string" calcext:value-type="string">
            <text:p>Straubing</text:p>
          </table:table-cell>
          <table:table-cell office:value-type="float" office:value="94315" calcext:value-type="float">
            <text:p>94315</text:p>
          </table:table-cell>
          <table:table-cell office:value-type="string" calcext:value-type="string">
            <text:p>Straubing</text:p>
          </table:table-cell>
          <table:table-cell office:value-type="string" calcext:value-type="string">
            <text:p>entfällt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1,5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0" calcext:value-type="float">
            <text:p>57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GT 1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float" office:value="22.6" calcext:value-type="float">
            <text:p>22.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1" calcext:value-type="float">
            <text:p>57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Heizkraftwerk Stuttgart-Gaisburg</text:p>
          </table:table-cell>
          <table:table-cell office:value-type="float" office:value="70186" calcext:value-type="float">
            <text:p>7018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GAI DT 14 neu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Erdgas, Mineralölprodukt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2" calcext:value-type="float">
            <text:p>57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3" calcext:value-type="float">
            <text:p>573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DT1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Abfall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4" calcext:value-type="float">
            <text:p>57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6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7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6" calcext:value-type="float">
            <text:p>576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estmüll-Heizkraftwerk Stuttgart-Münster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M†N GT18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7" calcext:value-type="float">
            <text:p>577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Tanzmühle</text:p>
          </table:table-cell>
          <table:table-cell office:value-type="float" office:value="92723" calcext:value-type="float">
            <text:p>92723</text:p>
          </table:table-cell>
          <table:table-cell office:value-type="string" calcext:value-type="string">
            <text:p>Tännesberg</text:p>
          </table:table-cell>
          <table:table-cell office:value-type="string" calcext:value-type="string">
            <text:p> 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8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5.3" calcext:value-type="float">
            <text:p>85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8" calcext:value-type="float">
            <text:p>578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öging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Töging</text:p>
          </table:table-cell>
          <table:table-cell office:value-type="string" calcext:value-type="string">
            <text:p> 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5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79" calcext:value-type="float">
            <text:p>579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Pumpspeicherkraftwerk Reisach</text:p>
          </table:table-cell>
          <table:table-cell office:value-type="float" office:value="92555" calcext:value-type="float">
            <text:p>92555</text:p>
          </table:table-cell>
          <table:table-cell office:value-type="string" calcext:value-type="string">
            <text:p>Trausnitz</text:p>
          </table:table-cell>
          <table:table-cell office:value-type="string" calcext:value-type="string">
            <text:p> 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1.9" calcext:value-type="float">
            <text:p>241.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80" calcext:value-type="float">
            <text:p>58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Lünerseewerk</text:p>
          </table:table-cell>
          <table:table-cell office:value-type="string" calcext:value-type="string">
            <text:p>A-6774</text:p>
          </table:table-cell>
          <table:table-cell office:value-type="string" calcext:value-type="string">
            <text:p>Tschagguns</text:p>
          </table:table-cell>
          <table:table-cell office:value-type="string" calcext:value-type="string">
            <text:p>Masch. 1 bis 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1,9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8" calcext:value-type="float">
            <text:p>0.8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1" calcext:value-type="float">
            <text:p>581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Rappenberghalde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8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.1" calcext:value-type="float">
            <text:p>3.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2" calcext:value-type="float">
            <text:p>582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Eisenhut 2</text:p>
          </table:table-cell>
          <table:table-cell office:value-type="float" office:value="72072" calcext:value-type="float">
            <text:p>72072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,1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3" calcext:value-type="float">
            <text:p>583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GKT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4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unbekannt</text:p>
          </table:table-cell>
          <table:table-cell table:number-columns-repeated="5"/>
          <table:table-cell office:value-type="float" office:value="584" calcext:value-type="float">
            <text:p>584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Brückenstraße</text:p>
          </table:table-cell>
          <table:table-cell office:value-type="float" office:value="72074" calcext:value-type="float">
            <text:p>72074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0,5</text:p>
          </table:table-cell>
          <table:table-cell office:value-type="string" calcext:value-type="string">
            <text:p>unbekannt</text:p>
          </table:table-cell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.7" calcext:value-type="float">
            <text:p>12.7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585" calcext:value-type="float">
            <text:p>585</text:p>
          </table:table-cell>
          <table:table-cell office:value-type="string" calcext:value-type="string">
            <text:p>Stadtwerke Tübingen GmbH</text:p>
          </table:table-cell>
          <table:table-cell office:value-type="string" calcext:value-type="string">
            <text:p>Obere Viehweide</text:p>
          </table:table-cell>
          <table:table-cell office:value-type="float" office:value="72076" calcext:value-type="float">
            <text:p>72076</text:p>
          </table:table-cell>
          <table:table-cell office:value-type="string" calcext:value-type="string">
            <text:p>Tübingen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,7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2.8" calcext:value-type="float">
            <text:p>52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6" calcext:value-type="float">
            <text:p>586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rnow-Preilack FF Infrastruktur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Turnow-Preilack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2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.8" calcext:value-type="float">
            <text:p>6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7" calcext:value-type="float">
            <text:p>587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1 FF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,8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.5" calcext:value-type="float">
            <text:p>25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8" calcext:value-type="float">
            <text:p>588</text:p>
          </table:table-cell>
          <table:table-cell office:value-type="string" calcext:value-type="string">
            <text:p>juwi Holding AG</text:p>
          </table:table-cell>
          <table:table-cell office:value-type="string" calcext:value-type="string">
            <text:p>Tutow Solarpark 2 FF Infrastruktur</text:p>
          </table:table-cell>
          <table:table-cell office:value-type="float" office:value="17129" calcext:value-type="float">
            <text:p>17129</text:p>
          </table:table-cell>
          <table:table-cell office:value-type="string" calcext:value-type="string">
            <text:p>Tutow</text:p>
          </table:table-cell>
          <table:table-cell office:value-type="string" calcext:value-type="string">
            <text:p>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olare Strahlungsenergi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2" calcext:value-type="float">
            <text:p>2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89" calcext:value-type="float">
            <text:p>589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3" calcext:value-type="float">
            <text:p>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33" calcext:value-type="float">
            <text:p>33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590" calcext:value-type="float">
            <text:p>590</text:p>
          </table:table-cell>
          <table:table-cell office:value-type="string" calcext:value-type="string">
            <text:p>SWM Services GmbH</text:p>
          </table:table-cell>
          <table:table-cell office:value-type="string" calcext:value-type="string">
            <text:p>HKW Nord </text:p>
          </table:table-cell>
          <table:table-cell office:value-type="float" office:value="85774" calcext:value-type="float">
            <text:p>85774</text:p>
          </table:table-cell>
          <table:table-cell office:value-type="string" calcext:value-type="string">
            <text:p>Unterföhring, Münchnerstr. 22</text:p>
          </table:table-cell>
          <table:table-cell office:value-type="float" office:value="2" calcext:value-type="float">
            <text:p>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33,0</text:p>
          </table:table-cell>
          <table:table-cell office:value-type="float" office:value="380" calcext:value-type="float">
            <text:p>380</text:p>
          </table:table-cell>
        </table:table-row>
        <table:table-row table:style-name="ro9"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.2" calcext:value-type="float">
            <text:p>75.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1" calcext:value-type="float">
            <text:p>591</text:p>
          </table:table-cell>
          <table:table-cell office:value-type="string" calcext:value-type="string">
            <text:p>ENERTRAG Netz GmbH</text:p>
          </table:table-cell>
          <table:table-cell office:value-type="string" calcext:value-type="string">
            <text:p>ENERTRAG Netz GmbH </text:p>
            <text:p>(UW Osterwedding)</text:p>
          </table:table-cell>
          <table:table-cell office:value-type="float" office:value="39171" calcext:value-type="float">
            <text:p>39171</text:p>
          </table:table-cell>
          <table:table-cell office:value-type="string" calcext:value-type="string">
            <text:p>UW Osterweddingen 110kV</text:p>
          </table:table-cell>
          <table:table-cell office:value-type="string" calcext:value-type="string">
            <text:p>ENERTRAG Windfeld Sonnenberg III GmbH &amp; Co. K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Windenergie (Onshore-Anlag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,2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2" calcext:value-type="float">
            <text:p>592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1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0</text:p>
          </table:table-cell>
          <table:table-cell office:value-type="float" office:value="1" calcext:value-type="float">
            <text:p>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9.8" calcext:value-type="float">
            <text:p>49.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593" calcext:value-type="float">
            <text:p>593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Leitzachwerk 2</text:p>
          </table:table-cell>
          <table:table-cell office:value-type="float" office:value="83620" calcext:value-type="float">
            <text:p>83620</text:p>
          </table:table-cell>
          <table:table-cell office:value-type="string" calcext:value-type="string">
            <text:p>Vagen, Leitzachwerkstr.51</text:p>
          </table:table-cell>
          <table:table-cell office:value-type="float" office:value="2" calcext:value-type="float">
            <text:p>2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9,8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8" calcext:value-type="float">
            <text:p>19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4" calcext:value-type="float">
            <text:p>594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 bis 4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8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6" calcext:value-type="float">
            <text:p>27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5" calcext:value-type="float">
            <text:p>595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Rodundwerk II</text:p>
          </table:table-cell>
          <table:table-cell office:value-type="string" calcext:value-type="string">
            <text:p>A-6773</text:p>
          </table:table-cell>
          <table:table-cell office:value-type="string" calcext:value-type="string">
            <text:p>Vandans</text:p>
          </table:table-cell>
          <table:table-cell office:value-type="string" calcext:value-type="string">
            <text:p>Masch. 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Sonderfall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6" calcext:value-type="float">
            <text:p>596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6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7" calcext:value-type="float">
            <text:p>597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7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8" calcext:value-type="float">
            <text:p>598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8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99" calcext:value-type="float">
            <text:p>599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9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0" calcext:value-type="float">
            <text:p>600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1" calcext:value-type="float">
            <text:p>601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2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2" calcext:value-type="float">
            <text:p>602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3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3" calcext:value-type="float">
            <text:p>603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4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4" calcext:value-type="float">
            <text:p>604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5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0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96" calcext:value-type="float">
            <text:p>19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5" calcext:value-type="float">
            <text:p>605</text:p>
          </table:table-cell>
          <table:table-cell office:value-type="string" calcext:value-type="string">
            <text:p>Societe Electrique de l'Our</text:p>
          </table:table-cell>
          <table:table-cell office:value-type="string" calcext:value-type="string">
            <text:p>PSW Vianden</text:p>
          </table:table-cell>
          <table:table-cell office:value-type="string" calcext:value-type="string">
            <text:p>L-9401</text:p>
          </table:table-cell>
          <table:table-cell office:value-type="string" calcext:value-type="string">
            <text:p>Vianden</text:p>
          </table:table-cell>
          <table:table-cell office:value-type="string" calcext:value-type="string">
            <text:p>Maschine 1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96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18" calcext:value-type="float">
            <text:p>318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6" calcext:value-type="float">
            <text:p>606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2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8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22" calcext:value-type="float">
            <text:p>322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07" calcext:value-type="float">
            <text:p>607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KW West 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1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22,0</text:p>
          </table:table-cell>
          <table:table-cell office:value-type="float" office:value="220" calcext:value-type="float">
            <text:p>220</text:p>
          </table:table-cell>
        </table:table-row>
        <table:table-row table:style-name="ro6"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8" calcext:value-type="float">
            <text:p>608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6"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695" calcext:value-type="float">
            <text:p>69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09" calcext:value-type="float">
            <text:p>609</text:p>
          </table:table-cell>
          <table:table-cell office:value-type="string" calcext:value-type="string">
            <text:p>Steag GmbH</text:p>
          </table:table-cell>
          <table:table-cell office:value-type="string" calcext:value-type="string">
            <text:p>Voerde</text:p>
          </table:table-cell>
          <table:table-cell office:value-type="float" office:value="46562" calcext:value-type="float">
            <text:p>46562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Block B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69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15" calcext:value-type="float">
            <text:p>41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0" calcext:value-type="float">
            <text:p>610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3" calcext:value-type="float">
            <text:p>3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1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846" calcext:value-type="float">
            <text:p>846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1" calcext:value-type="float">
            <text:p>611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846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30" calcext:value-type="float">
            <text:p>53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2" calcext:value-type="float">
            <text:p>612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Gemeinschaftskraftwerk Irsching 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30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13" calcext:value-type="float">
            <text:p>613</text:p>
          </table:table-cell>
          <table:table-cell office:value-type="string" calcext:value-type="string">
            <text:p>Donau Wasserkraft AG</text:p>
          </table:table-cell>
          <table:table-cell office:value-type="string" calcext:value-type="string">
            <text:p>Vohburg</text:p>
          </table:table-cell>
          <table:table-cell office:value-type="float" office:value="85088" calcext:value-type="float">
            <text:p>85088</text:p>
          </table:table-cell>
          <table:table-cell office:value-type="string" calcext:value-type="string">
            <text:p>Vohburg</text:p>
          </table:table-cell>
          <table:table-cell office:value-type="string" calcext:value-type="string">
            <text:p>entfällt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45" calcext:value-type="float">
            <text:p>54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14" calcext:value-type="float">
            <text:p>61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Irsching</text:p>
          </table:table-cell>
          <table:table-cell office:value-type="float" office:value="85089" calcext:value-type="float">
            <text:p>85089</text:p>
          </table:table-cell>
          <table:table-cell office:value-type="string" calcext:value-type="string">
            <text:p>Vohburg</text:p>
          </table:table-cell>
          <table:table-cell office:value-type="float" office:value="4" calcext:value-type="float">
            <text:p>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45,0</text:p>
          </table:table-cell>
          <table:table-cell office:value-type="float" office:value="380" calcext:value-type="float">
            <text:p>380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15" calcext:value-type="float">
            <text:p>615</text:p>
          </table:table-cell>
          <table:table-cell office:value-type="string" calcext:value-type="string">
            <text:p>Steag New Energies GmbH</text:p>
          </table:table-cell>
          <table:table-cell office:value-type="string" calcext:value-type="string">
            <text:p>HKW Fenne (Gasmotorenanlage)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 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Gruben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42,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79" calcext:value-type="float">
            <text:p>17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6" calcext:value-type="float">
            <text:p>616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Modell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MKV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9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7" calcext:value-type="float">
            <text:p>617</text:p>
          </table:table-cell>
          <table:table-cell office:value-type="string" calcext:value-type="string">
            <text:p>Steag Power Saar GmbH</text:p>
          </table:table-cell>
          <table:table-cell office:value-type="string" calcext:value-type="string">
            <text:p>Heizkraftwerk</text:p>
          </table:table-cell>
          <table:table-cell office:value-type="float" office:value="66333" calcext:value-type="float">
            <text:p>66333</text:p>
          </table:table-cell>
          <table:table-cell office:value-type="string" calcext:value-type="string">
            <text:p>Völklingen-Fenne</text:p>
          </table:table-cell>
          <table:table-cell office:value-type="string" calcext:value-type="string">
            <text:p>HKV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10"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office:value-type="string" calcext:value-type="string">
            <text:p>MIBRAG Mitteldeutsche Braunkohlengesellschaft mbH</text:p>
          </table:table-cell>
          <table:table-cell office:value-type="string" calcext:value-type="string">
            <text:p>KW Wählitz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Wählitz</text:p>
          </table:table-cell>
          <table:table-cell office:value-type="string" calcext:value-type="string">
            <text:p>Industriekraftwer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31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19" calcext:value-type="float">
            <text:p>61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dshut</text:p>
          </table:table-cell>
          <table:table-cell office:value-type="float" office:value="79761" calcext:value-type="float">
            <text:p>79761</text:p>
          </table:table-cell>
          <table:table-cell table:number-columns-repeated="2" office:value-type="string" calcext:value-type="string">
            <text:p>Waldshut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0" calcext:value-type="float">
            <text:p>620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GT D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1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03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53" calcext:value-type="float">
            <text:p>15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2" calcext:value-type="float">
            <text:p>622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alheim</text:p>
          </table:table-cell>
          <table:table-cell office:value-type="float" office:value="74399" calcext:value-type="float">
            <text:p>74399</text:p>
          </table:table-cell>
          <table:table-cell office:value-type="string" calcext:value-type="string">
            <text:p>Walheim</text:p>
          </table:table-cell>
          <table:table-cell office:value-type="string" calcext:value-type="string">
            <text:p>WAL 2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53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3" calcext:value-type="float">
            <text:p>623</text:p>
          </table:table-cell>
          <table:table-cell office:value-type="string" calcext:value-type="string">
            <text:p>A†W GmbH</text:p>
          </table:table-cell>
          <table:table-cell office:value-type="string" calcext:value-type="string">
            <text:p>SKW Gasturbine</text:p>
          </table:table-cell>
          <table:table-cell office:value-type="float" office:value="87448" calcext:value-type="float">
            <text:p>87448</text:p>
          </table:table-cell>
          <table:table-cell office:value-type="string" calcext:value-type="string">
            <text:p>Waltenhofen / Veits</text:p>
          </table:table-cell>
          <table:table-cell office:value-type="string" calcext:value-type="string">
            <text:p>SKW Gasturbin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Gasanschluss stillgelegt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4" calcext:value-type="float">
            <text:p>624</text:p>
          </table:table-cell>
          <table:table-cell office:value-type="string" calcext:value-type="string">
            <text:p>Stadtwerke München GmbH</text:p>
          </table:table-cell>
          <table:table-cell office:value-type="string" calcext:value-type="string">
            <text:p>Uppenborn 1</text:p>
          </table:table-cell>
          <table:table-cell office:value-type="float" office:value="85368" calcext:value-type="float">
            <text:p>85368</text:p>
          </table:table-cell>
          <table:table-cell office:value-type="string" calcext:value-type="string">
            <text:p>Wang, Werkstr.25</text:p>
          </table:table-cell>
          <table:table-cell office:value-type="float" office:value="1" calcext:value-type="float">
            <text:p>1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5" calcext:value-type="float">
            <text:p>625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Triebwerk Wass.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4.1" calcext:value-type="float">
            <text:p>24.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6" calcext:value-type="float">
            <text:p>626</text:p>
          </table:table-cell>
          <table:table-cell office:value-type="string" calcext:value-type="string">
            <text:p>VERBUND-Innkraftwerke GmbH</text:p>
          </table:table-cell>
          <table:table-cell office:value-type="string" calcext:value-type="string">
            <text:p>Wasserburg</text:p>
          </table:table-cell>
          <table:table-cell office:value-type="float" office:value="83512" calcext:value-type="float">
            <text:p>83512</text:p>
          </table:table-cell>
          <table:table-cell office:value-type="string" calcext:value-type="string">
            <text:p>Wasserburg</text:p>
          </table:table-cell>
          <table:table-cell office:value-type="string" calcext:value-type="string">
            <text:p> 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4,1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7" calcext:value-type="float">
            <text:p>627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0.5" calcext:value-type="float">
            <text:p>50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28" calcext:value-type="float">
            <text:p>628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del</text:p>
          </table:table-cell>
          <table:table-cell office:value-type="float" office:value="22880" calcext:value-type="float">
            <text:p>22880</text:p>
          </table:table-cell>
          <table:table-cell office:value-type="string" calcext:value-type="string">
            <text:p>Wedel / Holstein</text:p>
          </table:table-cell>
          <table:table-cell office:value-type="string" calcext:value-type="string">
            <text:p>GT B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0,5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910" calcext:value-type="float">
            <text:p>91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29" calcext:value-type="float">
            <text:p>629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ehr</text:p>
          </table:table-cell>
          <table:table-cell office:value-type="float" office:value="79664" calcext:value-type="float">
            <text:p>79664</text:p>
          </table:table-cell>
          <table:table-cell table:number-columns-repeated="2" office:value-type="string" calcext:value-type="string">
            <text:p>Wehr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910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MVA 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MV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Abfal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123" calcext:value-type="float">
            <text:p>123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1" calcext:value-type="float">
            <text:p>63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C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3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135" calcext:value-type="float">
            <text:p>135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2" calcext:value-type="float">
            <text:p>632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D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rau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35,0</text:p>
          </table:table-cell>
          <table:table-cell office:value-type="float" office:value="380" calcext:value-type="float">
            <text:p>380</text:p>
          </table:table-cell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3" calcext:value-type="float">
            <text:p>633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4" calcext:value-type="float">
            <text:p>63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_VG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74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12" calcext:value-type="float">
            <text:p>312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5" calcext:value-type="float">
            <text:p>63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2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float" office:value="304" calcext:value-type="float">
            <text:p>304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6" calcext:value-type="float">
            <text:p>63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F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Klärschlamm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04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7" calcext:value-type="float">
            <text:p>63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G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float" office:value="590" calcext:value-type="float">
            <text:p>590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38" calcext:value-type="float">
            <text:p>63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Weisweiler</text:p>
          </table:table-cell>
          <table:table-cell office:value-type="float" office:value="52249" calcext:value-type="float">
            <text:p>52249</text:p>
          </table:table-cell>
          <table:table-cell office:value-type="string" calcext:value-type="string">
            <text:p>Weisweiler</text:p>
          </table:table-cell>
          <table:table-cell office:value-type="string" calcext:value-type="string">
            <text:p>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 / Erdgas / Papie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0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39" calcext:value-type="float">
            <text:p>639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0" calcext:value-type="float">
            <text:p>640</text:p>
          </table:table-cell>
          <table:table-cell office:value-type="string" calcext:value-type="string">
            <text:p>Vattenfall Europe Generation AG</text:p>
          </table:table-cell>
          <table:table-cell office:value-type="string" calcext:value-type="string">
            <text:p>Wendefurth</text:p>
          </table:table-cell>
          <table:table-cell office:value-type="float" office:value="38889" calcext:value-type="float">
            <text:p>38889</text:p>
          </table:table-cell>
          <table:table-cell office:value-type="string" calcext:value-type="string">
            <text:p>Wendefurth</text:p>
          </table:table-cell>
          <table:table-cell office:value-type="string" calcext:value-type="string">
            <text:p>PSS 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float" office:value="186" calcext:value-type="float">
            <text:p>18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1" calcext:value-type="float">
            <text:p>641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3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18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 1/2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Erdgas, Heizö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6,0</text:p>
          </table:table-cell>
          <table:table-cell office:value-type="float" office:value="220" calcext:value-type="float">
            <text:p>220</text:p>
          </table:table-cell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3" calcext:value-type="float">
            <text:p>643</text:p>
          </table:table-cell>
          <table:table-cell office:value-type="string" calcext:value-type="string">
            <text:p>Mark-E Aktiengesellschaft</text:p>
          </table:table-cell>
          <table:table-cell office:value-type="string" calcext:value-type="string">
            <text:p>Kraftwerk Werdohl-Elverlingsen</text:p>
          </table:table-cell>
          <table:table-cell office:value-type="float" office:value="58791" calcext:value-type="float">
            <text:p>58791</text:p>
          </table:table-cell>
          <table:table-cell office:value-type="string" calcext:value-type="string">
            <text:p>Werdohl</text:p>
          </table:table-cell>
          <table:table-cell office:value-type="string" calcext:value-type="string">
            <text:p>E4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, Heizöl, Tiermehl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10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4" calcext:value-type="float">
            <text:p>644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5" calcext:value-type="float">
            <text:p>645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6" calcext:value-type="float">
            <text:p>646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H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47" calcext:value-type="float">
            <text:p>647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1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5,0</text:p>
          </table:table-cell>
          <table:table-cell office:value-type="float" office:value="110" calcext:value-type="float">
            <text:p>110</text:p>
          </table:table-cell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8" calcext:value-type="float">
            <text:p>648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I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49" calcext:value-type="float">
            <text:p>649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355" calcext:value-type="float">
            <text:p>355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0" calcext:value-type="float">
            <text:p>650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355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table:number-columns-repeated="5"/>
          <table:table-cell office:value-type="float" office:value="651" calcext:value-type="float">
            <text:p>651</text:p>
          </table:table-cell>
          <table:table-cell office:value-type="string" calcext:value-type="string">
            <text:p>RWE Power AG</text:p>
          </table:table-cell>
          <table:table-cell office:value-type="string" calcext:value-type="string">
            <text:p>Gersteinwerk</text:p>
          </table:table-cell>
          <table:table-cell office:value-type="float" office:value="59368" calcext:value-type="float">
            <text:p>59368</text:p>
          </table:table-cell>
          <table:table-cell office:value-type="string" calcext:value-type="string">
            <text:p>Werne</text:p>
          </table:table-cell>
          <table:table-cell office:value-type="string" calcext:value-type="string">
            <text:p>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Gas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12,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float" office:value="6.7" calcext:value-type="float">
            <text:p>6.7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2" calcext:value-type="float">
            <text:p>652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float" office:value="23.3" calcext:value-type="float">
            <text:p>23.3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53" calcext:value-type="float">
            <text:p>653</text:p>
          </table:table-cell>
          <table:table-cell office:value-type="string" calcext:value-type="string">
            <text:p>InfraServ GmbH &amp; Co. Wiesbaden KG</text:p>
          </table:table-cell>
          <table:table-cell office:value-type="string" calcext:value-type="string">
            <text:p>Wi-Biebrich</text:p>
          </table:table-cell>
          <table:table-cell office:value-type="float" office:value="65203" calcext:value-type="float">
            <text:p>65203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Block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Klär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3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4" calcext:value-type="float">
            <text:p>654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string" calcext:value-type="string">
            <text:p>GT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56,0</text:p>
          </table:table-cell>
          <table:table-cell office:value-type="float" office:value="110" calcext:value-type="float">
            <text:p>110</text:p>
          </table:table-cell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757" calcext:value-type="float">
            <text:p>757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55" calcext:value-type="float">
            <text:p>655</text:p>
          </table:table-cell>
          <table:table-cell office:value-type="string" calcext:value-type="string">
            <text:p>E.ON Kraftwerke GmbH</text:p>
          </table:table-cell>
          <table:table-cell office:value-type="string" calcext:value-type="string">
            <text:p>Wilhelmshaven</text:p>
          </table:table-cell>
          <table:table-cell office:value-type="float" office:value="26386" calcext:value-type="float">
            <text:p>26386</text:p>
          </table:table-cell>
          <table:table-cell office:value-type="string" calcext:value-type="string">
            <text:p>Wilhelmshaven, Zum Kraftwerk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757,0</text:p>
          </table:table-cell>
          <table:table-cell office:value-type="float" office:value="220" calcext:value-type="float">
            <text:p>220</text:p>
          </table:table-cell>
        </table:table-row>
        <table:table-row table:style-name="ro4"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656" calcext:value-type="float">
            <text:p>656</text:p>
          </table:table-cell>
          <table:table-cell office:value-type="string" calcext:value-type="string">
            <text:p>RWE Innogy GmbH</text:p>
          </table:table-cell>
          <table:table-cell office:value-type="string" calcext:value-type="string">
            <text:p>Wintrich</text:p>
          </table:table-cell>
          <table:table-cell office:value-type="float" office:value="54487" calcext:value-type="float">
            <text:p>54487</text:p>
          </table:table-cell>
          <table:table-cell office:value-type="string" calcext:value-type="string">
            <text:p>Wintrich</text:p>
          </table:table-cell>
          <table:table-cell office:value-type="string" calcext:value-type="string">
            <text:p> 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Laufwass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0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7" calcext:value-type="float">
            <text:p>657</text:p>
          </table:table-cell>
          <table:table-cell office:value-type="string" calcext:value-type="string">
            <text:p>EnBW Kraftwerke AG</text:p>
          </table:table-cell>
          <table:table-cell office:value-type="string" calcext:value-type="string">
            <text:p>Kraftwerk Witznau</text:p>
          </table:table-cell>
          <table:table-cell office:value-type="float" office:value="79777" calcext:value-type="float">
            <text:p>79777</text:p>
          </table:table-cell>
          <table:table-cell table:number-columns-repeated="2" office:value-type="string" calcext:value-type="string">
            <text:p>Witznau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Pumpspeich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8" calcext:value-type="float">
            <text:p>658</text:p>
          </table:table-cell>
          <table:table-cell office:value-type="string" calcext:value-type="string">
            <text:p>envia THERM GmbH</text:p>
          </table:table-cell>
          <table:table-cell office:value-type="string" calcext:value-type="string">
            <text:p>Spitzenlastkraft-</text:p>
            <text:p>werk Wolfen</text:p>
          </table:table-cell>
          <table:table-cell office:value-type="float" office:value="6766" calcext:value-type="float">
            <text:p>6766</text:p>
          </table:table-cell>
          <table:table-cell office:value-type="string" calcext:value-type="string">
            <text:p>Wolfen</text:p>
          </table:table-cell>
          <table:table-cell office:value-type="string" calcext:value-type="string">
            <text:p> 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59" calcext:value-type="float">
            <text:p>659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Nord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Steinkohle / Erd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1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81" calcext:value-type="float">
            <text:p>281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0" calcext:value-type="float">
            <text:p>660</text:p>
          </table:table-cell>
          <table:table-cell office:value-type="string" calcext:value-type="string">
            <text:p>VW Kraftwerk GmbH</text:p>
          </table:table-cell>
          <table:table-cell office:value-type="string" calcext:value-type="string">
            <text:p>HKW West</text:p>
          </table:table-cell>
          <table:table-cell office:value-type="float" office:value="38440" calcext:value-type="float">
            <text:p>38440</text:p>
          </table:table-cell>
          <table:table-cell office:value-type="string" calcext:value-type="string">
            <text:p>Wolfsburg</text:p>
          </table:table-cell>
          <table:table-cell office:value-type="string" calcext:value-type="string">
            <text:p> 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81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1" calcext:value-type="float">
            <text:p>661</text:p>
          </table:table-cell>
          <table:table-cell office:value-type="string" calcext:value-type="string">
            <text:p>Palm Power GmbH &amp; Co. KG</text:p>
          </table:table-cell>
          <table:table-cell office:value-type="string" calcext:value-type="string">
            <text:p>HKW2</text:p>
          </table:table-cell>
          <table:table-cell office:value-type="float" office:value="76744" calcext:value-type="float">
            <text:p>76744</text:p>
          </table:table-cell>
          <table:table-cell office:value-type="string" calcext:value-type="string">
            <text:p>Wörth</text:p>
          </table:table-cell>
          <table:table-cell office:value-type="string" calcext:value-type="string">
            <text:p> 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2" calcext:value-type="float">
            <text:p>662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 Elberfeld</text:p>
          </table:table-cell>
          <table:table-cell office:value-type="float" office:value="42117" calcext:value-type="float">
            <text:p>42117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8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3" calcext:value-type="float">
            <text:p>663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7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4" calcext:value-type="float">
            <text:p>664</text:p>
          </table:table-cell>
          <table:table-cell office:value-type="string" calcext:value-type="string">
            <text:p>WSW Energie und Wasser AG</text:p>
          </table:table-cell>
          <table:table-cell office:value-type="string" calcext:value-type="string">
            <text:p>HKW-Barmen</text:p>
          </table:table-cell>
          <table:table-cell office:value-type="float" office:value="42275" calcext:value-type="float">
            <text:p>42275</text:p>
          </table:table-cell>
          <table:table-cell office:value-type="string" calcext:value-type="string">
            <text:p>Wuppertal</text:p>
          </table:table-cell>
          <table:table-cell office:value-type="string" calcext:value-type="string">
            <text:p> 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60,0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TS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5,0</text:p>
          </table:table-cell>
          <table:table-cell office:value-type="float" office:value="20" calcext:value-type="float">
            <text:p>20</text:p>
          </table:table-cell>
        </table:table-row>
        <table:table-row table:style-name="ro5"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9.5" calcext:value-type="float">
            <text:p>29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7" calcext:value-type="float">
            <text:p>667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9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4.5" calcext:value-type="float">
            <text:p>44.5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>Heizkraftwerk Würzburg GmbH</text:p>
          </table:table-cell>
          <table:table-cell office:value-type="float" office:value="97080" calcext:value-type="float">
            <text:p>97080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GT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4,5</text:p>
          </table:table-cell>
          <table:table-cell office:value-type="float" office:value="110" calcext:value-type="float">
            <text:p>110</text:p>
          </table:table-cell>
        </table:table-row>
        <table:table-row table:style-name="ro5"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23.3" calcext:value-type="float">
            <text:p>23.3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69" calcext:value-type="float">
            <text:p>669</text:p>
          </table:table-cell>
          <table:table-cell office:value-type="string" calcext:value-type="string">
            <text:p>K+S Aktiengesellschaft</text:p>
          </table:table-cell>
          <table:table-cell office:value-type="string" calcext:value-type="string">
            <text:p>Zielitz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Zielitz</text:p>
          </table:table-cell>
          <table:table-cell office:value-type="string" calcext:value-type="string">
            <text:p> 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23,3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0" calcext:value-type="float">
            <text:p>670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MHKW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Biomasse 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0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671" calcext:value-type="float">
            <text:p>671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GT1 &amp; GT 2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ineralölprodukt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46,0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float" office:value="449" calcext:value-type="float">
            <text:p>449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office:value-type="string" calcext:value-type="string">
            <text:p>GDF SUEZ Energie Deutschland AG</text:p>
          </table:table-cell>
          <table:table-cell office:value-type="string" calcext:value-type="string">
            <text:p>Kraftwerk Zolling</text:p>
          </table:table-cell>
          <table:table-cell office:value-type="float" office:value="85406" calcext:value-type="float">
            <text:p>85406</text:p>
          </table:table-cell>
          <table:table-cell office:value-type="string" calcext:value-type="string">
            <text:p>Zolling</text:p>
          </table:table-cell>
          <table:table-cell office:value-type="string" calcext:value-type="string">
            <text:p>Block 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Steinkohle</text:p>
          </table:table-cell>
          <table:table-cell office:value-type="string" calcext:value-type="string">
            <text:p>Klärschlam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49,0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3" calcext:value-type="float">
            <text:p>673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4" calcext:value-type="float">
            <text:p>674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2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5" calcext:value-type="float">
            <text:p>675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Gas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GT3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Erdg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,2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676" calcext:value-type="float">
            <text:p>676</text:p>
          </table:table-cell>
          <table:table-cell office:value-type="string" calcext:value-type="string">
            <text:p>Smurfit Kappa Zülpich Papier</text:p>
          </table:table-cell>
          <table:table-cell office:value-type="string" calcext:value-type="string">
            <text:p>Kohlekraftwerk</text:p>
          </table:table-cell>
          <table:table-cell office:value-type="float" office:value="53909" calcext:value-type="float">
            <text:p>53909</text:p>
          </table:table-cell>
          <table:table-cell office:value-type="string" calcext:value-type="string">
            <text:p>Zülpich</text:p>
          </table:table-cell>
          <table:table-cell office:value-type="string" calcext:value-type="string">
            <text:p>K0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 Betrieb</text:p>
          </table:table-cell>
          <table:table-cell office:value-type="string" calcext:value-type="string">
            <text:p>Mehrere Energieträger</text:p>
          </table:table-cell>
          <table:table-cell office:value-type="string" calcext:value-type="string">
            <text:p>Braunkohle, Rejekt, Biogas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5,0</text:p>
          </table:table-cell>
          <table:table-cell office:value-type="float" office:value="20" calcext:value-type="float">
            <text:p>20</text:p>
          </table:table-cell>
        </table:table-row>
        <table:table-row table:style-name="ro6"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  <table:table-cell table:number-columns-repeated="5"/>
          <table:table-cell table:number-columns-repeated="10" office:value-type="string" calcext:value-type="string">
            <text:p> </text:p>
          </table:table-cell>
          <table:table-cell office:value-type="string" calcext:value-type="string">
            <text:p>Summe</text:p>
          </table:table-cell>
          <table:table-cell office:value-type="float" office:value="111.86" calcext:value-type="float">
            <text:p>111.86</text:p>
          </table:table-cell>
          <table:table-cell office:value-type="string" calcext:value-type="string">
            <text:p> </text:p>
          </table:table-cell>
        </table:table-row>
      </table:table>
      <table:table table:name="Pivot Table_Kraftwerksliste Bundesnetzagentur (alle Netz- und Umspannebenen; Netto-Leistung ≥ 20 MW) Stand 13.10.2011_1" table:style-name="ta1">
        <table:shapes>
          <draw:frame draw:z-index="0" draw:style-name="gr1" draw:text-style-name="P1" svg:width="6.2988in" svg:height="3.5429in" svg:x="4.9496in" svg:y="29.0311in">
            <draw:object draw:notify-on-update-of-ranges="'Pivot Table_Kraftwerksliste Bundesnetzagentur (alle Netz- und Umspannebenen; Netto-Leistung ≥ 20 MW) Stand 13.10.2011_1'.B154:'Pivot Table_Kraftwerksliste Bundesnetzagentur (alle Netz- und Umspannebenen; Netto-Leistung ≥ 20 MW) Stand 13.10.2011_1'.B154 'Pivot Table_Kraftwerksliste Bundesnetzagentur (alle Netz- und Umspannebenen; Netto-Leistung ≥ 20 MW) Stand 13.10.2011_1'.C154:'Pivot Table_Kraftwerksliste Bundesnetzagentur (alle Netz- und Umspannebenen; Netto-Leistung ≥ 20 MW) Stand 13.10.2011_1'.D154 'Pivot Table_Kraftwerksliste Bundesnetzagentur (alle Netz- und Umspannebenen; Netto-Leistung ≥ 20 MW) Stand 13.10.2011_1'.B155:'Pivot Table_Kraftwerksliste Bundesnetzagentur (alle Netz- und Umspannebenen; Netto-Leistung ≥ 20 MW) Stand 13.10.2011_1'.B155 'Pivot Table_Kraftwerksliste Bundesnetzagentur (alle Netz- und Umspannebenen; Netto-Leistung ≥ 20 MW) Stand 13.10.2011_1'.C155:'Pivot Table_Kraftwerksliste Bundesnetzagentur (alle Netz- und Umspannebenen; Netto-Leistung ≥ 20 MW) Stand 13.10.2011_1'.D155 'Pivot Table_Kraftwerksliste Bundesnetzagentur (alle Netz- und Umspannebenen; Netto-Leistung ≥ 20 MW) Stand 13.10.2011_1'.B156:'Pivot Table_Kraftwerksliste Bundesnetzagentur (alle Netz- und Umspannebenen; Netto-Leistung ≥ 20 MW) Stand 13.10.2011_1'.B156 'Pivot Table_Kraftwerksliste Bundesnetzagentur (alle Netz- und Umspannebenen; Netto-Leistung ≥ 20 MW) Stand 13.10.2011_1'.C156:'Pivot Table_Kraftwerksliste Bundesnetzagentur (alle Netz- und Umspannebenen; Netto-Leistung ≥ 20 MW) Stand 13.10.2011_1'.D1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8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4">
          <table:table-cell table:style-name="ce6" office:value-type="string" calcext:value-type="string">
            <text:p>Unternehmen</text:p>
          </table:table-cell>
          <table:table-cell table:style-name="ce10" office:value-type="string" calcext:value-type="string">
            <text:p>Sum - Netto-<text:line-break/>Engpassleistung (elektrisch) in MW</text:p>
          </table:table-cell>
          <table:table-cell table:formula="of:=&quot;Unternehmen mit über &quot; &amp; ROUND([.B153]; 3) &amp;  &quot; MV Netto-Engpassleitstung in MV&quot;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formula="of:=&quot;Unternehmen mit unter &quot; &amp; ROUND([.B153]; 3) &amp;  &quot; MV Netto-Engpassleitstung in MV&quot;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/>
        </table:table-row>
        <table:table-row table:style-name="ro6">
          <table:table-cell table:style-name="ce7" office:value-type="string" calcext:value-type="string">
            <text:p> </text:p>
          </table:table-cell>
          <table:table-cell table:style-name="ce11" office:value-type="float" office:value="734.66" calcext:value-type="float">
            <text:p>734.66</text:p>
          </table:table-cell>
          <table:table-cell table:formula="of:=IF([.$B2] &lt; [.$B$153]; 0; [.$B2])" office:value-type="float" office:value="0" calcext:value-type="float">
            <text:p>0</text:p>
          </table:table-cell>
          <table:table-cell table:formula="of:=IF([.$B2] &gt; [.$B$153]; 0; [.$B2])" office:value-type="float" office:value="734.66" calcext:value-type="float">
            <text:p>734.66</text:p>
          </table:table-cell>
          <table:table-cell/>
        </table:table-row>
        <table:table-row table:style-name="ro6">
          <table:table-cell office:value-type="string" calcext:value-type="string">
            <text:p>…lmühle Hamburg AG </text:p>
          </table:table-cell>
          <table:table-cell office:value-type="float" office:value="11" calcext:value-type="float">
            <text:p>11</text:p>
          </table:table-cell>
          <table:table-cell table:formula="of:=IF([.$B3] &lt; [.$B$153]; 0; [.$B3])" office:value-type="float" office:value="0" calcext:value-type="float">
            <text:p>0</text:p>
          </table:table-cell>
          <table:table-cell table:formula="of:=IF([.$B3] &gt; [.$B$153]; 0; [.$B3])" office:value-type="float" office:value="11" calcext:value-type="float">
            <text:p>11</text:p>
          </table:table-cell>
          <table:table-cell/>
        </table:table-row>
        <table:table-row table:style-name="ro6">
          <table:table-cell office:value-type="string" calcext:value-type="string">
            <text:p>†berlandwerk Fulda Aktiengesellschaft</text:p>
          </table:table-cell>
          <table:table-cell office:value-type="float" office:value="20.6" calcext:value-type="float">
            <text:p>20.6</text:p>
          </table:table-cell>
          <table:table-cell table:formula="of:=IF([.$B4] &lt; [.$B$153]; 0; [.$B4])" office:value-type="float" office:value="0" calcext:value-type="float">
            <text:p>0</text:p>
          </table:table-cell>
          <table:table-cell table:formula="of:=IF([.$B4] &gt; [.$B$153]; 0; [.$B4])" office:value-type="float" office:value="20.6" calcext:value-type="float">
            <text:p>20.6</text:p>
          </table:table-cell>
          <table:table-cell/>
        </table:table-row>
        <table:table-row table:style-name="ro6">
          <table:table-cell office:value-type="string" calcext:value-type="string">
            <text:p>A†W GmbH</text:p>
          </table:table-cell>
          <table:table-cell office:value-type="float" office:value="24" calcext:value-type="float">
            <text:p>24</text:p>
          </table:table-cell>
          <table:table-cell table:formula="of:=IF([.$B5] &lt; [.$B$153]; 0; [.$B5])" office:value-type="float" office:value="0" calcext:value-type="float">
            <text:p>0</text:p>
          </table:table-cell>
          <table:table-cell table:formula="of:=IF([.$B5] &gt; [.$B$153]; 0; [.$B5])" office:value-type="float" office:value="24" calcext:value-type="float">
            <text:p>24</text:p>
          </table:table-cell>
          <table:table-cell/>
        </table:table-row>
        <table:table-row table:style-name="ro6">
          <table:table-cell office:value-type="string" calcext:value-type="string">
            <text:p>Alpiq Spreetal GmbH</text:p>
          </table:table-cell>
          <table:table-cell office:value-type="float" office:value="50" calcext:value-type="float">
            <text:p>50</text:p>
          </table:table-cell>
          <table:table-cell table:formula="of:=IF([.$B6] &lt; [.$B$153]; 0; [.$B6])" office:value-type="float" office:value="0" calcext:value-type="float">
            <text:p>0</text:p>
          </table:table-cell>
          <table:table-cell table:formula="of:=IF([.$B6] &gt; [.$B$153]; 0; [.$B6])" office:value-type="float" office:value="50" calcext:value-type="float">
            <text:p>50</text:p>
          </table:table-cell>
          <table:table-cell/>
        </table:table-row>
        <table:table-row table:style-name="ro6">
          <table:table-cell office:value-type="string" calcext:value-type="string">
            <text:p>Alzwerke GmbH</text:p>
          </table:table-cell>
          <table:table-cell office:value-type="float" office:value="45" calcext:value-type="float">
            <text:p>45</text:p>
          </table:table-cell>
          <table:table-cell table:formula="of:=IF([.$B7] &lt; [.$B$153]; 0; [.$B7])" office:value-type="float" office:value="0" calcext:value-type="float">
            <text:p>0</text:p>
          </table:table-cell>
          <table:table-cell table:formula="of:=IF([.$B7] &gt; [.$B$153]; 0; [.$B7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AVEA MHKW Leverkusen GmbH &amp; Co. KG</text:p>
          </table:table-cell>
          <table:table-cell office:value-type="float" office:value="9.5" calcext:value-type="float">
            <text:p>9.5</text:p>
          </table:table-cell>
          <table:table-cell table:formula="of:=IF([.$B8] &lt; [.$B$153]; 0; [.$B8])" office:value-type="float" office:value="0" calcext:value-type="float">
            <text:p>0</text:p>
          </table:table-cell>
          <table:table-cell table:formula="of:=IF([.$B8] &gt; [.$B$153]; 0; [.$B8])" office:value-type="float" office:value="9.5" calcext:value-type="float">
            <text:p>9.5</text:p>
          </table:table-cell>
          <table:table-cell/>
        </table:table-row>
        <table:table-row table:style-name="ro6">
          <table:table-cell office:value-type="string" calcext:value-type="string">
            <text:p>BARD Holding GmbH</text:p>
          </table:table-cell>
          <table:table-cell office:value-type="float" office:value="80" calcext:value-type="float">
            <text:p>80</text:p>
          </table:table-cell>
          <table:table-cell table:formula="of:=IF([.$B9] &lt; [.$B$153]; 0; [.$B9])" office:value-type="float" office:value="0" calcext:value-type="float">
            <text:p>0</text:p>
          </table:table-cell>
          <table:table-cell table:formula="of:=IF([.$B9] &gt; [.$B$153]; 0; [.$B9])" office:value-type="float" office:value="80" calcext:value-type="float">
            <text:p>80</text:p>
          </table:table-cell>
          <table:table-cell/>
        </table:table-row>
        <table:table-row table:style-name="ro6">
          <table:table-cell office:value-type="string" calcext:value-type="string">
            <text:p>BASF Schwarzheide GmbH</text:p>
          </table:table-cell>
          <table:table-cell office:value-type="float" office:value="40" calcext:value-type="float">
            <text:p>40</text:p>
          </table:table-cell>
          <table:table-cell table:formula="of:=IF([.$B10] &lt; [.$B$153]; 0; [.$B10])" office:value-type="float" office:value="0" calcext:value-type="float">
            <text:p>0</text:p>
          </table:table-cell>
          <table:table-cell table:formula="of:=IF([.$B10] &gt; [.$B$153]; 0; [.$B10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ASF SE</text:p>
          </table:table-cell>
          <table:table-cell office:value-type="float" office:value="1004" calcext:value-type="float">
            <text:p>1004</text:p>
          </table:table-cell>
          <table:table-cell table:formula="of:=IF([.$B11] &lt; [.$B$153]; 0; [.$B11])" office:value-type="float" office:value="1004" calcext:value-type="float">
            <text:p>1004</text:p>
          </table:table-cell>
          <table:table-cell table:formula="of:=IF([.$B11] &gt; [.$B$153]; 0; [.$B1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Bayernoil Raffineriegesellschaft mbH</text:p>
          </table:table-cell>
          <table:table-cell office:value-type="float" office:value="24.5" calcext:value-type="float">
            <text:p>24.5</text:p>
          </table:table-cell>
          <table:table-cell table:formula="of:=IF([.$B12] &lt; [.$B$153]; 0; [.$B12])" office:value-type="float" office:value="0" calcext:value-type="float">
            <text:p>0</text:p>
          </table:table-cell>
          <table:table-cell table:formula="of:=IF([.$B12] &gt; [.$B$153]; 0; [.$B12])" office:value-type="float" office:value="24.5" calcext:value-type="float">
            <text:p>24.5</text:p>
          </table:table-cell>
          <table:table-cell/>
        </table:table-row>
        <table:table-row table:style-name="ro6">
          <table:table-cell office:value-type="string" calcext:value-type="string">
            <text:p>BKW FMB Energie AG</text:p>
          </table:table-cell>
          <table:table-cell office:value-type="float" office:value="40" calcext:value-type="float">
            <text:p>40</text:p>
          </table:table-cell>
          <table:table-cell table:formula="of:=IF([.$B13] &lt; [.$B$153]; 0; [.$B13])" office:value-type="float" office:value="0" calcext:value-type="float">
            <text:p>0</text:p>
          </table:table-cell>
          <table:table-cell table:formula="of:=IF([.$B13] &gt; [.$B$153]; 0; [.$B13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Braunschweiger Versorgungs-AG &amp; Co. KG</text:p>
          </table:table-cell>
          <table:table-cell office:value-type="float" office:value="134.4" calcext:value-type="float">
            <text:p>134.4</text:p>
          </table:table-cell>
          <table:table-cell table:formula="of:=IF([.$B14] &lt; [.$B$153]; 0; [.$B14])" office:value-type="float" office:value="0" calcext:value-type="float">
            <text:p>0</text:p>
          </table:table-cell>
          <table:table-cell table:formula="of:=IF([.$B14] &gt; [.$B$153]; 0; [.$B14])" office:value-type="float" office:value="134.4" calcext:value-type="float">
            <text:p>134.4</text:p>
          </table:table-cell>
          <table:table-cell/>
        </table:table-row>
        <table:table-row table:style-name="ro6">
          <table:table-cell office:value-type="string" calcext:value-type="string">
            <text:p>Cargill Deutschland GmbH</text:p>
          </table:table-cell>
          <table:table-cell office:value-type="float" office:value="48" calcext:value-type="float">
            <text:p>48</text:p>
          </table:table-cell>
          <table:table-cell table:formula="of:=IF([.$B15] &lt; [.$B$153]; 0; [.$B15])" office:value-type="float" office:value="0" calcext:value-type="float">
            <text:p>0</text:p>
          </table:table-cell>
          <table:table-cell table:formula="of:=IF([.$B15] &gt; [.$B$153]; 0; [.$B15])" office:value-type="float" office:value="48" calcext:value-type="float">
            <text:p>48</text:p>
          </table:table-cell>
          <table:table-cell/>
        </table:table-row>
        <table:table-row table:style-name="ro6">
          <table:table-cell office:value-type="string" calcext:value-type="string">
            <text:p>Currenta Gmbh &amp; Co. KG</text:p>
          </table:table-cell>
          <table:table-cell office:value-type="float" office:value="224" calcext:value-type="float">
            <text:p>224</text:p>
          </table:table-cell>
          <table:table-cell table:formula="of:=IF([.$B16] &lt; [.$B$153]; 0; [.$B16])" office:value-type="float" office:value="0" calcext:value-type="float">
            <text:p>0</text:p>
          </table:table-cell>
          <table:table-cell table:formula="of:=IF([.$B16] &gt; [.$B$153]; 0; [.$B16])" office:value-type="float" office:value="224" calcext:value-type="float">
            <text:p>224</text:p>
          </table:table-cell>
          <table:table-cell/>
        </table:table-row>
        <table:table-row table:style-name="ro6">
          <table:table-cell office:value-type="string" calcext:value-type="string">
            <text:p>Donau Wasserkraft AG</text:p>
          </table:table-cell>
          <table:table-cell office:value-type="float" office:value="231.2" calcext:value-type="float">
            <text:p>231.2</text:p>
          </table:table-cell>
          <table:table-cell table:formula="of:=IF([.$B17] &lt; [.$B$153]; 0; [.$B17])" office:value-type="float" office:value="0" calcext:value-type="float">
            <text:p>0</text:p>
          </table:table-cell>
          <table:table-cell table:formula="of:=IF([.$B17] &gt; [.$B$153]; 0; [.$B17])" office:value-type="float" office:value="231.2" calcext:value-type="float">
            <text:p>231.2</text:p>
          </table:table-cell>
          <table:table-cell/>
        </table:table-row>
        <table:table-row table:style-name="ro6">
          <table:table-cell office:value-type="string" calcext:value-type="string">
            <text:p>Donaukraftwerk Jochenstein AG</text:p>
          </table:table-cell>
          <table:table-cell office:value-type="float" office:value="66" calcext:value-type="float">
            <text:p>66</text:p>
          </table:table-cell>
          <table:table-cell table:formula="of:=IF([.$B18] &lt; [.$B$153]; 0; [.$B18])" office:value-type="float" office:value="0" calcext:value-type="float">
            <text:p>0</text:p>
          </table:table-cell>
          <table:table-cell table:formula="of:=IF([.$B18] &gt; [.$B$153]; 0; [.$B18])" office:value-type="float" office:value="66" calcext:value-type="float">
            <text:p>66</text:p>
          </table:table-cell>
          <table:table-cell/>
        </table:table-row>
        <table:table-row table:style-name="ro6">
          <table:table-cell office:value-type="string" calcext:value-type="string">
            <text:p>Dortmunder Energie- und Wasserversorgung GmbH</text:p>
          </table:table-cell>
          <table:table-cell office:value-type="float" office:value="55.5" calcext:value-type="float">
            <text:p>55.5</text:p>
          </table:table-cell>
          <table:table-cell table:formula="of:=IF([.$B19] &lt; [.$B$153]; 0; [.$B19])" office:value-type="float" office:value="0" calcext:value-type="float">
            <text:p>0</text:p>
          </table:table-cell>
          <table:table-cell table:formula="of:=IF([.$B19] &gt; [.$B$153]; 0; [.$B19])" office:value-type="float" office:value="55.5" calcext:value-type="float">
            <text:p>55.5</text:p>
          </table:table-cell>
          <table:table-cell/>
        </table:table-row>
        <table:table-row table:style-name="ro6">
          <table:table-cell office:value-type="string" calcext:value-type="string">
            <text:p>Dow Deutschland Anlagengesellschaft mbH</text:p>
          </table:table-cell>
          <table:table-cell office:value-type="float" office:value="193" calcext:value-type="float">
            <text:p>193</text:p>
          </table:table-cell>
          <table:table-cell table:formula="of:=IF([.$B20] &lt; [.$B$153]; 0; [.$B20])" office:value-type="float" office:value="0" calcext:value-type="float">
            <text:p>0</text:p>
          </table:table-cell>
          <table:table-cell table:formula="of:=IF([.$B20] &gt; [.$B$153]; 0; [.$B20])" office:value-type="float" office:value="193" calcext:value-type="float">
            <text:p>193</text:p>
          </table:table-cell>
          <table:table-cell/>
        </table:table-row>
        <table:table-row table:style-name="ro6">
          <table:table-cell office:value-type="string" calcext:value-type="string">
            <text:p>DREWAG Stadtwerke Dresden GmbH</text:p>
          </table:table-cell>
          <table:table-cell office:value-type="float" office:value="250" calcext:value-type="float">
            <text:p>250</text:p>
          </table:table-cell>
          <table:table-cell table:formula="of:=IF([.$B21] &lt; [.$B$153]; 0; [.$B21])" office:value-type="float" office:value="0" calcext:value-type="float">
            <text:p>0</text:p>
          </table:table-cell>
          <table:table-cell table:formula="of:=IF([.$B21] &gt; [.$B$153]; 0; [.$B21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E.ON Energy from Waste Großräschen GmbH</text:p>
          </table:table-cell>
          <table:table-cell office:value-type="float" office:value="22" calcext:value-type="float">
            <text:p>22</text:p>
          </table:table-cell>
          <table:table-cell table:formula="of:=IF([.$B22] &lt; [.$B$153]; 0; [.$B22])" office:value-type="float" office:value="0" calcext:value-type="float">
            <text:p>0</text:p>
          </table:table-cell>
          <table:table-cell table:formula="of:=IF([.$B22] &gt; [.$B$153]; 0; [.$B22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.ON Energy from Waste Helmstedt GmbH</text:p>
          </table:table-cell>
          <table:table-cell office:value-type="float" office:value="37.5" calcext:value-type="float">
            <text:p>37.5</text:p>
          </table:table-cell>
          <table:table-cell table:formula="of:=IF([.$B23] &lt; [.$B$153]; 0; [.$B23])" office:value-type="float" office:value="0" calcext:value-type="float">
            <text:p>0</text:p>
          </table:table-cell>
          <table:table-cell table:formula="of:=IF([.$B23] &gt; [.$B$153]; 0; [.$B23])" office:value-type="float" office:value="37.5" calcext:value-type="float">
            <text:p>37.5</text:p>
          </table:table-cell>
          <table:table-cell/>
        </table:table-row>
        <table:table-row table:style-name="ro6">
          <table:table-cell office:value-type="string" calcext:value-type="string">
            <text:p>E.ON Kernkraft GmbH</text:p>
          </table:table-cell>
          <table:table-cell office:value-type="float" office:value="878" calcext:value-type="float">
            <text:p>878</text:p>
          </table:table-cell>
          <table:table-cell table:formula="of:=IF([.$B24] &lt; [.$B$153]; 0; [.$B24])" office:value-type="float" office:value="0" calcext:value-type="float">
            <text:p>0</text:p>
          </table:table-cell>
          <table:table-cell table:formula="of:=IF([.$B24] &gt; [.$B$153]; 0; [.$B24])" office:value-type="float" office:value="878" calcext:value-type="float">
            <text:p>878</text:p>
          </table:table-cell>
          <table:table-cell/>
        </table:table-row>
        <table:table-row table:style-name="ro6">
          <table:table-cell office:value-type="string" calcext:value-type="string">
            <text:p>E.ON Kraftwerke GmbH</text:p>
          </table:table-cell>
          <table:table-cell office:value-type="float" office:value="12485" calcext:value-type="float">
            <text:p>12485</text:p>
          </table:table-cell>
          <table:table-cell table:formula="of:=IF([.$B25] &lt; [.$B$153]; 0; [.$B25])" office:value-type="float" office:value="12485" calcext:value-type="float">
            <text:p>12485</text:p>
          </table:table-cell>
          <table:table-cell table:formula="of:=IF([.$B25] &gt; [.$B$153]; 0; [.$B2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Mitte Wärme GmbH</text:p>
          </table:table-cell>
          <table:table-cell office:value-type="float" office:value="21.9" calcext:value-type="float">
            <text:p>21.9</text:p>
          </table:table-cell>
          <table:table-cell table:formula="of:=IF([.$B26] &lt; [.$B$153]; 0; [.$B26])" office:value-type="float" office:value="0" calcext:value-type="float">
            <text:p>0</text:p>
          </table:table-cell>
          <table:table-cell table:formula="of:=IF([.$B26] &gt; [.$B$153]; 0; [.$B26])" office:value-type="float" office:value="21.9" calcext:value-type="float">
            <text:p>21.9</text:p>
          </table:table-cell>
          <table:table-cell/>
        </table:table-row>
        <table:table-row table:style-name="ro6">
          <table:table-cell office:value-type="string" calcext:value-type="string">
            <text:p>E.ON Thüringer Energie AG</text:p>
          </table:table-cell>
          <table:table-cell office:value-type="float" office:value="201" calcext:value-type="float">
            <text:p>201</text:p>
          </table:table-cell>
          <table:table-cell table:formula="of:=IF([.$B27] &lt; [.$B$153]; 0; [.$B27])" office:value-type="float" office:value="0" calcext:value-type="float">
            <text:p>0</text:p>
          </table:table-cell>
          <table:table-cell table:formula="of:=IF([.$B27] &gt; [.$B$153]; 0; [.$B27])" office:value-type="float" office:value="201" calcext:value-type="float">
            <text:p>201</text:p>
          </table:table-cell>
          <table:table-cell/>
        </table:table-row>
        <table:table-row table:style-name="ro6">
          <table:table-cell office:value-type="string" calcext:value-type="string">
            <text:p>E.ON Wasserkraft GmbH</text:p>
          </table:table-cell>
          <table:table-cell office:value-type="float" office:value="1420.4" calcext:value-type="float">
            <text:p>1420.4</text:p>
          </table:table-cell>
          <table:table-cell table:formula="of:=IF([.$B28] &lt; [.$B$153]; 0; [.$B28])" office:value-type="float" office:value="1420.4" calcext:value-type="float">
            <text:p>1420.4</text:p>
          </table:table-cell>
          <table:table-cell table:formula="of:=IF([.$B28] &gt; [.$B$153]; 0; [.$B2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.ON Westfalen Weser Energie-Service GmbH</text:p>
          </table:table-cell>
          <table:table-cell office:value-type="float" office:value="201.5" calcext:value-type="float">
            <text:p>201.5</text:p>
          </table:table-cell>
          <table:table-cell table:formula="of:=IF([.$B29] &lt; [.$B$153]; 0; [.$B29])" office:value-type="float" office:value="0" calcext:value-type="float">
            <text:p>0</text:p>
          </table:table-cell>
          <table:table-cell table:formula="of:=IF([.$B29] &gt; [.$B$153]; 0; [.$B29])" office:value-type="float" office:value="201.5" calcext:value-type="float">
            <text:p>201.5</text:p>
          </table:table-cell>
          <table:table-cell/>
        </table:table-row>
        <table:table-row table:style-name="ro6">
          <table:table-cell office:value-type="string" calcext:value-type="string">
            <text:p>EEW Hannover GmbH</text:p>
          </table:table-cell>
          <table:table-cell office:value-type="float" office:value="22.5" calcext:value-type="float">
            <text:p>22.5</text:p>
          </table:table-cell>
          <table:table-cell table:formula="of:=IF([.$B30] &lt; [.$B$153]; 0; [.$B30])" office:value-type="float" office:value="0" calcext:value-type="float">
            <text:p>0</text:p>
          </table:table-cell>
          <table:table-cell table:formula="of:=IF([.$B30] &gt; [.$B$153]; 0; [.$B30])" office:value-type="float" office:value="22.5" calcext:value-type="float">
            <text:p>22.5</text:p>
          </table:table-cell>
          <table:table-cell/>
        </table:table-row>
        <table:table-row table:style-name="ro6">
          <table:table-cell office:value-type="string" calcext:value-type="string">
            <text:p>eins - energie in sachsen GmbH &amp; Co. KG</text:p>
          </table:table-cell>
          <table:table-cell office:value-type="float" office:value="190.6" calcext:value-type="float">
            <text:p>190.6</text:p>
          </table:table-cell>
          <table:table-cell table:formula="of:=IF([.$B31] &lt; [.$B$153]; 0; [.$B31])" office:value-type="float" office:value="0" calcext:value-type="float">
            <text:p>0</text:p>
          </table:table-cell>
          <table:table-cell table:formula="of:=IF([.$B31] &gt; [.$B$153]; 0; [.$B31])" office:value-type="float" office:value="190.6" calcext:value-type="float">
            <text:p>190.6</text:p>
          </table:table-cell>
          <table:table-cell/>
        </table:table-row>
        <table:table-row table:style-name="ro6">
          <table:table-cell office:value-type="string" calcext:value-type="string">
            <text:p>EnBW Baltic 1 GmbH &amp; Co. KG</text:p>
          </table:table-cell>
          <table:table-cell office:value-type="float" office:value="48.3" calcext:value-type="float">
            <text:p>48.3</text:p>
          </table:table-cell>
          <table:table-cell table:formula="of:=IF([.$B32] &lt; [.$B$153]; 0; [.$B32])" office:value-type="float" office:value="0" calcext:value-type="float">
            <text:p>0</text:p>
          </table:table-cell>
          <table:table-cell table:formula="of:=IF([.$B32] &gt; [.$B$153]; 0; [.$B32])" office:value-type="float" office:value="48.3" calcext:value-type="float">
            <text:p>48.3</text:p>
          </table:table-cell>
          <table:table-cell/>
        </table:table-row>
        <table:table-row table:style-name="ro6">
          <table:table-cell office:value-type="string" calcext:value-type="string">
            <text:p>EnBW Kraftwerke AG</text:p>
          </table:table-cell>
          <table:table-cell office:value-type="float" office:value="11776.8" calcext:value-type="float">
            <text:p>11776.8</text:p>
          </table:table-cell>
          <table:table-cell table:formula="of:=IF([.$B33] &lt; [.$B$153]; 0; [.$B33])" office:value-type="float" office:value="11776.8" calcext:value-type="float">
            <text:p>11776.8</text:p>
          </table:table-cell>
          <table:table-cell table:formula="of:=IF([.$B33] &gt; [.$B$153]; 0; [.$B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EnBW Propower GmbH</text:p>
          </table:table-cell>
          <table:table-cell office:value-type="float" office:value="25" calcext:value-type="float">
            <text:p>25</text:p>
          </table:table-cell>
          <table:table-cell table:formula="of:=IF([.$B34] &lt; [.$B$153]; 0; [.$B34])" office:value-type="float" office:value="0" calcext:value-type="float">
            <text:p>0</text:p>
          </table:table-cell>
          <table:table-cell table:formula="of:=IF([.$B34] &gt; [.$B$153]; 0; [.$B34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EnBW Windpark Buchholz GmbH</text:p>
          </table:table-cell>
          <table:table-cell office:value-type="float" office:value="36" calcext:value-type="float">
            <text:p>36</text:p>
          </table:table-cell>
          <table:table-cell table:formula="of:=IF([.$B35] &lt; [.$B$153]; 0; [.$B35])" office:value-type="float" office:value="0" calcext:value-type="float">
            <text:p>0</text:p>
          </table:table-cell>
          <table:table-cell table:formula="of:=IF([.$B35] &gt; [.$B$153]; 0; [.$B35])" office:value-type="float" office:value="36" calcext:value-type="float">
            <text:p>36</text:p>
          </table:table-cell>
          <table:table-cell/>
        </table:table-row>
        <table:table-row table:style-name="ro6">
          <table:table-cell office:value-type="string" calcext:value-type="string">
            <text:p>Energie und Wasser Potsdam GmbH</text:p>
          </table:table-cell>
          <table:table-cell office:value-type="float" office:value="78.4" calcext:value-type="float">
            <text:p>78.4</text:p>
          </table:table-cell>
          <table:table-cell table:formula="of:=IF([.$B36] &lt; [.$B$153]; 0; [.$B36])" office:value-type="float" office:value="0" calcext:value-type="float">
            <text:p>0</text:p>
          </table:table-cell>
          <table:table-cell table:formula="of:=IF([.$B36] &gt; [.$B$153]; 0; [.$B36])" office:value-type="float" office:value="78.4" calcext:value-type="float">
            <text:p>78.4</text:p>
          </table:table-cell>
          <table:table-cell/>
        </table:table-row>
        <table:table-row table:style-name="ro6">
          <table:table-cell office:value-type="string" calcext:value-type="string">
            <text:p>Energie- und Medienversorgung Schwarza GmbH</text:p>
          </table:table-cell>
          <table:table-cell office:value-type="float" office:value="20.8" calcext:value-type="float">
            <text:p>20.8</text:p>
          </table:table-cell>
          <table:table-cell table:formula="of:=IF([.$B37] &lt; [.$B$153]; 0; [.$B37])" office:value-type="float" office:value="0" calcext:value-type="float">
            <text:p>0</text:p>
          </table:table-cell>
          <table:table-cell table:formula="of:=IF([.$B37] &gt; [.$B$153]; 0; [.$B37])" office:value-type="float" office:value="20.8" calcext:value-type="float">
            <text:p>20.8</text:p>
          </table:table-cell>
          <table:table-cell/>
        </table:table-row>
        <table:table-row table:style-name="ro6">
          <table:table-cell office:value-type="string" calcext:value-type="string">
            <text:p>Energie- und Wasserversorgung Bonnn/Rhein-Sieg GmbH</text:p>
          </table:table-cell>
          <table:table-cell office:value-type="float" office:value="26" calcext:value-type="float">
            <text:p>26</text:p>
          </table:table-cell>
          <table:table-cell table:formula="of:=IF([.$B38] &lt; [.$B$153]; 0; [.$B38])" office:value-type="float" office:value="0" calcext:value-type="float">
            <text:p>0</text:p>
          </table:table-cell>
          <table:table-cell table:formula="of:=IF([.$B38] &gt; [.$B$153]; 0; [.$B38])" office:value-type="float" office:value="26" calcext:value-type="float">
            <text:p>26</text:p>
          </table:table-cell>
          <table:table-cell/>
        </table:table-row>
        <table:table-row table:style-name="ro6">
          <table:table-cell office:value-type="string" calcext:value-type="string">
            <text:p>Energiedienst AG</text:p>
          </table:table-cell>
          <table:table-cell office:value-type="float" office:value="131.3" calcext:value-type="float">
            <text:p>131.3</text:p>
          </table:table-cell>
          <table:table-cell table:formula="of:=IF([.$B39] &lt; [.$B$153]; 0; [.$B39])" office:value-type="float" office:value="0" calcext:value-type="float">
            <text:p>0</text:p>
          </table:table-cell>
          <table:table-cell table:formula="of:=IF([.$B39] &gt; [.$B$153]; 0; [.$B39])" office:value-type="float" office:value="131.3" calcext:value-type="float">
            <text:p>131.3</text:p>
          </table:table-cell>
          <table:table-cell/>
        </table:table-row>
        <table:table-row table:style-name="ro6">
          <table:table-cell office:value-type="string" calcext:value-type="string">
            <text:p>Energiedienst Holding AG</text:p>
          </table:table-cell>
          <table:table-cell office:value-type="float" office:value="52.2" calcext:value-type="float">
            <text:p>52.2</text:p>
          </table:table-cell>
          <table:table-cell table:formula="of:=IF([.$B40] &lt; [.$B$153]; 0; [.$B40])" office:value-type="float" office:value="0" calcext:value-type="float">
            <text:p>0</text:p>
          </table:table-cell>
          <table:table-cell table:formula="of:=IF([.$B40] &gt; [.$B$153]; 0; [.$B40])" office:value-type="float" office:value="52.2" calcext:value-type="float">
            <text:p>52.2</text:p>
          </table:table-cell>
          <table:table-cell/>
        </table:table-row>
        <table:table-row table:style-name="ro6">
          <table:table-cell office:value-type="string" calcext:value-type="string">
            <text:p>Energieversorgung Gera GmbH</text:p>
          </table:table-cell>
          <table:table-cell office:value-type="float" office:value="74" calcext:value-type="float">
            <text:p>74</text:p>
          </table:table-cell>
          <table:table-cell table:formula="of:=IF([.$B41] &lt; [.$B$153]; 0; [.$B41])" office:value-type="float" office:value="0" calcext:value-type="float">
            <text:p>0</text:p>
          </table:table-cell>
          <table:table-cell table:formula="of:=IF([.$B41] &gt; [.$B$153]; 0; [.$B41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Energieversorgung Oberhausen AG</text:p>
          </table:table-cell>
          <table:table-cell office:value-type="float" office:value="47.6" calcext:value-type="float">
            <text:p>47.6</text:p>
          </table:table-cell>
          <table:table-cell table:formula="of:=IF([.$B42] &lt; [.$B$153]; 0; [.$B42])" office:value-type="float" office:value="0" calcext:value-type="float">
            <text:p>0</text:p>
          </table:table-cell>
          <table:table-cell table:formula="of:=IF([.$B42] &gt; [.$B$153]; 0; [.$B42])" office:value-type="float" office:value="47.6" calcext:value-type="float">
            <text:p>47.6</text:p>
          </table:table-cell>
          <table:table-cell/>
        </table:table-row>
        <table:table-row table:style-name="ro6">
          <table:table-cell office:value-type="string" calcext:value-type="string">
            <text:p>Energieversorgung Offenbach AG</text:p>
          </table:table-cell>
          <table:table-cell office:value-type="float" office:value="46" calcext:value-type="float">
            <text:p>46</text:p>
          </table:table-cell>
          <table:table-cell table:formula="of:=IF([.$B43] &lt; [.$B$153]; 0; [.$B43])" office:value-type="float" office:value="0" calcext:value-type="float">
            <text:p>0</text:p>
          </table:table-cell>
          <table:table-cell table:formula="of:=IF([.$B43] &gt; [.$B$153]; 0; [.$B43])" office:value-type="float" office:value="46" calcext:value-type="float">
            <text:p>46</text:p>
          </table:table-cell>
          <table:table-cell/>
        </table:table-row>
        <table:table-row table:style-name="ro6">
          <table:table-cell office:value-type="string" calcext:value-type="string">
            <text:p>Energieversorgung Schwerin GmbH &amp; Co. Erzeugung KG</text:p>
          </table:table-cell>
          <table:table-cell office:value-type="float" office:value="75" calcext:value-type="float">
            <text:p>75</text:p>
          </table:table-cell>
          <table:table-cell table:formula="of:=IF([.$B44] &lt; [.$B$153]; 0; [.$B44])" office:value-type="float" office:value="0" calcext:value-type="float">
            <text:p>0</text:p>
          </table:table-cell>
          <table:table-cell table:formula="of:=IF([.$B44] &gt; [.$B$153]; 0; [.$B44])" office:value-type="float" office:value="75" calcext:value-type="float">
            <text:p>75</text:p>
          </table:table-cell>
          <table:table-cell/>
        </table:table-row>
        <table:table-row table:style-name="ro6">
          <table:table-cell office:value-type="string" calcext:value-type="string">
            <text:p>Enertec Hameln GmbH</text:p>
          </table:table-cell>
          <table:table-cell office:value-type="float" office:value="31.5" calcext:value-type="float">
            <text:p>31.5</text:p>
          </table:table-cell>
          <table:table-cell table:formula="of:=IF([.$B45] &lt; [.$B$153]; 0; [.$B45])" office:value-type="float" office:value="0" calcext:value-type="float">
            <text:p>0</text:p>
          </table:table-cell>
          <table:table-cell table:formula="of:=IF([.$B45] &gt; [.$B$153]; 0; [.$B45])" office:value-type="float" office:value="31.5" calcext:value-type="float">
            <text:p>31.5</text:p>
          </table:table-cell>
          <table:table-cell/>
        </table:table-row>
        <table:table-row table:style-name="ro6">
          <table:table-cell office:value-type="string" calcext:value-type="string">
            <text:p>ENERTRAG Netz GmbH</text:p>
          </table:table-cell>
          <table:table-cell office:value-type="float" office:value="679.7" calcext:value-type="float">
            <text:p>679.7</text:p>
          </table:table-cell>
          <table:table-cell table:formula="of:=IF([.$B46] &lt; [.$B$153]; 0; [.$B46])" office:value-type="float" office:value="0" calcext:value-type="float">
            <text:p>0</text:p>
          </table:table-cell>
          <table:table-cell table:formula="of:=IF([.$B46] &gt; [.$B$153]; 0; [.$B46])" office:value-type="float" office:value="679.7" calcext:value-type="float">
            <text:p>679.7</text:p>
          </table:table-cell>
          <table:table-cell/>
        </table:table-row>
        <table:table-row table:style-name="ro6">
          <table:table-cell office:value-type="string" calcext:value-type="string">
            <text:p>envia THERM GmbH</text:p>
          </table:table-cell>
          <table:table-cell office:value-type="float" office:value="318" calcext:value-type="float">
            <text:p>318</text:p>
          </table:table-cell>
          <table:table-cell table:formula="of:=IF([.$B47] &lt; [.$B$153]; 0; [.$B47])" office:value-type="float" office:value="0" calcext:value-type="float">
            <text:p>0</text:p>
          </table:table-cell>
          <table:table-cell table:formula="of:=IF([.$B47] &gt; [.$B$153]; 0; [.$B47])" office:value-type="float" office:value="318" calcext:value-type="float">
            <text:p>318</text:p>
          </table:table-cell>
          <table:table-cell/>
        </table:table-row>
        <table:table-row table:style-name="ro6">
          <table:table-cell office:value-type="string" calcext:value-type="string">
            <text:p>EON Climate &amp; Renewables Central Europe GmbH</text:p>
          </table:table-cell>
          <table:table-cell office:value-type="float" office:value="22" calcext:value-type="float">
            <text:p>22</text:p>
          </table:table-cell>
          <table:table-cell table:formula="of:=IF([.$B48] &lt; [.$B$153]; 0; [.$B48])" office:value-type="float" office:value="0" calcext:value-type="float">
            <text:p>0</text:p>
          </table:table-cell>
          <table:table-cell table:formula="of:=IF([.$B48] &gt; [.$B$153]; 0; [.$B48])" office:value-type="float" office:value="22" calcext:value-type="float">
            <text:p>22</text:p>
          </table:table-cell>
          <table:table-cell/>
        </table:table-row>
        <table:table-row table:style-name="ro6">
          <table:table-cell office:value-type="string" calcext:value-type="string">
            <text:p>Erlanger Stadtwerke AG</text:p>
          </table:table-cell>
          <table:table-cell office:value-type="float" office:value="21.1" calcext:value-type="float">
            <text:p>21.1</text:p>
          </table:table-cell>
          <table:table-cell table:formula="of:=IF([.$B49] &lt; [.$B$153]; 0; [.$B49])" office:value-type="float" office:value="0" calcext:value-type="float">
            <text:p>0</text:p>
          </table:table-cell>
          <table:table-cell table:formula="of:=IF([.$B49] &gt; [.$B$153]; 0; [.$B49])" office:value-type="float" office:value="21.1" calcext:value-type="float">
            <text:p>21.1</text:p>
          </table:table-cell>
          <table:table-cell/>
        </table:table-row>
        <table:table-row table:style-name="ro6">
          <table:table-cell office:value-type="string" calcext:value-type="string">
            <text:p>FairEnergie GmbH</text:p>
          </table:table-cell>
          <table:table-cell office:value-type="float" office:value="9.9" calcext:value-type="float">
            <text:p>9.9</text:p>
          </table:table-cell>
          <table:table-cell table:formula="of:=IF([.$B50] &lt; [.$B$153]; 0; [.$B50])" office:value-type="float" office:value="0" calcext:value-type="float">
            <text:p>0</text:p>
          </table:table-cell>
          <table:table-cell table:formula="of:=IF([.$B50] &gt; [.$B$153]; 0; [.$B50])" office:value-type="float" office:value="9.9" calcext:value-type="float">
            <text:p>9.9</text:p>
          </table:table-cell>
          <table:table-cell/>
        </table:table-row>
        <table:table-row table:style-name="ro6">
          <table:table-cell office:value-type="string" calcext:value-type="string">
            <text:p>Fernwärme Greifswald GmbH</text:p>
          </table:table-cell>
          <table:table-cell office:value-type="float" office:value="20" calcext:value-type="float">
            <text:p>20</text:p>
          </table:table-cell>
          <table:table-cell table:formula="of:=IF([.$B51] &lt; [.$B$153]; 0; [.$B51])" office:value-type="float" office:value="0" calcext:value-type="float">
            <text:p>0</text:p>
          </table:table-cell>
          <table:table-cell table:formula="of:=IF([.$B51] &gt; [.$B$153]; 0; [.$B5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GDF SUEZ Energie Deutschland AG</text:p>
          </table:table-cell>
          <table:table-cell office:value-type="float" office:value="1116" calcext:value-type="float">
            <text:p>1116</text:p>
          </table:table-cell>
          <table:table-cell table:formula="of:=IF([.$B52] &lt; [.$B$153]; 0; [.$B52])" office:value-type="float" office:value="1116" calcext:value-type="float">
            <text:p>1116</text:p>
          </table:table-cell>
          <table:table-cell table:formula="of:=IF([.$B52] &gt; [.$B$153]; 0; [.$B5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Gemeinschaftskraftwerk Veltheim GmbH</text:p>
          </table:table-cell>
          <table:table-cell office:value-type="float" office:value="851" calcext:value-type="float">
            <text:p>851</text:p>
          </table:table-cell>
          <table:table-cell table:formula="of:=IF([.$B53] &lt; [.$B$153]; 0; [.$B53])" office:value-type="float" office:value="0" calcext:value-type="float">
            <text:p>0</text:p>
          </table:table-cell>
          <table:table-cell table:formula="of:=IF([.$B53] &gt; [.$B$153]; 0; [.$B53])" office:value-type="float" office:value="851" calcext:value-type="float">
            <text:p>851</text:p>
          </table:table-cell>
          <table:table-cell/>
        </table:table-row>
        <table:table-row table:style-name="ro6">
          <table:table-cell office:value-type="string" calcext:value-type="string">
            <text:p>GKS-Gemeinschaftskraftwerk Schweinfurt GmbH</text:p>
          </table:table-cell>
          <table:table-cell office:value-type="float" office:value="126" calcext:value-type="float">
            <text:p>126</text:p>
          </table:table-cell>
          <table:table-cell table:formula="of:=IF([.$B54] &lt; [.$B$153]; 0; [.$B54])" office:value-type="float" office:value="0" calcext:value-type="float">
            <text:p>0</text:p>
          </table:table-cell>
          <table:table-cell table:formula="of:=IF([.$B54] &gt; [.$B$153]; 0; [.$B54])" office:value-type="float" office:value="126" calcext:value-type="float">
            <text:p>126</text:p>
          </table:table-cell>
          <table:table-cell/>
        </table:table-row>
        <table:table-row table:style-name="ro6">
          <table:table-cell office:value-type="string" calcext:value-type="string">
            <text:p>Grosskraftwerk Mannheim AG</text:p>
          </table:table-cell>
          <table:table-cell office:value-type="float" office:value="1520" calcext:value-type="float">
            <text:p>1520</text:p>
          </table:table-cell>
          <table:table-cell table:formula="of:=IF([.$B55] &lt; [.$B$153]; 0; [.$B55])" office:value-type="float" office:value="1520" calcext:value-type="float">
            <text:p>1520</text:p>
          </table:table-cell>
          <table:table-cell table:formula="of:=IF([.$B55] &gt; [.$B$153]; 0; [.$B55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HEAG Südhessische Energie AG</text:p>
          </table:table-cell>
          <table:table-cell office:value-type="float" office:value="163" calcext:value-type="float">
            <text:p>163</text:p>
          </table:table-cell>
          <table:table-cell table:formula="of:=IF([.$B56] &lt; [.$B$153]; 0; [.$B56])" office:value-type="float" office:value="0" calcext:value-type="float">
            <text:p>0</text:p>
          </table:table-cell>
          <table:table-cell table:formula="of:=IF([.$B56] &gt; [.$B$153]; 0; [.$B56])" office:value-type="float" office:value="163" calcext:value-type="float">
            <text:p>163</text:p>
          </table:table-cell>
          <table:table-cell/>
        </table:table-row>
        <table:table-row table:style-name="ro6">
          <table:table-cell office:value-type="string" calcext:value-type="string">
            <text:p>Heizkraftwerk Halle Trotha GmbH</text:p>
          </table:table-cell>
          <table:table-cell office:value-type="float" office:value="94" calcext:value-type="float">
            <text:p>94</text:p>
          </table:table-cell>
          <table:table-cell table:formula="of:=IF([.$B57] &lt; [.$B$153]; 0; [.$B57])" office:value-type="float" office:value="0" calcext:value-type="float">
            <text:p>0</text:p>
          </table:table-cell>
          <table:table-cell table:formula="of:=IF([.$B57] &gt; [.$B$153]; 0; [.$B57])" office:value-type="float" office:value="94" calcext:value-type="float">
            <text:p>94</text:p>
          </table:table-cell>
          <table:table-cell/>
        </table:table-row>
        <table:table-row table:style-name="ro6">
          <table:table-cell office:value-type="string" calcext:value-type="string">
            <text:p>Heizkraftwerk Pforzheim GmbH</text:p>
          </table:table-cell>
          <table:table-cell office:value-type="float" office:value="91.7" calcext:value-type="float">
            <text:p>91.7</text:p>
          </table:table-cell>
          <table:table-cell table:formula="of:=IF([.$B58] &lt; [.$B$153]; 0; [.$B58])" office:value-type="float" office:value="0" calcext:value-type="float">
            <text:p>0</text:p>
          </table:table-cell>
          <table:table-cell table:formula="of:=IF([.$B58] &gt; [.$B$153]; 0; [.$B58])" office:value-type="float" office:value="91.7" calcext:value-type="float">
            <text:p>91.7</text:p>
          </table:table-cell>
          <table:table-cell/>
        </table:table-row>
        <table:table-row table:style-name="ro6">
          <table:table-cell office:value-type="string" calcext:value-type="string">
            <text:p>Heizkraftwerk Würzburg GmbH</text:p>
          </table:table-cell>
          <table:table-cell office:value-type="float" office:value="122" calcext:value-type="float">
            <text:p>122</text:p>
          </table:table-cell>
          <table:table-cell table:formula="of:=IF([.$B59] &lt; [.$B$153]; 0; [.$B59])" office:value-type="float" office:value="0" calcext:value-type="float">
            <text:p>0</text:p>
          </table:table-cell>
          <table:table-cell table:formula="of:=IF([.$B59] &gt; [.$B$153]; 0; [.$B59])" office:value-type="float" office:value="122" calcext:value-type="float">
            <text:p>122</text:p>
          </table:table-cell>
          <table:table-cell/>
        </table:table-row>
        <table:table-row table:style-name="ro6">
          <table:table-cell office:value-type="string" calcext:value-type="string">
            <text:p>HKW Heizkraftwerksgesellschaft Cottbus mbH</text:p>
          </table:table-cell>
          <table:table-cell office:value-type="float" office:value="74" calcext:value-type="float">
            <text:p>74</text:p>
          </table:table-cell>
          <table:table-cell table:formula="of:=IF([.$B60] &lt; [.$B$153]; 0; [.$B60])" office:value-type="float" office:value="0" calcext:value-type="float">
            <text:p>0</text:p>
          </table:table-cell>
          <table:table-cell table:formula="of:=IF([.$B60] &gt; [.$B$153]; 0; [.$B60])" office:value-type="float" office:value="74" calcext:value-type="float">
            <text:p>74</text:p>
          </table:table-cell>
          <table:table-cell/>
        </table:table-row>
        <table:table-row table:style-name="ro6">
          <table:table-cell office:value-type="string" calcext:value-type="string">
            <text:p>ILE InfraLeuna Energiegesellschaft mbH</text:p>
          </table:table-cell>
          <table:table-cell office:value-type="float" office:value="135.7" calcext:value-type="float">
            <text:p>135.7</text:p>
          </table:table-cell>
          <table:table-cell table:formula="of:=IF([.$B61] &lt; [.$B$153]; 0; [.$B61])" office:value-type="float" office:value="0" calcext:value-type="float">
            <text:p>0</text:p>
          </table:table-cell>
          <table:table-cell table:formula="of:=IF([.$B61] &gt; [.$B$153]; 0; [.$B61])" office:value-type="float" office:value="135.7" calcext:value-type="float">
            <text:p>135.7</text:p>
          </table:table-cell>
          <table:table-cell/>
        </table:table-row>
        <table:table-row table:style-name="ro6">
          <table:table-cell office:value-type="string" calcext:value-type="string">
            <text:p>Infracor GmbH</text:p>
          </table:table-cell>
          <table:table-cell office:value-type="float" office:value="322" calcext:value-type="float">
            <text:p>322</text:p>
          </table:table-cell>
          <table:table-cell table:formula="of:=IF([.$B62] &lt; [.$B$153]; 0; [.$B62])" office:value-type="float" office:value="0" calcext:value-type="float">
            <text:p>0</text:p>
          </table:table-cell>
          <table:table-cell table:formula="of:=IF([.$B62] &gt; [.$B$153]; 0; [.$B62])" office:value-type="float" office:value="322" calcext:value-type="float">
            <text:p>322</text:p>
          </table:table-cell>
          <table:table-cell/>
        </table:table-row>
        <table:table-row table:style-name="ro6">
          <table:table-cell office:value-type="string" calcext:value-type="string">
            <text:p>InfraServ GmbH &amp; Co. Gendorf KG</text:p>
          </table:table-cell>
          <table:table-cell office:value-type="float" office:value="38" calcext:value-type="float">
            <text:p>38</text:p>
          </table:table-cell>
          <table:table-cell table:formula="of:=IF([.$B63] &lt; [.$B$153]; 0; [.$B63])" office:value-type="float" office:value="0" calcext:value-type="float">
            <text:p>0</text:p>
          </table:table-cell>
          <table:table-cell table:formula="of:=IF([.$B63] &gt; [.$B$153]; 0; [.$B63])" office:value-type="float" office:value="38" calcext:value-type="float">
            <text:p>38</text:p>
          </table:table-cell>
          <table:table-cell/>
        </table:table-row>
        <table:table-row table:style-name="ro6">
          <table:table-cell office:value-type="string" calcext:value-type="string">
            <text:p>InfraServ GmbH &amp; Co. Wiesbaden KG</text:p>
          </table:table-cell>
          <table:table-cell office:value-type="float" office:value="30" calcext:value-type="float">
            <text:p>30</text:p>
          </table:table-cell>
          <table:table-cell table:formula="of:=IF([.$B64] &lt; [.$B$153]; 0; [.$B64])" office:value-type="float" office:value="0" calcext:value-type="float">
            <text:p>0</text:p>
          </table:table-cell>
          <table:table-cell table:formula="of:=IF([.$B64] &gt; [.$B$153]; 0; [.$B64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Infraserv GmbH &amp; Co.Höchst KG</text:p>
          </table:table-cell>
          <table:table-cell office:value-type="float" office:value="250" calcext:value-type="float">
            <text:p>250</text:p>
          </table:table-cell>
          <table:table-cell table:formula="of:=IF([.$B65] &lt; [.$B$153]; 0; [.$B65])" office:value-type="float" office:value="0" calcext:value-type="float">
            <text:p>0</text:p>
          </table:table-cell>
          <table:table-cell table:formula="of:=IF([.$B65] &gt; [.$B$153]; 0; [.$B65])" office:value-type="float" office:value="250" calcext:value-type="float">
            <text:p>250</text:p>
          </table:table-cell>
          <table:table-cell/>
        </table:table-row>
        <table:table-row table:style-name="ro6">
          <table:table-cell office:value-type="string" calcext:value-type="string">
            <text:p>juwi Holding AG</text:p>
          </table:table-cell>
          <table:table-cell office:value-type="float" office:value="219.6" calcext:value-type="float">
            <text:p>219.6</text:p>
          </table:table-cell>
          <table:table-cell table:formula="of:=IF([.$B66] &lt; [.$B$153]; 0; [.$B66])" office:value-type="float" office:value="0" calcext:value-type="float">
            <text:p>0</text:p>
          </table:table-cell>
          <table:table-cell table:formula="of:=IF([.$B66] &gt; [.$B$153]; 0; [.$B66])" office:value-type="float" office:value="219.6" calcext:value-type="float">
            <text:p>219.6</text:p>
          </table:table-cell>
          <table:table-cell/>
        </table:table-row>
        <table:table-row table:style-name="ro6">
          <table:table-cell office:value-type="string" calcext:value-type="string">
            <text:p>K+S Aktiengesellschaft</text:p>
          </table:table-cell>
          <table:table-cell office:value-type="float" office:value="111" calcext:value-type="float">
            <text:p>111</text:p>
          </table:table-cell>
          <table:table-cell table:formula="of:=IF([.$B67] &lt; [.$B$153]; 0; [.$B67])" office:value-type="float" office:value="0" calcext:value-type="float">
            <text:p>0</text:p>
          </table:table-cell>
          <table:table-cell table:formula="of:=IF([.$B67] &gt; [.$B$153]; 0; [.$B67])" office:value-type="float" office:value="111" calcext:value-type="float">
            <text:p>111</text:p>
          </table:table-cell>
          <table:table-cell/>
        </table:table-row>
        <table:table-row table:style-name="ro6">
          <table:table-cell office:value-type="string" calcext:value-type="string">
            <text:p>Kasseler Fernwärme GmbH</text:p>
          </table:table-cell>
          <table:table-cell office:value-type="float" office:value="91" calcext:value-type="float">
            <text:p>91</text:p>
          </table:table-cell>
          <table:table-cell table:formula="of:=IF([.$B68] &lt; [.$B$153]; 0; [.$B68])" office:value-type="float" office:value="0" calcext:value-type="float">
            <text:p>0</text:p>
          </table:table-cell>
          <table:table-cell table:formula="of:=IF([.$B68] &gt; [.$B$153]; 0; [.$B68])" office:value-type="float" office:value="91" calcext:value-type="float">
            <text:p>91</text:p>
          </table:table-cell>
          <table:table-cell/>
        </table:table-row>
        <table:table-row table:style-name="ro6">
          <table:table-cell office:value-type="string" calcext:value-type="string">
            <text:p>KGW - Kraftwerk Grenzach-Wyhlen GmbH</text:p>
          </table:table-cell>
          <table:table-cell office:value-type="float" office:value="34" calcext:value-type="float">
            <text:p>34</text:p>
          </table:table-cell>
          <table:table-cell table:formula="of:=IF([.$B69] &lt; [.$B$153]; 0; [.$B69])" office:value-type="float" office:value="0" calcext:value-type="float">
            <text:p>0</text:p>
          </table:table-cell>
          <table:table-cell table:formula="of:=IF([.$B69] &gt; [.$B$153]; 0; [.$B69])" office:value-type="float" office:value="34" calcext:value-type="float">
            <text:p>34</text:p>
          </table:table-cell>
          <table:table-cell/>
        </table:table-row>
        <table:table-row table:style-name="ro6">
          <table:table-cell office:value-type="string" calcext:value-type="string">
            <text:p>Konsortium Energieversorgung Opel oHG der RWE Innogy Cogen GmbH und der Kraftwerke Mainz-Wiesbaden AG</text:p>
          </table:table-cell>
          <table:table-cell office:value-type="float" office:value="35" calcext:value-type="float">
            <text:p>35</text:p>
          </table:table-cell>
          <table:table-cell table:formula="of:=IF([.$B70] &lt; [.$B$153]; 0; [.$B70])" office:value-type="float" office:value="0" calcext:value-type="float">
            <text:p>0</text:p>
          </table:table-cell>
          <table:table-cell table:formula="of:=IF([.$B70] &gt; [.$B$153]; 0; [.$B70])" office:value-type="float" office:value="35" calcext:value-type="float">
            <text:p>35</text:p>
          </table:table-cell>
          <table:table-cell/>
        </table:table-row>
        <table:table-row table:style-name="ro6">
          <table:table-cell office:value-type="string" calcext:value-type="string">
            <text:p>Kraftwerk Dessau GmbH</text:p>
          </table:table-cell>
          <table:table-cell office:value-type="float" office:value="51" calcext:value-type="float">
            <text:p>51</text:p>
          </table:table-cell>
          <table:table-cell table:formula="of:=IF([.$B71] &lt; [.$B$153]; 0; [.$B71])" office:value-type="float" office:value="0" calcext:value-type="float">
            <text:p>0</text:p>
          </table:table-cell>
          <table:table-cell table:formula="of:=IF([.$B71] &gt; [.$B$153]; 0; [.$B71])" office:value-type="float" office:value="51" calcext:value-type="float">
            <text:p>51</text:p>
          </table:table-cell>
          <table:table-cell/>
        </table:table-row>
        <table:table-row table:style-name="ro6">
          <table:table-cell office:value-type="string" calcext:value-type="string">
            <text:p>Kraftwerk Obernburg GmbH</text:p>
          </table:table-cell>
          <table:table-cell office:value-type="float" office:value="64" calcext:value-type="float">
            <text:p>64</text:p>
          </table:table-cell>
          <table:table-cell table:formula="of:=IF([.$B72] &lt; [.$B$153]; 0; [.$B72])" office:value-type="float" office:value="0" calcext:value-type="float">
            <text:p>0</text:p>
          </table:table-cell>
          <table:table-cell table:formula="of:=IF([.$B72] &gt; [.$B$153]; 0; [.$B72])" office:value-type="float" office:value="64" calcext:value-type="float">
            <text:p>64</text:p>
          </table:table-cell>
          <table:table-cell/>
        </table:table-row>
        <table:table-row table:style-name="ro6">
          <table:table-cell office:value-type="string" calcext:value-type="string">
            <text:p>Kraftwerk Plattling GmbH</text:p>
          </table:table-cell>
          <table:table-cell office:value-type="float" office:value="56" calcext:value-type="float">
            <text:p>56</text:p>
          </table:table-cell>
          <table:table-cell table:formula="of:=IF([.$B73] &lt; [.$B$153]; 0; [.$B73])" office:value-type="float" office:value="0" calcext:value-type="float">
            <text:p>0</text:p>
          </table:table-cell>
          <table:table-cell table:formula="of:=IF([.$B73] &gt; [.$B$153]; 0; [.$B73])" office:value-type="float" office:value="56" calcext:value-type="float">
            <text:p>56</text:p>
          </table:table-cell>
          <table:table-cell/>
        </table:table-row>
        <table:table-row table:style-name="ro6">
          <table:table-cell office:value-type="string" calcext:value-type="string">
            <text:p>Kraftwerke Mainz-Wiesbaden AG</text:p>
          </table:table-cell>
          <table:table-cell office:value-type="float" office:value="733" calcext:value-type="float">
            <text:p>733</text:p>
          </table:table-cell>
          <table:table-cell table:formula="of:=IF([.$B74] &lt; [.$B$153]; 0; [.$B74])" office:value-type="float" office:value="0" calcext:value-type="float">
            <text:p>0</text:p>
          </table:table-cell>
          <table:table-cell table:formula="of:=IF([.$B74] &gt; [.$B$153]; 0; [.$B74])" office:value-type="float" office:value="733" calcext:value-type="float">
            <text:p>733</text:p>
          </table:table-cell>
          <table:table-cell/>
        </table:table-row>
        <table:table-row table:style-name="ro6">
          <table:table-cell office:value-type="string" calcext:value-type="string">
            <text:p>KWG Kraftwerksgesellschaft mbH</text:p>
          </table:table-cell>
          <table:table-cell office:value-type="float" office:value="96" calcext:value-type="float">
            <text:p>96</text:p>
          </table:table-cell>
          <table:table-cell table:formula="of:=IF([.$B75] &lt; [.$B$153]; 0; [.$B75])" office:value-type="float" office:value="0" calcext:value-type="float">
            <text:p>0</text:p>
          </table:table-cell>
          <table:table-cell table:formula="of:=IF([.$B75] &gt; [.$B$153]; 0; [.$B75])" office:value-type="float" office:value="96" calcext:value-type="float">
            <text:p>96</text:p>
          </table:table-cell>
          <table:table-cell/>
        </table:table-row>
        <table:table-row table:style-name="ro6">
          <table:table-cell office:value-type="string" calcext:value-type="string">
            <text:p>Mainova AG</text:p>
          </table:table-cell>
          <table:table-cell office:value-type="float" office:value="463.5" calcext:value-type="float">
            <text:p>463.5</text:p>
          </table:table-cell>
          <table:table-cell table:formula="of:=IF([.$B76] &lt; [.$B$153]; 0; [.$B76])" office:value-type="float" office:value="0" calcext:value-type="float">
            <text:p>0</text:p>
          </table:table-cell>
          <table:table-cell table:formula="of:=IF([.$B76] &gt; [.$B$153]; 0; [.$B76])" office:value-type="float" office:value="463.5" calcext:value-type="float">
            <text:p>463.5</text:p>
          </table:table-cell>
          <table:table-cell/>
        </table:table-row>
        <table:table-row table:style-name="ro6">
          <table:table-cell office:value-type="string" calcext:value-type="string">
            <text:p>Mark-E Aktiengesellschaft</text:p>
          </table:table-cell>
          <table:table-cell office:value-type="float" office:value="1509" calcext:value-type="float">
            <text:p>1509</text:p>
          </table:table-cell>
          <table:table-cell table:formula="of:=IF([.$B77] &lt; [.$B$153]; 0; [.$B77])" office:value-type="float" office:value="1509" calcext:value-type="float">
            <text:p>1509</text:p>
          </table:table-cell>
          <table:table-cell table:formula="of:=IF([.$B77] &gt; [.$B$153]; 0; [.$B7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MIBRAG Mitteldeutsche Braunkohlengesellschaft mbH</text:p>
          </table:table-cell>
          <table:table-cell office:value-type="float" office:value="158" calcext:value-type="float">
            <text:p>158</text:p>
          </table:table-cell>
          <table:table-cell table:formula="of:=IF([.$B78] &lt; [.$B$153]; 0; [.$B78])" office:value-type="float" office:value="0" calcext:value-type="float">
            <text:p>0</text:p>
          </table:table-cell>
          <table:table-cell table:formula="of:=IF([.$B78] &gt; [.$B$153]; 0; [.$B78])" office:value-type="float" office:value="158" calcext:value-type="float">
            <text:p>158</text:p>
          </table:table-cell>
          <table:table-cell/>
        </table:table-row>
        <table:table-row table:style-name="ro6">
          <table:table-cell office:value-type="string" calcext:value-type="string">
            <text:p>Mineralölraffinerie Oberrhein GmbH &amp; Co. KG</text:p>
          </table:table-cell>
          <table:table-cell office:value-type="float" office:value="70" calcext:value-type="float">
            <text:p>70</text:p>
          </table:table-cell>
          <table:table-cell table:formula="of:=IF([.$B79] &lt; [.$B$153]; 0; [.$B79])" office:value-type="float" office:value="0" calcext:value-type="float">
            <text:p>0</text:p>
          </table:table-cell>
          <table:table-cell table:formula="of:=IF([.$B79] &gt; [.$B$153]; 0; [.$B79])" office:value-type="float" office:value="70" calcext:value-type="float">
            <text:p>70</text:p>
          </table:table-cell>
          <table:table-cell/>
        </table:table-row>
        <table:table-row table:style-name="ro6">
          <table:table-cell office:value-type="string" calcext:value-type="string">
            <text:p>Mohn Media Energy GmbH</text:p>
          </table:table-cell>
          <table:table-cell office:value-type="float" office:value="22.2" calcext:value-type="float">
            <text:p>22.2</text:p>
          </table:table-cell>
          <table:table-cell table:formula="of:=IF([.$B80] &lt; [.$B$153]; 0; [.$B80])" office:value-type="float" office:value="0" calcext:value-type="float">
            <text:p>0</text:p>
          </table:table-cell>
          <table:table-cell table:formula="of:=IF([.$B80] &gt; [.$B$153]; 0; [.$B80])" office:value-type="float" office:value="22.2" calcext:value-type="float">
            <text:p>22.2</text:p>
          </table:table-cell>
          <table:table-cell/>
        </table:table-row>
        <table:table-row table:style-name="ro6">
          <table:table-cell office:value-type="string" calcext:value-type="string">
            <text:p>Müllheizkraftwerk Rothensee GmbH</text:p>
          </table:table-cell>
          <table:table-cell office:value-type="float" office:value="58.4" calcext:value-type="float">
            <text:p>58.4</text:p>
          </table:table-cell>
          <table:table-cell table:formula="of:=IF([.$B81] &lt; [.$B$153]; 0; [.$B81])" office:value-type="float" office:value="0" calcext:value-type="float">
            <text:p>0</text:p>
          </table:table-cell>
          <table:table-cell table:formula="of:=IF([.$B81] &gt; [.$B$153]; 0; [.$B81])" office:value-type="float" office:value="58.4" calcext:value-type="float">
            <text:p>58.4</text:p>
          </table:table-cell>
          <table:table-cell/>
        </table:table-row>
        <table:table-row table:style-name="ro6">
          <table:table-cell office:value-type="string" calcext:value-type="string">
            <text:p>MVA Bielefeld-Herford GmbH</text:p>
          </table:table-cell>
          <table:table-cell office:value-type="float" office:value="31" calcext:value-type="float">
            <text:p>31</text:p>
          </table:table-cell>
          <table:table-cell table:formula="of:=IF([.$B82] &lt; [.$B$153]; 0; [.$B82])" office:value-type="float" office:value="0" calcext:value-type="float">
            <text:p>0</text:p>
          </table:table-cell>
          <table:table-cell table:formula="of:=IF([.$B82] &gt; [.$B$153]; 0; [.$B82])" office:value-type="float" office:value="31" calcext:value-type="float">
            <text:p>31</text:p>
          </table:table-cell>
          <table:table-cell/>
        </table:table-row>
        <table:table-row table:style-name="ro6">
          <table:table-cell office:value-type="string" calcext:value-type="string">
            <text:p>MVV Energie AG</text:p>
          </table:table-cell>
          <table:table-cell office:value-type="float" office:value="71.8" calcext:value-type="float">
            <text:p>71.8</text:p>
          </table:table-cell>
          <table:table-cell table:formula="of:=IF([.$B83] &lt; [.$B$153]; 0; [.$B83])" office:value-type="float" office:value="0" calcext:value-type="float">
            <text:p>0</text:p>
          </table:table-cell>
          <table:table-cell table:formula="of:=IF([.$B83] &gt; [.$B$153]; 0; [.$B83])" office:value-type="float" office:value="71.8" calcext:value-type="float">
            <text:p>71.8</text:p>
          </table:table-cell>
          <table:table-cell/>
        </table:table-row>
        <table:table-row table:style-name="ro6">
          <table:table-cell office:value-type="string" calcext:value-type="string">
            <text:p>N-ERGIE Aktiengesellschaft</text:p>
          </table:table-cell>
          <table:table-cell office:value-type="float" office:value="175" calcext:value-type="float">
            <text:p>175</text:p>
          </table:table-cell>
          <table:table-cell table:formula="of:=IF([.$B84] &lt; [.$B$153]; 0; [.$B84])" office:value-type="float" office:value="0" calcext:value-type="float">
            <text:p>0</text:p>
          </table:table-cell>
          <table:table-cell table:formula="of:=IF([.$B84] &gt; [.$B$153]; 0; [.$B84])" office:value-type="float" office:value="175" calcext:value-type="float">
            <text:p>175</text:p>
          </table:table-cell>
          <table:table-cell/>
        </table:table-row>
        <table:table-row table:style-name="ro6">
          <table:table-cell office:value-type="string" calcext:value-type="string">
            <text:p>Neubrandenburger Stadtwerke GmbH</text:p>
          </table:table-cell>
          <table:table-cell office:value-type="float" office:value="72" calcext:value-type="float">
            <text:p>72</text:p>
          </table:table-cell>
          <table:table-cell table:formula="of:=IF([.$B85] &lt; [.$B$153]; 0; [.$B85])" office:value-type="float" office:value="0" calcext:value-type="float">
            <text:p>0</text:p>
          </table:table-cell>
          <table:table-cell table:formula="of:=IF([.$B85] &gt; [.$B$153]; 0; [.$B85])" office:value-type="float" office:value="72" calcext:value-type="float">
            <text:p>72</text:p>
          </table:table-cell>
          <table:table-cell/>
        </table:table-row>
        <table:table-row table:style-name="ro6">
          <table:table-cell office:value-type="string" calcext:value-type="string">
            <text:p>Palm Power GmbH &amp; Co. KG</text:p>
          </table:table-cell>
          <table:table-cell office:value-type="float" office:value="102" calcext:value-type="float">
            <text:p>102</text:p>
          </table:table-cell>
          <table:table-cell table:formula="of:=IF([.$B86] &lt; [.$B$153]; 0; [.$B86])" office:value-type="float" office:value="0" calcext:value-type="float">
            <text:p>0</text:p>
          </table:table-cell>
          <table:table-cell table:formula="of:=IF([.$B86] &gt; [.$B$153]; 0; [.$B86])" office:value-type="float" office:value="102" calcext:value-type="float">
            <text:p>102</text:p>
          </table:table-cell>
          <table:table-cell/>
        </table:table-row>
        <table:table-row table:style-name="ro6">
          <table:table-cell office:value-type="string" calcext:value-type="string">
            <text:p>Papierfabrik Albbruck GmbH</text:p>
          </table:table-cell>
          <table:table-cell office:value-type="float" office:value="28" calcext:value-type="float">
            <text:p>28</text:p>
          </table:table-cell>
          <table:table-cell table:formula="of:=IF([.$B87] &lt; [.$B$153]; 0; [.$B87])" office:value-type="float" office:value="0" calcext:value-type="float">
            <text:p>0</text:p>
          </table:table-cell>
          <table:table-cell table:formula="of:=IF([.$B87] &gt; [.$B$153]; 0; [.$B87])" office:value-type="float" office:value="28" calcext:value-type="float">
            <text:p>28</text:p>
          </table:table-cell>
          <table:table-cell/>
        </table:table-row>
        <table:table-row table:style-name="ro6">
          <table:table-cell office:value-type="string" calcext:value-type="string">
            <text:p>PCK Raffinerie GmbH</text:p>
          </table:table-cell>
          <table:table-cell office:value-type="float" office:value="186.5" calcext:value-type="float">
            <text:p>186.5</text:p>
          </table:table-cell>
          <table:table-cell table:formula="of:=IF([.$B88] &lt; [.$B$153]; 0; [.$B88])" office:value-type="float" office:value="0" calcext:value-type="float">
            <text:p>0</text:p>
          </table:table-cell>
          <table:table-cell table:formula="of:=IF([.$B88] &gt; [.$B$153]; 0; [.$B88])" office:value-type="float" office:value="186.5" calcext:value-type="float">
            <text:p>186.5</text:p>
          </table:table-cell>
          <table:table-cell/>
        </table:table-row>
        <table:table-row table:style-name="ro6">
          <table:table-cell office:value-type="string" calcext:value-type="string">
            <text:p>Peissenberger Kraftwerksgesellschaft mbH</text:p>
          </table:table-cell>
          <table:table-cell office:value-type="float" office:value="92.8" calcext:value-type="float">
            <text:p>92.8</text:p>
          </table:table-cell>
          <table:table-cell table:formula="of:=IF([.$B89] &lt; [.$B$153]; 0; [.$B89])" office:value-type="float" office:value="0" calcext:value-type="float">
            <text:p>0</text:p>
          </table:table-cell>
          <table:table-cell table:formula="of:=IF([.$B89] &gt; [.$B$153]; 0; [.$B89])" office:value-type="float" office:value="92.8" calcext:value-type="float">
            <text:p>92.8</text:p>
          </table:table-cell>
          <table:table-cell/>
        </table:table-row>
        <table:table-row table:style-name="ro6">
          <table:table-cell office:value-type="string" calcext:value-type="string">
            <text:p>PNE WIND AG</text:p>
          </table:table-cell>
          <table:table-cell office:value-type="float" office:value="25.8" calcext:value-type="float">
            <text:p>25.8</text:p>
          </table:table-cell>
          <table:table-cell table:formula="of:=IF([.$B90] &lt; [.$B$153]; 0; [.$B90])" office:value-type="float" office:value="0" calcext:value-type="float">
            <text:p>0</text:p>
          </table:table-cell>
          <table:table-cell table:formula="of:=IF([.$B90] &gt; [.$B$153]; 0; [.$B90])" office:value-type="float" office:value="25.8" calcext:value-type="float">
            <text:p>25.8</text:p>
          </table:table-cell>
          <table:table-cell/>
        </table:table-row>
        <table:table-row table:style-name="ro6">
          <table:table-cell office:value-type="string" calcext:value-type="string">
            <text:p>Rhein-Main-Donau AG</text:p>
          </table:table-cell>
          <table:table-cell office:value-type="float" office:value="100.2" calcext:value-type="float">
            <text:p>100.2</text:p>
          </table:table-cell>
          <table:table-cell table:formula="of:=IF([.$B91] &lt; [.$B$153]; 0; [.$B91])" office:value-type="float" office:value="0" calcext:value-type="float">
            <text:p>0</text:p>
          </table:table-cell>
          <table:table-cell table:formula="of:=IF([.$B91] &gt; [.$B$153]; 0; [.$B91])" office:value-type="float" office:value="100.2" calcext:value-type="float">
            <text:p>100.2</text:p>
          </table:table-cell>
          <table:table-cell/>
        </table:table-row>
        <table:table-row table:style-name="ro6">
          <table:table-cell office:value-type="string" calcext:value-type="string">
            <text:p>RheinEnergie AG</text:p>
          </table:table-cell>
          <table:table-cell office:value-type="float" office:value="658.3" calcext:value-type="float">
            <text:p>658.3</text:p>
          </table:table-cell>
          <table:table-cell table:formula="of:=IF([.$B92] &lt; [.$B$153]; 0; [.$B92])" office:value-type="float" office:value="0" calcext:value-type="float">
            <text:p>0</text:p>
          </table:table-cell>
          <table:table-cell table:formula="of:=IF([.$B92] &gt; [.$B$153]; 0; [.$B92])" office:value-type="float" office:value="658.3" calcext:value-type="float">
            <text:p>658.3</text:p>
          </table:table-cell>
          <table:table-cell/>
        </table:table-row>
        <table:table-row table:style-name="ro6">
          <table:table-cell office:value-type="string" calcext:value-type="string">
            <text:p>Rheinkraftwerk Albbruck-Dogern AG</text:p>
          </table:table-cell>
          <table:table-cell office:value-type="float" office:value="103.5" calcext:value-type="float">
            <text:p>103.5</text:p>
          </table:table-cell>
          <table:table-cell table:formula="of:=IF([.$B93] &lt; [.$B$153]; 0; [.$B93])" office:value-type="float" office:value="0" calcext:value-type="float">
            <text:p>0</text:p>
          </table:table-cell>
          <table:table-cell table:formula="of:=IF([.$B93] &gt; [.$B$153]; 0; [.$B93])" office:value-type="float" office:value="103.5" calcext:value-type="float">
            <text:p>103.5</text:p>
          </table:table-cell>
          <table:table-cell/>
        </table:table-row>
        <table:table-row table:style-name="ro6">
          <table:table-cell office:value-type="string" calcext:value-type="string">
            <text:p>Rhodia Acetow GmbH</text:p>
          </table:table-cell>
          <table:table-cell office:value-type="float" office:value="60.1" calcext:value-type="float">
            <text:p>60.1</text:p>
          </table:table-cell>
          <table:table-cell table:formula="of:=IF([.$B94] &lt; [.$B$153]; 0; [.$B94])" office:value-type="float" office:value="0" calcext:value-type="float">
            <text:p>0</text:p>
          </table:table-cell>
          <table:table-cell table:formula="of:=IF([.$B94] &gt; [.$B$153]; 0; [.$B94])" office:value-type="float" office:value="60.1" calcext:value-type="float">
            <text:p>60.1</text:p>
          </table:table-cell>
          <table:table-cell/>
        </table:table-row>
        <table:table-row table:style-name="ro6">
          <table:table-cell office:value-type="string" calcext:value-type="string">
            <text:p>RWE Innogy Cogen GmbH</text:p>
          </table:table-cell>
          <table:table-cell office:value-type="float" office:value="40" calcext:value-type="float">
            <text:p>40</text:p>
          </table:table-cell>
          <table:table-cell table:formula="of:=IF([.$B95] &lt; [.$B$153]; 0; [.$B95])" office:value-type="float" office:value="0" calcext:value-type="float">
            <text:p>0</text:p>
          </table:table-cell>
          <table:table-cell table:formula="of:=IF([.$B95] &gt; [.$B$153]; 0; [.$B95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RWE Innogy GmbH</text:p>
          </table:table-cell>
          <table:table-cell office:value-type="float" office:value="88" calcext:value-type="float">
            <text:p>88</text:p>
          </table:table-cell>
          <table:table-cell table:formula="of:=IF([.$B96] &lt; [.$B$153]; 0; [.$B96])" office:value-type="float" office:value="0" calcext:value-type="float">
            <text:p>0</text:p>
          </table:table-cell>
          <table:table-cell table:formula="of:=IF([.$B96] &gt; [.$B$153]; 0; [.$B96])" office:value-type="float" office:value="88" calcext:value-type="float">
            <text:p>88</text:p>
          </table:table-cell>
          <table:table-cell/>
        </table:table-row>
        <table:table-row table:style-name="ro6">
          <table:table-cell office:value-type="string" calcext:value-type="string">
            <text:p>RWE Innogy Windpower Hannover GmbH</text:p>
          </table:table-cell>
          <table:table-cell office:value-type="float" office:value="227.8" calcext:value-type="float">
            <text:p>227.8</text:p>
          </table:table-cell>
          <table:table-cell table:formula="of:=IF([.$B97] &lt; [.$B$153]; 0; [.$B97])" office:value-type="float" office:value="0" calcext:value-type="float">
            <text:p>0</text:p>
          </table:table-cell>
          <table:table-cell table:formula="of:=IF([.$B97] &gt; [.$B$153]; 0; [.$B97])" office:value-type="float" office:value="227.8" calcext:value-type="float">
            <text:p>227.8</text:p>
          </table:table-cell>
          <table:table-cell/>
        </table:table-row>
        <table:table-row table:style-name="ro6">
          <table:table-cell office:value-type="string" calcext:value-type="string">
            <text:p>RWE Power AG</text:p>
          </table:table-cell>
          <table:table-cell office:value-type="float" office:value="17308" calcext:value-type="float">
            <text:p>17308</text:p>
          </table:table-cell>
          <table:table-cell table:formula="of:=IF([.$B98] &lt; [.$B$153]; 0; [.$B98])" office:value-type="float" office:value="17308" calcext:value-type="float">
            <text:p>17308</text:p>
          </table:table-cell>
          <table:table-cell table:formula="of:=IF([.$B98] &gt; [.$B$153]; 0; [.$B98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alzgitter Flachstahl GmbH</text:p>
          </table:table-cell>
          <table:table-cell office:value-type="float" office:value="288.5" calcext:value-type="float">
            <text:p>288.5</text:p>
          </table:table-cell>
          <table:table-cell table:formula="of:=IF([.$B99] &lt; [.$B$153]; 0; [.$B99])" office:value-type="float" office:value="0" calcext:value-type="float">
            <text:p>0</text:p>
          </table:table-cell>
          <table:table-cell table:formula="of:=IF([.$B99] &gt; [.$B$153]; 0; [.$B99])" office:value-type="float" office:value="288.5" calcext:value-type="float">
            <text:p>288.5</text:p>
          </table:table-cell>
          <table:table-cell/>
        </table:table-row>
        <table:table-row table:style-name="ro6">
          <table:table-cell office:value-type="string" calcext:value-type="string">
            <text:p>Smurfit Kappa Zülpich Papier</text:p>
          </table:table-cell>
          <table:table-cell office:value-type="float" office:value="27.6" calcext:value-type="float">
            <text:p>27.6</text:p>
          </table:table-cell>
          <table:table-cell table:formula="of:=IF([.$B100] &lt; [.$B$153]; 0; [.$B100])" office:value-type="float" office:value="0" calcext:value-type="float">
            <text:p>0</text:p>
          </table:table-cell>
          <table:table-cell table:formula="of:=IF([.$B100] &gt; [.$B$153]; 0; [.$B100])" office:value-type="float" office:value="27.6" calcext:value-type="float">
            <text:p>27.6</text:p>
          </table:table-cell>
          <table:table-cell/>
        </table:table-row>
        <table:table-row table:style-name="ro6">
          <table:table-cell office:value-type="string" calcext:value-type="string">
            <text:p>Societe Electrique de l'Our</text:p>
          </table:table-cell>
          <table:table-cell office:value-type="float" office:value="1096" calcext:value-type="float">
            <text:p>1096</text:p>
          </table:table-cell>
          <table:table-cell table:formula="of:=IF([.$B101] &lt; [.$B$153]; 0; [.$B101])" office:value-type="float" office:value="1096" calcext:value-type="float">
            <text:p>1096</text:p>
          </table:table-cell>
          <table:table-cell table:formula="of:=IF([.$B101] &gt; [.$B$153]; 0; [.$B10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olvay Chemicals GmbH</text:p>
          </table:table-cell>
          <table:table-cell office:value-type="float" office:value="148" calcext:value-type="float">
            <text:p>148</text:p>
          </table:table-cell>
          <table:table-cell table:formula="of:=IF([.$B102] &lt; [.$B$153]; 0; [.$B102])" office:value-type="float" office:value="0" calcext:value-type="float">
            <text:p>0</text:p>
          </table:table-cell>
          <table:table-cell table:formula="of:=IF([.$B102] &gt; [.$B$153]; 0; [.$B102])" office:value-type="float" office:value="148" calcext:value-type="float">
            <text:p>148</text:p>
          </table:table-cell>
          <table:table-cell/>
        </table:table-row>
        <table:table-row table:style-name="ro6">
          <table:table-cell office:value-type="string" calcext:value-type="string">
            <text:p>Stadtwerke Augsburg Energie GmbH</text:p>
          </table:table-cell>
          <table:table-cell office:value-type="float" office:value="25" calcext:value-type="float">
            <text:p>25</text:p>
          </table:table-cell>
          <table:table-cell table:formula="of:=IF([.$B103] &lt; [.$B$153]; 0; [.$B103])" office:value-type="float" office:value="0" calcext:value-type="float">
            <text:p>0</text:p>
          </table:table-cell>
          <table:table-cell table:formula="of:=IF([.$B103] &gt; [.$B$153]; 0; [.$B103])" office:value-type="float" office:value="25" calcext:value-type="float">
            <text:p>25</text:p>
          </table:table-cell>
          <table:table-cell/>
        </table:table-row>
        <table:table-row table:style-name="ro6">
          <table:table-cell office:value-type="string" calcext:value-type="string">
            <text:p>Stadtwerke Bielefeld</text:p>
          </table:table-cell>
          <table:table-cell office:value-type="float" office:value="115.5" calcext:value-type="float">
            <text:p>115.5</text:p>
          </table:table-cell>
          <table:table-cell table:formula="of:=IF([.$B104] &lt; [.$B$153]; 0; [.$B104])" office:value-type="float" office:value="0" calcext:value-type="float">
            <text:p>0</text:p>
          </table:table-cell>
          <table:table-cell table:formula="of:=IF([.$B104] &gt; [.$B$153]; 0; [.$B104])" office:value-type="float" office:value="115.5" calcext:value-type="float">
            <text:p>115.5</text:p>
          </table:table-cell>
          <table:table-cell/>
        </table:table-row>
        <table:table-row table:style-name="ro6">
          <table:table-cell office:value-type="string" calcext:value-type="string">
            <text:p>Stadtwerke Bochum GmbH</text:p>
          </table:table-cell>
          <table:table-cell office:value-type="float" office:value="30.8" calcext:value-type="float">
            <text:p>30.8</text:p>
          </table:table-cell>
          <table:table-cell table:formula="of:=IF([.$B105] &lt; [.$B$153]; 0; [.$B105])" office:value-type="float" office:value="0" calcext:value-type="float">
            <text:p>0</text:p>
          </table:table-cell>
          <table:table-cell table:formula="of:=IF([.$B105] &gt; [.$B$153]; 0; [.$B105])" office:value-type="float" office:value="30.8" calcext:value-type="float">
            <text:p>30.8</text:p>
          </table:table-cell>
          <table:table-cell/>
        </table:table-row>
        <table:table-row table:style-name="ro6">
          <table:table-cell office:value-type="string" calcext:value-type="string">
            <text:p>Stadtwerke Brandenburg an der Havel GmbH</text:p>
          </table:table-cell>
          <table:table-cell office:value-type="float" office:value="37" calcext:value-type="float">
            <text:p>37</text:p>
          </table:table-cell>
          <table:table-cell table:formula="of:=IF([.$B106] &lt; [.$B$153]; 0; [.$B106])" office:value-type="float" office:value="0" calcext:value-type="float">
            <text:p>0</text:p>
          </table:table-cell>
          <table:table-cell table:formula="of:=IF([.$B106] &gt; [.$B$153]; 0; [.$B106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Duisburg AG</text:p>
          </table:table-cell>
          <table:table-cell office:value-type="float" office:value="507" calcext:value-type="float">
            <text:p>507</text:p>
          </table:table-cell>
          <table:table-cell table:formula="of:=IF([.$B107] &lt; [.$B$153]; 0; [.$B107])" office:value-type="float" office:value="0" calcext:value-type="float">
            <text:p>0</text:p>
          </table:table-cell>
          <table:table-cell table:formula="of:=IF([.$B107] &gt; [.$B$153]; 0; [.$B107])" office:value-type="float" office:value="507" calcext:value-type="float">
            <text:p>507</text:p>
          </table:table-cell>
          <table:table-cell/>
        </table:table-row>
        <table:table-row table:style-name="ro6">
          <table:table-cell office:value-type="string" calcext:value-type="string">
            <text:p>Stadtwerke Düsseldorf AG</text:p>
          </table:table-cell>
          <table:table-cell office:value-type="float" office:value="628.5" calcext:value-type="float">
            <text:p>628.5</text:p>
          </table:table-cell>
          <table:table-cell table:formula="of:=IF([.$B108] &lt; [.$B$153]; 0; [.$B108])" office:value-type="float" office:value="0" calcext:value-type="float">
            <text:p>0</text:p>
          </table:table-cell>
          <table:table-cell table:formula="of:=IF([.$B108] &gt; [.$B$153]; 0; [.$B108])" office:value-type="float" office:value="628.5" calcext:value-type="float">
            <text:p>628.5</text:p>
          </table:table-cell>
          <table:table-cell/>
        </table:table-row>
        <table:table-row table:style-name="ro6">
          <table:table-cell office:value-type="string" calcext:value-type="string">
            <text:p>Stadtwerke Emden GmbH</text:p>
          </table:table-cell>
          <table:table-cell office:value-type="float" office:value="29.6" calcext:value-type="float">
            <text:p>29.6</text:p>
          </table:table-cell>
          <table:table-cell table:formula="of:=IF([.$B109] &lt; [.$B$153]; 0; [.$B109])" office:value-type="float" office:value="0" calcext:value-type="float">
            <text:p>0</text:p>
          </table:table-cell>
          <table:table-cell table:formula="of:=IF([.$B109] &gt; [.$B$153]; 0; [.$B109])" office:value-type="float" office:value="29.6" calcext:value-type="float">
            <text:p>29.6</text:p>
          </table:table-cell>
          <table:table-cell/>
        </table:table-row>
        <table:table-row table:style-name="ro6">
          <table:table-cell office:value-type="string" calcext:value-type="string">
            <text:p>Stadtwerke Flensburg GmbH</text:p>
          </table:table-cell>
          <table:table-cell office:value-type="float" office:value="162" calcext:value-type="float">
            <text:p>162</text:p>
          </table:table-cell>
          <table:table-cell table:formula="of:=IF([.$B110] &lt; [.$B$153]; 0; [.$B110])" office:value-type="float" office:value="0" calcext:value-type="float">
            <text:p>0</text:p>
          </table:table-cell>
          <table:table-cell table:formula="of:=IF([.$B110] &gt; [.$B$153]; 0; [.$B110])" office:value-type="float" office:value="162" calcext:value-type="float">
            <text:p>162</text:p>
          </table:table-cell>
          <table:table-cell/>
        </table:table-row>
        <table:table-row table:style-name="ro6">
          <table:table-cell office:value-type="string" calcext:value-type="string">
            <text:p>Stadtwerke Frankfurt (Oder) GmbH</text:p>
          </table:table-cell>
          <table:table-cell office:value-type="float" office:value="45" calcext:value-type="float">
            <text:p>45</text:p>
          </table:table-cell>
          <table:table-cell table:formula="of:=IF([.$B111] &lt; [.$B$153]; 0; [.$B111])" office:value-type="float" office:value="0" calcext:value-type="float">
            <text:p>0</text:p>
          </table:table-cell>
          <table:table-cell table:formula="of:=IF([.$B111] &gt; [.$B$153]; 0; [.$B111])" office:value-type="float" office:value="45" calcext:value-type="float">
            <text:p>45</text:p>
          </table:table-cell>
          <table:table-cell/>
        </table:table-row>
        <table:table-row table:style-name="ro6">
          <table:table-cell office:value-type="string" calcext:value-type="string">
            <text:p>Stadtwerke Hannover AG</text:p>
          </table:table-cell>
          <table:table-cell office:value-type="float" office:value="1097" calcext:value-type="float">
            <text:p>1097</text:p>
          </table:table-cell>
          <table:table-cell table:formula="of:=IF([.$B112] &lt; [.$B$153]; 0; [.$B112])" office:value-type="float" office:value="1097" calcext:value-type="float">
            <text:p>1097</text:p>
          </table:table-cell>
          <table:table-cell table:formula="of:=IF([.$B112] &gt; [.$B$153]; 0; [.$B11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adtwerke Karlsruhe GmbH</text:p>
          </table:table-cell>
          <table:table-cell office:value-type="float" office:value="37" calcext:value-type="float">
            <text:p>37</text:p>
          </table:table-cell>
          <table:table-cell table:formula="of:=IF([.$B113] &lt; [.$B$153]; 0; [.$B113])" office:value-type="float" office:value="0" calcext:value-type="float">
            <text:p>0</text:p>
          </table:table-cell>
          <table:table-cell table:formula="of:=IF([.$B113] &gt; [.$B$153]; 0; [.$B113])" office:value-type="float" office:value="37" calcext:value-type="float">
            <text:p>37</text:p>
          </table:table-cell>
          <table:table-cell/>
        </table:table-row>
        <table:table-row table:style-name="ro6">
          <table:table-cell office:value-type="string" calcext:value-type="string">
            <text:p>Stadtwerke Kiel AG / SWKiel Erzeugung GmbH</text:p>
          </table:table-cell>
          <table:table-cell office:value-type="float" office:value="21" calcext:value-type="float">
            <text:p>21</text:p>
          </table:table-cell>
          <table:table-cell table:formula="of:=IF([.$B114] &lt; [.$B$153]; 0; [.$B114])" office:value-type="float" office:value="0" calcext:value-type="float">
            <text:p>0</text:p>
          </table:table-cell>
          <table:table-cell table:formula="of:=IF([.$B114] &gt; [.$B$153]; 0; [.$B114])" office:value-type="float" office:value="21" calcext:value-type="float">
            <text:p>21</text:p>
          </table:table-cell>
          <table:table-cell/>
        </table:table-row>
        <table:table-row table:style-name="ro6">
          <table:table-cell office:value-type="string" calcext:value-type="string">
            <text:p>Stadtwerke Leipzig GmbH</text:p>
          </table:table-cell>
          <table:table-cell office:value-type="float" office:value="167" calcext:value-type="float">
            <text:p>167</text:p>
          </table:table-cell>
          <table:table-cell table:formula="of:=IF([.$B115] &lt; [.$B$153]; 0; [.$B115])" office:value-type="float" office:value="0" calcext:value-type="float">
            <text:p>0</text:p>
          </table:table-cell>
          <table:table-cell table:formula="of:=IF([.$B115] &gt; [.$B$153]; 0; [.$B115])" office:value-type="float" office:value="167" calcext:value-type="float">
            <text:p>167</text:p>
          </table:table-cell>
          <table:table-cell/>
        </table:table-row>
        <table:table-row table:style-name="ro6">
          <table:table-cell office:value-type="string" calcext:value-type="string">
            <text:p>Stadtwerke München GmbH</text:p>
          </table:table-cell>
          <table:table-cell office:value-type="float" office:value="144.2" calcext:value-type="float">
            <text:p>144.2</text:p>
          </table:table-cell>
          <table:table-cell table:formula="of:=IF([.$B116] &lt; [.$B$153]; 0; [.$B116])" office:value-type="float" office:value="0" calcext:value-type="float">
            <text:p>0</text:p>
          </table:table-cell>
          <table:table-cell table:formula="of:=IF([.$B116] &gt; [.$B$153]; 0; [.$B116])" office:value-type="float" office:value="144.2" calcext:value-type="float">
            <text:p>144.2</text:p>
          </table:table-cell>
          <table:table-cell/>
        </table:table-row>
        <table:table-row table:style-name="ro6">
          <table:table-cell office:value-type="string" calcext:value-type="string">
            <text:p>Stadtwerke Münster GmbH</text:p>
          </table:table-cell>
          <table:table-cell office:value-type="float" office:value="104" calcext:value-type="float">
            <text:p>104</text:p>
          </table:table-cell>
          <table:table-cell table:formula="of:=IF([.$B117] &lt; [.$B$153]; 0; [.$B117])" office:value-type="float" office:value="0" calcext:value-type="float">
            <text:p>0</text:p>
          </table:table-cell>
          <table:table-cell table:formula="of:=IF([.$B117] &gt; [.$B$153]; 0; [.$B117])" office:value-type="float" office:value="104" calcext:value-type="float">
            <text:p>104</text:p>
          </table:table-cell>
          <table:table-cell/>
        </table:table-row>
        <table:table-row table:style-name="ro6">
          <table:table-cell office:value-type="string" calcext:value-type="string">
            <text:p>Stadtwerke Rosenheim GmbH &amp; Co. KG</text:p>
          </table:table-cell>
          <table:table-cell office:value-type="float" office:value="33.9" calcext:value-type="float">
            <text:p>33.9</text:p>
          </table:table-cell>
          <table:table-cell table:formula="of:=IF([.$B118] &lt; [.$B$153]; 0; [.$B118])" office:value-type="float" office:value="0" calcext:value-type="float">
            <text:p>0</text:p>
          </table:table-cell>
          <table:table-cell table:formula="of:=IF([.$B118] &gt; [.$B$153]; 0; [.$B118])" office:value-type="float" office:value="33.9" calcext:value-type="float">
            <text:p>33.9</text:p>
          </table:table-cell>
          <table:table-cell/>
        </table:table-row>
        <table:table-row table:style-name="ro6">
          <table:table-cell office:value-type="string" calcext:value-type="string">
            <text:p>Stadtwerke Rostock AG</text:p>
          </table:table-cell>
          <table:table-cell office:value-type="float" office:value="108" calcext:value-type="float">
            <text:p>108</text:p>
          </table:table-cell>
          <table:table-cell table:formula="of:=IF([.$B119] &lt; [.$B$153]; 0; [.$B119])" office:value-type="float" office:value="0" calcext:value-type="float">
            <text:p>0</text:p>
          </table:table-cell>
          <table:table-cell table:formula="of:=IF([.$B119] &gt; [.$B$153]; 0; [.$B119])" office:value-type="float" office:value="108" calcext:value-type="float">
            <text:p>108</text:p>
          </table:table-cell>
          <table:table-cell/>
        </table:table-row>
        <table:table-row table:style-name="ro6">
          <table:table-cell office:value-type="string" calcext:value-type="string">
            <text:p>Stadtwerke Tübingen GmbH</text:p>
          </table:table-cell>
          <table:table-cell office:value-type="float" office:value="21.5" calcext:value-type="float">
            <text:p>21.5</text:p>
          </table:table-cell>
          <table:table-cell table:formula="of:=IF([.$B120] &lt; [.$B$153]; 0; [.$B120])" office:value-type="float" office:value="0" calcext:value-type="float">
            <text:p>0</text:p>
          </table:table-cell>
          <table:table-cell table:formula="of:=IF([.$B120] &gt; [.$B$153]; 0; [.$B120])" office:value-type="float" office:value="21.5" calcext:value-type="float">
            <text:p>21.5</text:p>
          </table:table-cell>
          <table:table-cell/>
        </table:table-row>
        <table:table-row table:style-name="ro6">
          <table:table-cell office:value-type="string" calcext:value-type="string">
            <text:p>Statkraft Markets GmbH</text:p>
          </table:table-cell>
          <table:table-cell office:value-type="float" office:value="1965" calcext:value-type="float">
            <text:p>1965</text:p>
          </table:table-cell>
          <table:table-cell table:formula="of:=IF([.$B121] &lt; [.$B$153]; 0; [.$B121])" office:value-type="float" office:value="1965" calcext:value-type="float">
            <text:p>1965</text:p>
          </table:table-cell>
          <table:table-cell table:formula="of:=IF([.$B121] &gt; [.$B$153]; 0; [.$B121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GmbH</text:p>
          </table:table-cell>
          <table:table-cell office:value-type="float" office:value="4638" calcext:value-type="float">
            <text:p>4638</text:p>
          </table:table-cell>
          <table:table-cell table:formula="of:=IF([.$B122] &lt; [.$B$153]; 0; [.$B122])" office:value-type="float" office:value="4638" calcext:value-type="float">
            <text:p>4638</text:p>
          </table:table-cell>
          <table:table-cell table:formula="of:=IF([.$B122] &gt; [.$B$153]; 0; [.$B122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eag New Energies GmbH</text:p>
          </table:table-cell>
          <table:table-cell office:value-type="float" office:value="62" calcext:value-type="float">
            <text:p>62</text:p>
          </table:table-cell>
          <table:table-cell table:formula="of:=IF([.$B123] &lt; [.$B$153]; 0; [.$B123])" office:value-type="float" office:value="0" calcext:value-type="float">
            <text:p>0</text:p>
          </table:table-cell>
          <table:table-cell table:formula="of:=IF([.$B123] &gt; [.$B$153]; 0; [.$B123])" office:value-type="float" office:value="62" calcext:value-type="float">
            <text:p>62</text:p>
          </table:table-cell>
          <table:table-cell/>
        </table:table-row>
        <table:table-row table:style-name="ro6">
          <table:table-cell office:value-type="string" calcext:value-type="string">
            <text:p>Steag Power Saar GmbH</text:p>
          </table:table-cell>
          <table:table-cell office:value-type="float" office:value="1045.6" calcext:value-type="float">
            <text:p>1045.6</text:p>
          </table:table-cell>
          <table:table-cell table:formula="of:=IF([.$B124] &lt; [.$B$153]; 0; [.$B124])" office:value-type="float" office:value="1045.6" calcext:value-type="float">
            <text:p>1045.6</text:p>
          </table:table-cell>
          <table:table-cell table:formula="of:=IF([.$B124] &gt; [.$B$153]; 0; [.$B12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tora Enso Maxau GmbH</text:p>
          </table:table-cell>
          <table:table-cell office:value-type="float" office:value="81" calcext:value-type="float">
            <text:p>81</text:p>
          </table:table-cell>
          <table:table-cell table:formula="of:=IF([.$B125] &lt; [.$B$153]; 0; [.$B125])" office:value-type="float" office:value="0" calcext:value-type="float">
            <text:p>0</text:p>
          </table:table-cell>
          <table:table-cell table:formula="of:=IF([.$B125] &gt; [.$B$153]; 0; [.$B125])" office:value-type="float" office:value="81" calcext:value-type="float">
            <text:p>81</text:p>
          </table:table-cell>
          <table:table-cell/>
        </table:table-row>
        <table:table-row table:style-name="ro6">
          <table:table-cell office:value-type="string" calcext:value-type="string">
            <text:p>Stora Enso Sachsen GmbH</text:p>
          </table:table-cell>
          <table:table-cell office:value-type="float" office:value="42.2" calcext:value-type="float">
            <text:p>42.2</text:p>
          </table:table-cell>
          <table:table-cell table:formula="of:=IF([.$B126] &lt; [.$B$153]; 0; [.$B126])" office:value-type="float" office:value="0" calcext:value-type="float">
            <text:p>0</text:p>
          </table:table-cell>
          <table:table-cell table:formula="of:=IF([.$B126] &gt; [.$B$153]; 0; [.$B126])" office:value-type="float" office:value="42.2" calcext:value-type="float">
            <text:p>42.2</text:p>
          </table:table-cell>
          <table:table-cell/>
        </table:table-row>
        <table:table-row table:style-name="ro6">
          <table:table-cell office:value-type="string" calcext:value-type="string">
            <text:p>swb Erzeugung GmbH &amp; Co. KG</text:p>
          </table:table-cell>
          <table:table-cell office:value-type="float" office:value="1151" calcext:value-type="float">
            <text:p>1151</text:p>
          </table:table-cell>
          <table:table-cell table:formula="of:=IF([.$B127] &lt; [.$B$153]; 0; [.$B127])" office:value-type="float" office:value="1151" calcext:value-type="float">
            <text:p>1151</text:p>
          </table:table-cell>
          <table:table-cell table:formula="of:=IF([.$B127] &gt; [.$B$153]; 0; [.$B127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E Energie GmbH</text:p>
          </table:table-cell>
          <table:table-cell office:value-type="float" office:value="92" calcext:value-type="float">
            <text:p>92</text:p>
          </table:table-cell>
          <table:table-cell table:formula="of:=IF([.$B128] &lt; [.$B$153]; 0; [.$B128])" office:value-type="float" office:value="0" calcext:value-type="float">
            <text:p>0</text:p>
          </table:table-cell>
          <table:table-cell table:formula="of:=IF([.$B128] &gt; [.$B$153]; 0; [.$B128])" office:value-type="float" office:value="92" calcext:value-type="float">
            <text:p>92</text:p>
          </table:table-cell>
          <table:table-cell/>
        </table:table-row>
        <table:table-row table:style-name="ro6">
          <table:table-cell office:value-type="string" calcext:value-type="string">
            <text:p>SWM Services GmbH</text:p>
          </table:table-cell>
          <table:table-cell office:value-type="float" office:value="1173.4" calcext:value-type="float">
            <text:p>1173.4</text:p>
          </table:table-cell>
          <table:table-cell table:formula="of:=IF([.$B129] &lt; [.$B$153]; 0; [.$B129])" office:value-type="float" office:value="1173.4" calcext:value-type="float">
            <text:p>1173.4</text:p>
          </table:table-cell>
          <table:table-cell table:formula="of:=IF([.$B129] &gt; [.$B$153]; 0; [.$B12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SWN Stadtwerke Neumünster GmbH</text:p>
          </table:table-cell>
          <table:table-cell office:value-type="float" office:value="73.1" calcext:value-type="float">
            <text:p>73.1</text:p>
          </table:table-cell>
          <table:table-cell table:formula="of:=IF([.$B130] &lt; [.$B$153]; 0; [.$B130])" office:value-type="float" office:value="0" calcext:value-type="float">
            <text:p>0</text:p>
          </table:table-cell>
          <table:table-cell table:formula="of:=IF([.$B130] &gt; [.$B$153]; 0; [.$B130])" office:value-type="float" office:value="73.1" calcext:value-type="float">
            <text:p>73.1</text:p>
          </table:table-cell>
          <table:table-cell/>
        </table:table-row>
        <table:table-row table:style-name="ro6">
          <table:table-cell office:value-type="string" calcext:value-type="string">
            <text:p>Technische Werke Kaiserslautern</text:p>
          </table:table-cell>
          <table:table-cell office:value-type="float" office:value="20" calcext:value-type="float">
            <text:p>20</text:p>
          </table:table-cell>
          <table:table-cell table:formula="of:=IF([.$B131] &lt; [.$B$153]; 0; [.$B131])" office:value-type="float" office:value="0" calcext:value-type="float">
            <text:p>0</text:p>
          </table:table-cell>
          <table:table-cell table:formula="of:=IF([.$B131] &gt; [.$B$153]; 0; [.$B131])" office:value-type="float" office:value="20" calcext:value-type="float">
            <text:p>20</text:p>
          </table:table-cell>
          <table:table-cell/>
        </table:table-row>
        <table:table-row table:style-name="ro6">
          <table:table-cell office:value-type="string" calcext:value-type="string">
            <text:p>ThyssenKrupp Steel Europe AG</text:p>
          </table:table-cell>
          <table:table-cell office:value-type="float" office:value="700" calcext:value-type="float">
            <text:p>700</text:p>
          </table:table-cell>
          <table:table-cell table:formula="of:=IF([.$B132] &lt; [.$B$153]; 0; [.$B132])" office:value-type="float" office:value="0" calcext:value-type="float">
            <text:p>0</text:p>
          </table:table-cell>
          <table:table-cell table:formula="of:=IF([.$B132] &gt; [.$B$153]; 0; [.$B132])" office:value-type="float" office:value="700" calcext:value-type="float">
            <text:p>700</text:p>
          </table:table-cell>
          <table:table-cell/>
        </table:table-row>
        <table:table-row table:style-name="ro6">
          <table:table-cell office:value-type="string" calcext:value-type="string">
            <text:p>TIWAG-Tiroler Wasserkraft AG</text:p>
          </table:table-cell>
          <table:table-cell office:value-type="float" office:value="1463.6" calcext:value-type="float">
            <text:p>1463.6</text:p>
          </table:table-cell>
          <table:table-cell table:formula="of:=IF([.$B133] &lt; [.$B$153]; 0; [.$B133])" office:value-type="float" office:value="1463.6" calcext:value-type="float">
            <text:p>1463.6</text:p>
          </table:table-cell>
          <table:table-cell table:formula="of:=IF([.$B133] &gt; [.$B$153]; 0; [.$B133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OTAL Raffinerie Mitteldeutschland GmbH</text:p>
          </table:table-cell>
          <table:table-cell office:value-type="float" office:value="0" calcext:value-type="float">
            <text:p>0</text:p>
          </table:table-cell>
          <table:table-cell table:formula="of:=IF([.$B134] &lt; [.$B$153]; 0; [.$B134])" office:value-type="float" office:value="0" calcext:value-type="float">
            <text:p>0</text:p>
          </table:table-cell>
          <table:table-cell table:formula="of:=IF([.$B134] &gt; [.$B$153]; 0; [.$B134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Trianel Gaskraftwerk Hamm GmbH &amp; Co. KG</text:p>
          </table:table-cell>
          <table:table-cell office:value-type="float" office:value="845" calcext:value-type="float">
            <text:p>845</text:p>
          </table:table-cell>
          <table:table-cell table:formula="of:=IF([.$B135] &lt; [.$B$153]; 0; [.$B135])" office:value-type="float" office:value="0" calcext:value-type="float">
            <text:p>0</text:p>
          </table:table-cell>
          <table:table-cell table:formula="of:=IF([.$B135] &gt; [.$B$153]; 0; [.$B135])" office:value-type="float" office:value="845" calcext:value-type="float">
            <text:p>845</text:p>
          </table:table-cell>
          <table:table-cell/>
        </table:table-row>
        <table:table-row table:style-name="ro6">
          <table:table-cell office:value-type="string" calcext:value-type="string">
            <text:p>Vattenfall Europe Generation AG</text:p>
          </table:table-cell>
          <table:table-cell office:value-type="float" office:value="10721" calcext:value-type="float">
            <text:p>10721</text:p>
          </table:table-cell>
          <table:table-cell table:formula="of:=IF([.$B136] &lt; [.$B$153]; 0; [.$B136])" office:value-type="float" office:value="10721" calcext:value-type="float">
            <text:p>10721</text:p>
          </table:table-cell>
          <table:table-cell table:formula="of:=IF([.$B136] &gt; [.$B$153]; 0; [.$B136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New Energy GmbH</text:p>
          </table:table-cell>
          <table:table-cell office:value-type="float" office:value="54" calcext:value-type="float">
            <text:p>54</text:p>
          </table:table-cell>
          <table:table-cell table:formula="of:=IF([.$B137] &lt; [.$B$153]; 0; [.$B137])" office:value-type="float" office:value="0" calcext:value-type="float">
            <text:p>0</text:p>
          </table:table-cell>
          <table:table-cell table:formula="of:=IF([.$B137] &gt; [.$B$153]; 0; [.$B137])" office:value-type="float" office:value="54" calcext:value-type="float">
            <text:p>54</text:p>
          </table:table-cell>
          <table:table-cell/>
        </table:table-row>
        <table:table-row table:style-name="ro6">
          <table:table-cell office:value-type="string" calcext:value-type="string">
            <text:p>Vattenfall Europe Nuclear Energy GmbH</text:p>
          </table:table-cell>
          <table:table-cell office:value-type="float" office:value="771" calcext:value-type="float">
            <text:p>771</text:p>
          </table:table-cell>
          <table:table-cell table:formula="of:=IF([.$B138] &lt; [.$B$153]; 0; [.$B138])" office:value-type="float" office:value="0" calcext:value-type="float">
            <text:p>0</text:p>
          </table:table-cell>
          <table:table-cell table:formula="of:=IF([.$B138] &gt; [.$B$153]; 0; [.$B138])" office:value-type="float" office:value="771" calcext:value-type="float">
            <text:p>771</text:p>
          </table:table-cell>
          <table:table-cell/>
        </table:table-row>
        <table:table-row table:style-name="ro6">
          <table:table-cell office:value-type="string" calcext:value-type="string">
            <text:p>Vattenfall Europe Wärme AG</text:p>
          </table:table-cell>
          <table:table-cell office:value-type="float" office:value="2921" calcext:value-type="float">
            <text:p>2921</text:p>
          </table:table-cell>
          <table:table-cell table:formula="of:=IF([.$B139] &lt; [.$B$153]; 0; [.$B139])" office:value-type="float" office:value="2921" calcext:value-type="float">
            <text:p>2921</text:p>
          </table:table-cell>
          <table:table-cell table:formula="of:=IF([.$B139] &gt; [.$B$153]; 0; [.$B139])" office:value-type="float" office:value="0" calcext:value-type="float">
            <text:p>0</text:p>
          </table:table-cell>
          <table:table-cell/>
        </table:table-row>
        <table:table-row table:style-name="ro6">
          <table:table-cell office:value-type="string" calcext:value-type="string">
            <text:p>Vattenfall Europe Windkraft GmbH</text:p>
          </table:table-cell>
          <table:table-cell office:value-type="float" office:value="60" calcext:value-type="float">
            <text:p>60</text:p>
          </table:table-cell>
          <table:table-cell table:formula="of:=IF([.$B140] &lt; [.$B$153]; 0; [.$B140])" office:value-type="float" office:value="0" calcext:value-type="float">
            <text:p>0</text:p>
          </table:table-cell>
          <table:table-cell table:formula="of:=IF([.$B140] &gt; [.$B$153]; 0; [.$B140])" office:value-type="float" office:value="60" calcext:value-type="float">
            <text:p>60</text:p>
          </table:table-cell>
          <table:table-cell/>
        </table:table-row>
        <table:table-row table:style-name="ro6">
          <table:table-cell office:value-type="string" calcext:value-type="string">
            <text:p>VERBUND-Innkraftwerke GmbH</text:p>
          </table:table-cell>
          <table:table-cell office:value-type="float" office:value="312.2" calcext:value-type="float">
            <text:p>312.2</text:p>
          </table:table-cell>
          <table:table-cell table:formula="of:=IF([.$B141] &lt; [.$B$153]; 0; [.$B141])" office:value-type="float" office:value="0" calcext:value-type="float">
            <text:p>0</text:p>
          </table:table-cell>
          <table:table-cell table:formula="of:=IF([.$B141] &gt; [.$B$153]; 0; [.$B141])" office:value-type="float" office:value="312.2" calcext:value-type="float">
            <text:p>312.2</text:p>
          </table:table-cell>
          <table:table-cell/>
        </table:table-row>
        <table:table-row table:style-name="ro6">
          <table:table-cell office:value-type="string" calcext:value-type="string">
            <text:p>VSE Aktiengesellschaft, Kraftwerk Ensdorf</text:p>
          </table:table-cell>
          <table:table-cell office:value-type="float" office:value="389" calcext:value-type="float">
            <text:p>389</text:p>
          </table:table-cell>
          <table:table-cell table:formula="of:=IF([.$B142] &lt; [.$B$153]; 0; [.$B142])" office:value-type="float" office:value="0" calcext:value-type="float">
            <text:p>0</text:p>
          </table:table-cell>
          <table:table-cell table:formula="of:=IF([.$B142] &gt; [.$B$153]; 0; [.$B142])" office:value-type="float" office:value="389" calcext:value-type="float">
            <text:p>389</text:p>
          </table:table-cell>
          <table:table-cell/>
        </table:table-row>
        <table:table-row table:style-name="ro6">
          <table:table-cell office:value-type="string" calcext:value-type="string">
            <text:p>Vulkan Energiewirtschaft Oderbrücke GmbH</text:p>
          </table:table-cell>
          <table:table-cell office:value-type="float" office:value="95" calcext:value-type="float">
            <text:p>95</text:p>
          </table:table-cell>
          <table:table-cell table:formula="of:=IF([.$B143] &lt; [.$B$153]; 0; [.$B143])" office:value-type="float" office:value="0" calcext:value-type="float">
            <text:p>0</text:p>
          </table:table-cell>
          <table:table-cell table:formula="of:=IF([.$B143] &gt; [.$B$153]; 0; [.$B143])" office:value-type="float" office:value="95" calcext:value-type="float">
            <text:p>95</text:p>
          </table:table-cell>
          <table:table-cell/>
        </table:table-row>
        <table:table-row table:style-name="ro6">
          <table:table-cell office:value-type="string" calcext:value-type="string">
            <text:p>VW Kraftwerk GmbH</text:p>
          </table:table-cell>
          <table:table-cell office:value-type="float" office:value="403.9" calcext:value-type="float">
            <text:p>403.9</text:p>
          </table:table-cell>
          <table:table-cell table:formula="of:=IF([.$B144] &lt; [.$B$153]; 0; [.$B144])" office:value-type="float" office:value="0" calcext:value-type="float">
            <text:p>0</text:p>
          </table:table-cell>
          <table:table-cell table:formula="of:=IF([.$B144] &gt; [.$B$153]; 0; [.$B144])" office:value-type="float" office:value="403.9" calcext:value-type="float">
            <text:p>403.9</text:p>
          </table:table-cell>
          <table:table-cell/>
        </table:table-row>
        <table:table-row table:style-name="ro6">
          <table:table-cell office:value-type="string" calcext:value-type="string">
            <text:p>Wacker Chemie GmbH / E.ON Energy Projects</text:p>
          </table:table-cell>
          <table:table-cell office:value-type="float" office:value="115" calcext:value-type="float">
            <text:p>115</text:p>
          </table:table-cell>
          <table:table-cell table:formula="of:=IF([.$B145] &lt; [.$B$153]; 0; [.$B145])" office:value-type="float" office:value="0" calcext:value-type="float">
            <text:p>0</text:p>
          </table:table-cell>
          <table:table-cell table:formula="of:=IF([.$B145] &gt; [.$B$153]; 0; [.$B145])" office:value-type="float" office:value="115" calcext:value-type="float">
            <text:p>115</text:p>
          </table:table-cell>
          <table:table-cell/>
        </table:table-row>
        <table:table-row table:style-name="ro6">
          <table:table-cell office:value-type="string" calcext:value-type="string">
            <text:p>Weo GmbH &amp;. Co. KG</text:p>
          </table:table-cell>
          <table:table-cell office:value-type="float" office:value="40" calcext:value-type="float">
            <text:p>40</text:p>
          </table:table-cell>
          <table:table-cell table:formula="of:=IF([.$B146] &lt; [.$B$153]; 0; [.$B146])" office:value-type="float" office:value="0" calcext:value-type="float">
            <text:p>0</text:p>
          </table:table-cell>
          <table:table-cell table:formula="of:=IF([.$B146] &gt; [.$B$153]; 0; [.$B146])" office:value-type="float" office:value="40" calcext:value-type="float">
            <text:p>40</text:p>
          </table:table-cell>
          <table:table-cell/>
        </table:table-row>
        <table:table-row table:style-name="ro6">
          <table:table-cell office:value-type="string" calcext:value-type="string">
            <text:p>Windpark Wybelsumer Polder GmbH u. Co. KG</text:p>
          </table:table-cell>
          <table:table-cell office:value-type="float" office:value="30" calcext:value-type="float">
            <text:p>30</text:p>
          </table:table-cell>
          <table:table-cell table:formula="of:=IF([.$B147] &lt; [.$B$153]; 0; [.$B147])" office:value-type="float" office:value="0" calcext:value-type="float">
            <text:p>0</text:p>
          </table:table-cell>
          <table:table-cell table:formula="of:=IF([.$B147] &gt; [.$B$153]; 0; [.$B147])" office:value-type="float" office:value="30" calcext:value-type="float">
            <text:p>30</text:p>
          </table:table-cell>
          <table:table-cell/>
        </table:table-row>
        <table:table-row table:style-name="ro6">
          <table:table-cell office:value-type="string" calcext:value-type="string">
            <text:p>WSW Energie und Wasser AG</text:p>
          </table:table-cell>
          <table:table-cell office:value-type="float" office:value="208" calcext:value-type="float">
            <text:p>208</text:p>
          </table:table-cell>
          <table:table-cell table:formula="of:=IF([.$B148] &lt; [.$B$153]; 0; [.$B148])" office:value-type="float" office:value="0" calcext:value-type="float">
            <text:p>0</text:p>
          </table:table-cell>
          <table:table-cell table:formula="of:=IF([.$B148] &gt; [.$B$153]; 0; [.$B148])" office:value-type="float" office:value="208" calcext:value-type="float">
            <text:p>208</text:p>
          </table:table-cell>
          <table:table-cell/>
        </table:table-row>
        <table:table-row table:style-name="ro6">
          <table:table-cell office:value-type="string" calcext:value-type="string">
            <text:p>Zellstoff Stendal GmbH</text:p>
          </table:table-cell>
          <table:table-cell table:style-name="ce13" office:value-type="float" office:value="92.3" calcext:value-type="float">
            <text:p>92.3</text:p>
          </table:table-cell>
          <table:table-cell table:formula="of:=IF([.$B149] &lt; [.$B$153]; 0; [.$B149])" office:value-type="float" office:value="0" calcext:value-type="float">
            <text:p>0</text:p>
          </table:table-cell>
          <table:table-cell table:formula="of:=IF([.$B149] &gt; [.$B$153]; 0; [.$B149])" office:value-type="float" office:value="92.3" calcext:value-type="float">
            <text:p>92.3</text:p>
          </table:table-cell>
          <table:table-cell/>
        </table:table-row>
        <table:table-row table:style-name="ro6">
          <table:table-cell table:style-name="ce9" office:value-type="string" calcext:value-type="string">
            <text:p>Total Result</text:p>
          </table:table-cell>
          <table:table-cell table:style-name="ce14" office:value-type="float" office:value="94819.6599999999" calcext:value-type="float">
            <text:p>94819.6599999999</text:p>
          </table:table-cell>
          <table:table-cell table:number-columns-repeated="3"/>
        </table:table-row>
        <table:table-row table:style-name="ro6" table:number-rows-repeated="2">
          <table:table-cell table:style-name="Default" table:number-columns-repeated="2"/>
          <table:table-cell table:number-columns-repeated="3"/>
        </table:table-row>
        <table:table-row table:style-name="ro6">
          <table:table-cell table:style-name="Default" office:value-type="string" calcext:value-type="string">
            <text:p>Richtwert</text:p>
          </table:table-cell>
          <table:table-cell table:style-name="Default" table:formula="of:=1000" office:value-type="float" office:value="1000" calcext:value-type="float">
            <text:p>1000</text:p>
          </table:table-cell>
          <table:table-cell table:number-columns-repeated="3"/>
        </table:table-row>
        <table:table-row table:style-name="ro6">
          <table:table-cell table:style-name="Default"/>
          <table:table-cell table:style-name="ce15"/>
          <table:table-cell table:style-name="ce15" table:formula="of:=[.C1]" office:value-type="string" office:string-value="Unternehmen mit über 1000 MV Netto-Engpassleitstung in MV" calcext:value-type="string">
            <text:p>Unternehmen mit über 1000 MV Netto-Engpassleitstung in MV</text:p>
          </table:table-cell>
          <table:table-cell table:style-name="ce15" table:formula="of:=[.D1]" office:value-type="string" office:string-value="Unternehmen mit unter 1000 MV Netto-Engpassleitstung in MV" calcext:value-type="string">
            <text:p>Unternehmen mit unter 1000 MV Netto-Engpassleitstung in MV</text:p>
          </table:table-cell>
          <table:table-cell office:value-type="string" calcext:value-type="string">
            <text:p>Verhältnis</text:p>
          </table:table-cell>
        </table:table-row>
        <table:table-row table:style-name="ro15">
          <table:table-cell table:style-name="Default"/>
          <table:table-cell table:style-name="ce16" office:value-type="string" calcext:value-type="string">
            <text:p><text:s/>Netto-Nennleistung</text:p>
          </table:table-cell>
          <table:table-cell table:style-name="ce17" table:formula="of:=SUM([.C2:.C149])" office:value-type="float" office:value="75410.8" calcext:value-type="float">
            <text:p>75,410.80</text:p>
          </table:table-cell>
          <table:table-cell table:style-name="ce17" table:formula="of:=SUM([.D2:.D149])" office:value-type="float" office:value="19408.86" calcext:value-type="float">
            <text:p>19,408.86</text:p>
          </table:table-cell>
          <table:table-cell table:style-name="ce19" table:formula="of:=[.C155] / ([.C155]+[.D155])" office:value-type="percentage" office:value="0.795307639786939" calcext:value-type="percentage">
            <text:p>79.53%</text:p>
          </table:table-cell>
        </table:table-row>
        <table:table-row table:style-name="ro6">
          <table:table-cell table:style-name="Default"/>
          <table:table-cell table:style-name="ce15" office:value-type="string" calcext:value-type="string">
            <text:p>Anzahl</text:p>
          </table:table-cell>
          <table:table-cell table:style-name="ce18" table:formula="of:=COUNTIF([.C2:.C149]; &quot;&lt;&gt;0&quot;)" office:value-type="float" office:value="18" calcext:value-type="float">
            <text:p>18</text:p>
          </table:table-cell>
          <table:table-cell table:style-name="ce18" table:formula="of:=COUNTIF([.D2:.D149]; &quot;&lt;&gt;0&quot;)" office:value-type="float" office:value="129" calcext:value-type="float">
            <text:p>129</text:p>
          </table:table-cell>
          <table:table-cell table:style-name="ce19" table:formula="of:=[.C156] / ([.C156]+[.D156])" office:value-type="percentage" office:value="0.122448979591837" calcext:value-type="percentage">
            <text:p>12.24%</text:p>
          </table:table-cell>
        </table:table-row>
      </table:table>
      <table:named-expressions/>
      <table:database-ranges>
        <table:database-range table:name="__Anonymous_Sheet_DB__0" table:target-range-address="'Kraftwerksliste Bundesnetzagentur (alle Netz- und Umspannebenen; Netto-Leistung ≥ 20 MW) Stand 13.10.2011'.A1:'Kraftwerksliste Bundesnetzagentur (alle Netz- und Umspannebenen; Netto-Leistung ≥ 20 MW) Stand 13.10.2011'.M1048576" table:display-filter-buttons="true"/>
      </table:database-ranges>
      <table:data-pilot-tables>
        <table:data-pilot-table table:name="DataPilot1" table:application-data="" table:target-range-address="'Pivot Table_Kraftwerksliste Bundesnetzagentur (alle Netz- und Umspannebenen; Netto-Leistung ≥ 20 MW) Stand 13.10.2011_1'.A1:'Pivot Table_Kraftwerksliste Bundesnetzagentur (alle Netz- und Umspannebenen; Netto-Leistung ≥ 20 MW) Stand 13.10.2011_1'.B150" table:buttons="'Pivot Table_Kraftwerksliste Bundesnetzagentur (alle Netz- und Umspannebenen; Netto-Leistung ≥ 20 MW) Stand 13.10.2011_1'.A1" table:show-filter-button="false" table:drill-down-on-double-click="false">
          <table:source-cell-range table:cell-range-address="'Kraftwerksliste Bundesnetzagentur (alle Netz- und Umspannebenen; Netto-Leistung ≥ 20 MW) Stand 13.10.2011'.A1:'Kraftwerksliste Bundesnetzagentur (alle Netz- und Umspannebenen; Netto-Leistung ≥ 20 MW) Stand 13.10.2011'.M67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Unternehmen" table:orientation="row" table:used-hierarchy="0" table:function="auto">
            <table:data-pilot-level table:show-empty="false" calcext:repeat-item-labels="false">
              <table:data-pilot-members>
                <table:data-pilot-member table:name="Bayernoil Raffineriegesellschaft mb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etto-&#10;Engpassleistung (elektrisch) in MW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0" number:min-decimal-places="0" number:min-integer-digits="5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03:06.839069283</meta:creation-date>
    <dc:date>2023-03-01T21:28:30.214121921</dc:date>
    <meta:editing-duration>PT1H27M10S</meta:editing-duration>
    <meta:editing-cycles>6</meta:editing-cycles>
    <meta:generator>LibreOffice/7.4.5.1$Linux_X86_64 LibreOffice_project/40$Build-1</meta:generator>
    <meta:document-statistic meta:table-count="2" meta:cell-count="182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1.81cm" svg:y="0.316cm" chart:style-name="ch2">
          <text:p>Konzentration der Produktion in der Energieproduktion 2010</text:p>
        </chart:title>
        <chart:subtitle svg:x="3.188cm" svg:y="1.301cm" chart:style-name="ch3">
          <text:p>Innerer Kreis: Netto-Nennleistung Äußerer Kreis: Anzahl</text:p>
        </chart:subtitle>
        <chart:legend chart:legend-position="end" svg:x="10.546cm" svg:y="3.14cm" style:legend-expansion="high" chart:style-name="ch4"/>
        <chart:plot-area chart:style-name="ch5" table:cell-range-address="'Pivot Table_Kraftwerksliste Bundesnetzagentur (alle Netz- und Umspannebenen; Netto-Leistung ≥ 20 MW) Stand 13.10.2011_1'.B154:'Pivot Table_Kraftwerksliste Bundesnetzagentur (alle Netz- und Umspannebenen; Netto-Leistung ≥ 20 MW) Stand 13.10.2011_1'.D156" chart:data-source-has-labels="both" svg:x="0.32cm" svg:y="2.138cm" svg:width="9.906cm" svg:height="6.682cm">
          <chart:coordinate-region svg:x="1.932cm" svg:y="2.139cm" svg:width="6.681cm" svg:height="6.681cm"/>
          <chart:axis chart:dimension="x" chart:name="primary-x" chart:style-name="ch6" chartooo:axis-type="auto">
            <chartooo:date-scale/>
            <chart:categories table:cell-range-address="'Pivot Table_Kraftwerksliste Bundesnetzagentur (alle Netz- und Umspannebenen; Netto-Leistung ≥ 20 MW) Stand 13.10.2011_1'.C154:'Pivot Table_Kraftwerksliste Bundesnetzagentur (alle Netz- und Umspannebenen; Netto-Leistung ≥ 20 MW) Stand 13.10.2011_1'.D15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Kraftwerksliste Bundesnetzagentur (alle Netz- und Umspannebenen; Netto-Leistung ≥ 20 MW) Stand 13.10.2011_1'.C155:'Pivot Table_Kraftwerksliste Bundesnetzagentur (alle Netz- und Umspannebenen; Netto-Leistung ≥ 20 MW) Stand 13.10.2011_1'.D155" chart:label-cell-address="'Pivot Table_Kraftwerksliste Bundesnetzagentur (alle Netz- und Umspannebenen; Netto-Leistung ≥ 20 MW) Stand 13.10.2011_1'.B155:'Pivot Table_Kraftwerksliste Bundesnetzagentur (alle Netz- und Umspannebenen; Netto-Leistung ≥ 20 MW) Stand 13.10.2011_1'.B155" chart:class="chart:circle">
            <chart:data-point chart:style-name="ch10"/>
            <chart:data-point chart:style-name="ch11"/>
          </chart:series>
          <chart:series chart:style-name="ch12" chart:values-cell-range-address="'Pivot Table_Kraftwerksliste Bundesnetzagentur (alle Netz- und Umspannebenen; Netto-Leistung ≥ 20 MW) Stand 13.10.2011_1'.C156:'Pivot Table_Kraftwerksliste Bundesnetzagentur (alle Netz- und Umspannebenen; Netto-Leistung ≥ 20 MW) Stand 13.10.2011_1'.D156" chart:label-cell-address="'Pivot Table_Kraftwerksliste Bundesnetzagentur (alle Netz- und Umspannebenen; Netto-Leistung ≥ 20 MW) Stand 13.10.2011_1'.B156:'Pivot Table_Kraftwerksliste Bundesnetzagentur (alle Netz- und Umspannebenen; Netto-Leistung ≥ 20 MW) Stand 13.10.2011_1'.B156" chart:class="chart:circle"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ternehmen mit über 948.197 MV Netto-Engpassleitstung in MV</text:p>
                <draw:g>
                  <svg:desc>'Pivot Table_Kraftwerksliste Bundesnetzagentur (alle Netz- und Umspannebenen; Netto-Leistung ≥ 20 MW) Stand 13.10.2011_1'.C154:'Pivot Table_Kraftwerksliste Bundesnetzagentur (alle Netz- und Umspannebenen; Netto-Leistung ≥ 20 MW) Stand 13.10.2011_1'.D154</svg:desc>
                </draw:g>
              </table:table-cell>
              <table:table-cell office:value-type="string">
                <text:p>Unternehmen mit unter 0 MV Netto-Engpassleitstung in MV</text:p>
              </table:table-cell>
            </table:table-row>
          </table:table-header-rows>
          <table:table-rows>
            <table:table-row>
              <table:table-cell office:value-type="string">
                <text:p> Netto-Nennleistung</text:p>
                <draw:g>
                  <svg:desc>'Pivot Table_Kraftwerksliste Bundesnetzagentur (alle Netz- und Umspannebenen; Netto-Leistung ≥ 20 MW) Stand 13.10.2011_1'.B155:'Pivot Table_Kraftwerksliste Bundesnetzagentur (alle Netz- und Umspannebenen; Netto-Leistung ≥ 20 MW) Stand 13.10.2011_1'.B155</svg:desc>
                </draw:g>
              </table:table-cell>
              <table:table-cell office:value-type="float" office:value="75410.8">
                <text:p>75410.8</text:p>
                <draw:g>
                  <svg:desc>'Pivot Table_Kraftwerksliste Bundesnetzagentur (alle Netz- und Umspannebenen; Netto-Leistung ≥ 20 MW) Stand 13.10.2011_1'.C155:'Pivot Table_Kraftwerksliste Bundesnetzagentur (alle Netz- und Umspannebenen; Netto-Leistung ≥ 20 MW) Stand 13.10.2011_1'.D155</svg:desc>
                </draw:g>
              </table:table-cell>
              <table:table-cell office:value-type="float" office:value="19408.86">
                <text:p>19408.86</text:p>
              </table:table-cell>
            </table:table-row>
            <table:table-row>
              <table:table-cell office:value-type="string">
                <text:p>Anzahl</text:p>
                <draw:g>
                  <svg:desc>'Pivot Table_Kraftwerksliste Bundesnetzagentur (alle Netz- und Umspannebenen; Netto-Leistung ≥ 20 MW) Stand 13.10.2011_1'.B156:'Pivot Table_Kraftwerksliste Bundesnetzagentur (alle Netz- und Umspannebenen; Netto-Leistung ≥ 20 MW) Stand 13.10.2011_1'.B156</svg:desc>
                </draw:g>
              </table:table-cell>
              <table:table-cell office:value-type="float" office:value="18">
                <text:p>18</text:p>
                <draw:g>
                  <svg:desc>'Pivot Table_Kraftwerksliste Bundesnetzagentur (alle Netz- und Umspannebenen; Netto-Leistung ≥ 20 MW) Stand 13.10.2011_1'.C156:'Pivot Table_Kraftwerksliste Bundesnetzagentur (alle Netz- und Umspannebenen; Netto-Leistung ≥ 20 MW) Stand 13.10.2011_1'.D156</svg:desc>
                </draw:g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